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Object 1/manifest.rdf" manifest:media-type="application/octet-stream"/>
  <manifest:file-entry manifest:full-path="Object 1/settings.xml" manifest:media-type="text/xml"/>
  <manifest:file-entry manifest:full-path="Object 1/content.xml" manifest:media-type="text/xml"/>
  <manifest:file-entry manifest:full-path="Object 1/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itel" style:master-page-name="MP0" style:family="paragraph">
      <style:paragraph-properties fo:break-before="page"/>
    </style:style>
    <style:style style:name="P2" style:parent-style-name="Textbody" style:family="paragraph">
      <style:text-properties style:text-position="super 66.6%"/>
    </style:style>
    <style:style style:name="P3" style:parent-style-name="Textbody" style:family="paragraph">
      <style:paragraph-properties fo:break-before="page"/>
    </style:style>
    <style:style style:name="P4" style:parent-style-name="Verzeichnis1" style:family="paragraph">
      <style:paragraph-properties>
        <style:tab-stops>
          <style:tab-stop style:type="right" style:leader-style="dotted" style:leader-text="." style:position="6.6861in"/>
        </style:tab-stops>
      </style:paragraph-properties>
    </style:style>
    <style:style style:name="P5" style:parent-style-name="Verzeichnis1" style:family="paragraph">
      <style:paragraph-properties>
        <style:tab-stops>
          <style:tab-stop style:type="right" style:leader-style="dotted" style:leader-text="." style:position="6.6861in"/>
        </style:tab-stops>
      </style:paragraph-properties>
    </style:style>
    <style:style style:name="P6" style:parent-style-name="Verzeichnis2" style:family="paragraph">
      <style:paragraph-properties>
        <style:tab-stops>
          <style:tab-stop style:type="right" style:leader-style="dotted" style:leader-text="." style:position="6.5194in"/>
        </style:tab-stops>
      </style:paragraph-properties>
    </style:style>
    <style:style style:name="P7" style:parent-style-name="Verzeichnis2" style:family="paragraph">
      <style:paragraph-properties>
        <style:tab-stops>
          <style:tab-stop style:type="right" style:leader-style="dotted" style:leader-text="." style:position="6.5194in"/>
        </style:tab-stops>
      </style:paragraph-properties>
    </style:style>
    <style:style style:name="P8" style:parent-style-name="Verzeichnis3" style:family="paragraph">
      <style:paragraph-properties>
        <style:tab-stops>
          <style:tab-stop style:type="right" style:leader-style="dotted" style:leader-text="." style:position="6.3527in"/>
        </style:tab-stops>
      </style:paragraph-properties>
    </style:style>
    <style:style style:name="P9" style:parent-style-name="Verzeichnis3" style:family="paragraph">
      <style:paragraph-properties>
        <style:tab-stops>
          <style:tab-stop style:type="right" style:leader-style="dotted" style:leader-text="." style:position="6.3527in"/>
        </style:tab-stops>
      </style:paragraph-properties>
    </style:style>
    <style:style style:name="P10" style:parent-style-name="Verzeichnis3" style:family="paragraph">
      <style:paragraph-properties>
        <style:tab-stops>
          <style:tab-stop style:type="right" style:leader-style="dotted" style:leader-text="." style:position="6.3527in"/>
        </style:tab-stops>
      </style:paragraph-properties>
    </style:style>
    <style:style style:name="P11" style:parent-style-name="Verzeichnis1" style:family="paragraph">
      <style:paragraph-properties>
        <style:tab-stops>
          <style:tab-stop style:type="right" style:leader-style="dotted" style:leader-text="." style:position="6.6861in"/>
        </style:tab-stops>
      </style:paragraph-properties>
    </style:style>
    <style:style style:name="P12" style:parent-style-name="Verzeichnis2" style:family="paragraph">
      <style:paragraph-properties>
        <style:tab-stops>
          <style:tab-stop style:type="right" style:leader-style="dotted" style:leader-text="." style:position="6.5194in"/>
        </style:tab-stops>
      </style:paragraph-properties>
    </style:style>
    <style:style style:name="P13" style:parent-style-name="Verzeichnis3" style:family="paragraph">
      <style:paragraph-properties>
        <style:tab-stops>
          <style:tab-stop style:type="right" style:leader-style="dotted" style:leader-text="." style:position="6.3527in"/>
        </style:tab-stops>
      </style:paragraph-properties>
    </style:style>
    <style:style style:name="P14" style:parent-style-name="Verzeichnis3" style:family="paragraph">
      <style:paragraph-properties>
        <style:tab-stops>
          <style:tab-stop style:type="right" style:leader-style="dotted" style:leader-text="." style:position="6.3527in"/>
        </style:tab-stops>
      </style:paragraph-properties>
    </style:style>
    <style:style style:name="P15" style:parent-style-name="Verzeichnis2" style:family="paragraph">
      <style:paragraph-properties>
        <style:tab-stops>
          <style:tab-stop style:type="right" style:leader-style="dotted" style:leader-text="." style:position="6.5194in"/>
        </style:tab-stops>
      </style:paragraph-properties>
    </style:style>
    <style:style style:name="P16" style:parent-style-name="Verzeichnis3" style:family="paragraph">
      <style:paragraph-properties>
        <style:tab-stops>
          <style:tab-stop style:type="right" style:leader-style="dotted" style:leader-text="." style:position="6.3527in"/>
        </style:tab-stops>
      </style:paragraph-properties>
    </style:style>
    <style:style style:name="P17" style:parent-style-name="Verzeichnis3" style:family="paragraph">
      <style:paragraph-properties>
        <style:tab-stops>
          <style:tab-stop style:type="right" style:leader-style="dotted" style:leader-text="." style:position="6.3527in"/>
        </style:tab-stops>
      </style:paragraph-properties>
    </style:style>
    <style:style style:name="P18" style:parent-style-name="Verzeichnis3" style:family="paragraph">
      <style:paragraph-properties>
        <style:tab-stops>
          <style:tab-stop style:type="right" style:leader-style="dotted" style:leader-text="." style:position="6.3527in"/>
        </style:tab-stops>
      </style:paragraph-properties>
    </style:style>
    <style:style style:name="P19" style:parent-style-name="Verzeichnis3" style:family="paragraph">
      <style:paragraph-properties>
        <style:tab-stops>
          <style:tab-stop style:type="right" style:leader-style="dotted" style:leader-text="." style:position="6.3527in"/>
        </style:tab-stops>
      </style:paragraph-properties>
    </style:style>
    <style:style style:name="P20" style:parent-style-name="Verzeichnis3" style:family="paragraph">
      <style:paragraph-properties>
        <style:tab-stops>
          <style:tab-stop style:type="right" style:leader-style="dotted" style:leader-text="." style:position="6.3527in"/>
        </style:tab-stops>
      </style:paragraph-properties>
    </style:style>
    <style:style style:name="P21" style:parent-style-name="Verzeichnis3" style:family="paragraph">
      <style:paragraph-properties>
        <style:tab-stops>
          <style:tab-stop style:type="right" style:leader-style="dotted" style:leader-text="." style:position="6.3527in"/>
        </style:tab-stops>
      </style:paragraph-properties>
    </style:style>
    <style:style style:name="P22" style:parent-style-name="Verzeichnis3" style:family="paragraph">
      <style:paragraph-properties>
        <style:tab-stops>
          <style:tab-stop style:type="right" style:leader-style="dotted" style:leader-text="." style:position="6.3527in"/>
        </style:tab-stops>
      </style:paragraph-properties>
    </style:style>
    <style:style style:name="P23" style:parent-style-name="Verzeichnis2" style:family="paragraph">
      <style:paragraph-properties>
        <style:tab-stops>
          <style:tab-stop style:type="right" style:leader-style="dotted" style:leader-text="." style:position="6.5194in"/>
        </style:tab-stops>
      </style:paragraph-properties>
    </style:style>
    <style:style style:name="P24" style:parent-style-name="Verzeichnis2" style:family="paragraph">
      <style:paragraph-properties>
        <style:tab-stops>
          <style:tab-stop style:type="right" style:leader-style="dotted" style:leader-text="." style:position="6.5194in"/>
        </style:tab-stops>
      </style:paragraph-properties>
    </style:style>
    <style:style style:name="P25" style:parent-style-name="Verzeichnis2" style:family="paragraph">
      <style:paragraph-properties>
        <style:tab-stops>
          <style:tab-stop style:type="right" style:leader-style="dotted" style:leader-text="." style:position="6.5194in"/>
        </style:tab-stops>
      </style:paragraph-properties>
    </style:style>
    <style:style style:name="P26" style:parent-style-name="Verzeichnis3" style:family="paragraph">
      <style:paragraph-properties>
        <style:tab-stops>
          <style:tab-stop style:type="right" style:leader-style="dotted" style:leader-text="." style:position="6.3527in"/>
        </style:tab-stops>
      </style:paragraph-properties>
    </style:style>
    <style:style style:name="P27" style:parent-style-name="Verzeichnis3" style:family="paragraph">
      <style:paragraph-properties>
        <style:tab-stops>
          <style:tab-stop style:type="right" style:leader-style="dotted" style:leader-text="." style:position="6.3527in"/>
        </style:tab-stops>
      </style:paragraph-properties>
    </style:style>
    <style:style style:name="P28" style:parent-style-name="Verzeichnis3" style:family="paragraph">
      <style:paragraph-properties>
        <style:tab-stops>
          <style:tab-stop style:type="right" style:leader-style="dotted" style:leader-text="." style:position="6.3527in"/>
        </style:tab-stops>
      </style:paragraph-properties>
    </style:style>
    <style:style style:name="P29" style:parent-style-name="Verzeichnis3" style:family="paragraph">
      <style:paragraph-properties>
        <style:tab-stops>
          <style:tab-stop style:type="right" style:leader-style="dotted" style:leader-text="." style:position="6.3527in"/>
        </style:tab-stops>
      </style:paragraph-properties>
    </style:style>
    <style:style style:name="P30" style:parent-style-name="Verzeichnis2" style:family="paragraph">
      <style:paragraph-properties>
        <style:tab-stops>
          <style:tab-stop style:type="right" style:leader-style="dotted" style:leader-text="." style:position="6.5194in"/>
        </style:tab-stops>
      </style:paragraph-properties>
    </style:style>
    <style:style style:name="P31" style:parent-style-name="Verzeichnis2" style:family="paragraph">
      <style:paragraph-properties>
        <style:tab-stops>
          <style:tab-stop style:type="right" style:leader-style="dotted" style:leader-text="." style:position="6.5194in"/>
        </style:tab-stops>
      </style:paragraph-properties>
    </style:style>
    <style:style style:name="P32" style:parent-style-name="Verzeichnis2" style:family="paragraph">
      <style:paragraph-properties>
        <style:tab-stops>
          <style:tab-stop style:type="right" style:leader-style="dotted" style:leader-text="." style:position="6.5194in"/>
        </style:tab-stops>
      </style:paragraph-properties>
    </style:style>
    <style:style style:name="P33" style:parent-style-name="Verzeichnis3" style:family="paragraph">
      <style:paragraph-properties>
        <style:tab-stops>
          <style:tab-stop style:type="right" style:leader-style="dotted" style:leader-text="." style:position="6.3527in"/>
        </style:tab-stops>
      </style:paragraph-properties>
    </style:style>
    <style:style style:name="P34" style:parent-style-name="Verzeichnis3" style:family="paragraph">
      <style:paragraph-properties>
        <style:tab-stops>
          <style:tab-stop style:type="right" style:leader-style="dotted" style:leader-text="." style:position="6.3527in"/>
        </style:tab-stops>
      </style:paragraph-properties>
    </style:style>
    <style:style style:name="P35" style:parent-style-name="Verzeichnis3" style:family="paragraph">
      <style:paragraph-properties>
        <style:tab-stops>
          <style:tab-stop style:type="right" style:leader-style="dotted" style:leader-text="." style:position="6.3527in"/>
        </style:tab-stops>
      </style:paragraph-properties>
    </style:style>
    <style:style style:name="P36" style:parent-style-name="Verzeichnis2" style:family="paragraph">
      <style:paragraph-properties>
        <style:tab-stops>
          <style:tab-stop style:type="right" style:leader-style="dotted" style:leader-text="." style:position="6.5194in"/>
        </style:tab-stops>
      </style:paragraph-properties>
    </style:style>
    <style:style style:name="P37" style:parent-style-name="Verzeichnis2" style:family="paragraph">
      <style:paragraph-properties>
        <style:tab-stops>
          <style:tab-stop style:type="right" style:leader-style="dotted" style:leader-text="." style:position="6.5194in"/>
        </style:tab-stops>
      </style:paragraph-properties>
    </style:style>
    <style:style style:name="P38" style:parent-style-name="Verzeichnis3" style:family="paragraph">
      <style:paragraph-properties>
        <style:tab-stops>
          <style:tab-stop style:type="right" style:leader-style="dotted" style:leader-text="." style:position="6.3527in"/>
        </style:tab-stops>
      </style:paragraph-properties>
    </style:style>
    <style:style style:name="P39" style:parent-style-name="Verzeichnis3" style:family="paragraph">
      <style:paragraph-properties>
        <style:tab-stops>
          <style:tab-stop style:type="right" style:leader-style="dotted" style:leader-text="." style:position="6.3527in"/>
        </style:tab-stops>
      </style:paragraph-properties>
    </style:style>
    <style:style style:name="P40" style:parent-style-name="Verzeichnis3" style:family="paragraph">
      <style:paragraph-properties>
        <style:tab-stops>
          <style:tab-stop style:type="right" style:leader-style="dotted" style:leader-text="." style:position="6.3527in"/>
        </style:tab-stops>
      </style:paragraph-properties>
    </style:style>
    <style:style style:name="P41" style:parent-style-name="Verzeichnis2" style:family="paragraph">
      <style:paragraph-properties>
        <style:tab-stops>
          <style:tab-stop style:type="right" style:leader-style="dotted" style:leader-text="." style:position="6.5194in"/>
        </style:tab-stops>
      </style:paragraph-properties>
    </style:style>
    <style:style style:name="P42" style:parent-style-name="Verzeichnis3" style:family="paragraph">
      <style:paragraph-properties>
        <style:tab-stops>
          <style:tab-stop style:type="right" style:leader-style="dotted" style:leader-text="." style:position="6.3527in"/>
        </style:tab-stops>
      </style:paragraph-properties>
    </style:style>
    <style:style style:name="P43" style:parent-style-name="Verzeichnis3" style:family="paragraph">
      <style:paragraph-properties>
        <style:tab-stops>
          <style:tab-stop style:type="right" style:leader-style="dotted" style:leader-text="." style:position="6.3527in"/>
        </style:tab-stops>
      </style:paragraph-properties>
    </style:style>
    <style:style style:name="P44" style:parent-style-name="Verzeichnis3" style:family="paragraph">
      <style:paragraph-properties>
        <style:tab-stops>
          <style:tab-stop style:type="right" style:leader-style="dotted" style:leader-text="." style:position="6.3527in"/>
        </style:tab-stops>
      </style:paragraph-properties>
    </style:style>
    <style:style style:name="P45" style:parent-style-name="Verzeichnis1" style:family="paragraph">
      <style:paragraph-properties>
        <style:tab-stops>
          <style:tab-stop style:type="right" style:leader-style="dotted" style:leader-text="." style:position="6.6861in"/>
        </style:tab-stops>
      </style:paragraph-properties>
    </style:style>
    <style:style style:name="P46" style:parent-style-name="Verzeichnis1" style:family="paragraph">
      <style:paragraph-properties>
        <style:tab-stops>
          <style:tab-stop style:type="right" style:leader-style="dotted" style:leader-text="." style:position="6.6861in"/>
        </style:tab-stops>
      </style:paragraph-properties>
    </style:style>
    <style:style style:name="P47" style:parent-style-name="Verzeichnis1" style:family="paragraph">
      <style:paragraph-properties>
        <style:tab-stops>
          <style:tab-stop style:type="right" style:leader-style="dotted" style:leader-text="." style:position="6.6861in"/>
        </style:tab-stops>
      </style:paragraph-properties>
    </style:style>
    <style:style style:name="P48" style:parent-style-name="Verzeichnis1" style:family="paragraph">
      <style:paragraph-properties>
        <style:tab-stops>
          <style:tab-stop style:type="right" style:leader-style="dotted" style:leader-text="." style:position="6.6861in"/>
        </style:tab-stops>
      </style:paragraph-properties>
    </style:style>
    <style:style style:name="P49" style:parent-style-name="Überschrift1" style:family="paragraph">
      <style:paragraph-properties fo:break-before="page"/>
    </style:style>
    <style:style style:name="T50" style:parent-style-name="Kommentarzeichen" style:family="text">
      <style:text-properties style:font-name="Liberation Serif" style:font-name-asian="SimSun" style:font-name-complex="Mangal" fo:font-weight="normal" style:font-weight-asian="normal" style:font-weight-complex="normal"/>
    </style:style>
    <style:style style:name="P51" style:parent-style-name="Footnote" style:family="paragraph">
      <style:paragraph-properties fo:margin-left="0in" fo:text-indent="0in">
        <style:tab-stops/>
      </style:paragraph-properties>
    </style:style>
    <style:style style:name="T52" style:parent-style-name="Absatz-Standardschriftart" style:family="text">
      <style:text-properties style:font-name="Times New Roman" style:font-name-asian="Microsoft YaHei"/>
    </style:style>
    <style:style style:name="T53" style:parent-style-name="Absatz-Standardschriftart" style:family="text">
      <style:text-properties fo:font-weight="bold" style:font-weight-asian="bold" style:font-weight-complex="bold"/>
    </style:style>
    <style:style style:name="T54" style:parent-style-name="Absatz-Standardschriftart" style:family="text">
      <style:text-properties fo:font-weight="bold" style:font-weight-asian="bold" style:font-weight-complex="bold"/>
    </style:style>
    <style:style style:name="T55" style:parent-style-name="Absatz-Standardschriftart" style:family="text">
      <style:text-properties fo:font-weight="bold" style:font-weight-asian="bold" style:font-weight-complex="bold"/>
    </style:style>
    <style:style style:name="T56" style:parent-style-name="Absatz-Standardschriftart" style:family="text">
      <style:text-properties fo:font-weight="bold" style:font-weight-asian="bold" style:font-weight-complex="bold"/>
    </style:style>
    <style:style style:name="T57" style:parent-style-name="Absatz-Standardschriftart" style:family="text">
      <style:text-properties fo:font-weight="bold" style:font-weight-asian="bold" style:font-weight-complex="bold"/>
    </style:style>
    <style:style style:name="T58" style:parent-style-name="Absatz-Standardschriftart" style:family="text">
      <style:text-properties fo:font-weight="bold" style:font-weight-asian="bold" style:font-weight-complex="bold"/>
    </style:style>
    <style:style style:name="T59" style:parent-style-name="Absatz-Standardschriftart" style:family="text">
      <style:text-properties fo:font-weight="bold" style:font-weight-asian="bold" style:font-weight-complex="bold"/>
    </style:style>
    <style:style style:name="T60" style:parent-style-name="Absatz-Standardschriftart" style:family="text">
      <style:text-properties fo:font-weight="bold" style:font-weight-asian="bold" style:font-weight-complex="bold"/>
    </style:style>
    <style:style style:name="P61" style:parent-style-name="Footnote" style:family="paragraph">
      <style:paragraph-properties fo:margin-left="0in" fo:text-indent="0in">
        <style:tab-stops/>
      </style:paragraph-properties>
    </style:style>
    <style:style style:name="T62" style:parent-style-name="Absatz-Standardschriftart" style:family="text">
      <style:text-properties style:text-underline-type="single" style:text-underline-style="solid" style:text-underline-width="auto" style:text-underline-mode="continuous"/>
    </style:style>
    <style:style style:name="T63"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64" style:parent-style-name="Footnote" style:family="paragraph">
      <style:paragraph-properties fo:margin-left="0in" fo:text-indent="0in">
        <style:tab-stops/>
      </style:paragraph-properties>
    </style:style>
    <style:style style:name="P65" style:parent-style-name="Footnote" style:family="paragraph">
      <style:paragraph-properties fo:margin-left="0in" fo:text-indent="0in">
        <style:tab-stops/>
      </style:paragraph-properties>
    </style:style>
    <style:style style:name="P66" style:parent-style-name="Footnote" style:family="paragraph">
      <style:paragraph-properties fo:margin-left="0in" fo:text-indent="0in">
        <style:tab-stops/>
      </style:paragraph-properties>
    </style:style>
    <style:style style:name="P67" style:parent-style-name="Footnote" style:family="paragraph">
      <style:paragraph-properties fo:margin-left="0in" fo:text-indent="0in">
        <style:tab-stops/>
      </style:paragraph-properties>
    </style:style>
    <style:style style:name="P68" style:parent-style-name="Footnote" style:family="paragraph">
      <style:paragraph-properties fo:margin-left="0in" fo:text-indent="0in">
        <style:tab-stops/>
      </style:paragraph-properties>
    </style:style>
    <style:style style:name="P69" style:parent-style-name="Footnote" style:family="paragraph">
      <style:paragraph-properties fo:margin-left="0in" fo:text-indent="0in">
        <style:tab-stops/>
      </style:paragraph-properties>
    </style:style>
    <style:style style:name="P70" style:parent-style-name="Footnote" style:family="paragraph">
      <style:paragraph-properties fo:margin-left="0in" fo:text-indent="0in">
        <style:tab-stops/>
      </style:paragraph-properties>
    </style:style>
    <style:style style:name="P71" style:parent-style-name="Footnote" style:family="paragraph">
      <style:paragraph-properties fo:margin-left="0in" fo:text-indent="0in">
        <style:tab-stops/>
      </style:paragraph-properties>
    </style:style>
    <style:style style:name="P72" style:parent-style-name="Footnote" style:family="paragraph">
      <style:paragraph-properties fo:margin-left="0in" fo:text-indent="0in">
        <style:tab-stops/>
      </style:paragraph-properties>
    </style:style>
    <style:style style:name="T73" style:parent-style-name="Absatz-Standardschriftart" style:family="text">
      <style:text-properties style:font-name="Times New Roman" style:font-name-asian="Microsoft YaHei"/>
    </style:style>
    <style:style style:name="P74" style:parent-style-name="Footnote" style:family="paragraph">
      <style:paragraph-properties fo:margin-left="0in" fo:text-indent="0in">
        <style:tab-stops/>
      </style:paragraph-properties>
    </style:style>
    <style:style style:name="P75" style:parent-style-name="Footnote" style:family="paragraph">
      <style:paragraph-properties fo:margin-left="0in" fo:text-indent="0in">
        <style:tab-stops/>
      </style:paragraph-properties>
    </style:style>
    <style:style style:name="P76" style:parent-style-name="Footnote" style:family="paragraph">
      <style:paragraph-properties fo:margin-left="0in" fo:text-indent="0in">
        <style:tab-stops/>
      </style:paragraph-properties>
    </style:style>
    <style:style style:name="P77" style:parent-style-name="Footnote" style:family="paragraph">
      <style:paragraph-properties fo:text-align="justify" fo:margin-left="0in" fo:text-indent="0in">
        <style:tab-stops/>
      </style:paragraph-properties>
    </style:style>
    <style:style style:name="P78" style:parent-style-name="Footnote" style:family="paragraph">
      <style:paragraph-properties fo:margin-left="0in" fo:text-indent="0in">
        <style:tab-stops/>
      </style:paragraph-properties>
    </style:style>
    <style:style style:name="P79" style:parent-style-name="Footnote" style:family="paragraph">
      <style:paragraph-properties fo:margin-left="0in" fo:text-indent="0in">
        <style:tab-stops/>
      </style:paragraph-properties>
    </style:style>
    <style:style style:name="P80" style:parent-style-name="Überschrift2" style:family="paragraph">
      <style:paragraph-properties fo:break-before="page"/>
    </style:style>
    <style:style style:name="TableColumn82" style:family="table-column">
      <style:table-column-properties style:column-width="1.1805in" style:use-optimal-column-width="false"/>
    </style:style>
    <style:style style:name="TableColumn83" style:family="table-column">
      <style:table-column-properties style:column-width="0.5076in" style:use-optimal-column-width="false"/>
    </style:style>
    <style:style style:name="TableColumn84" style:family="table-column">
      <style:table-column-properties style:column-width="0.3409in" style:use-optimal-column-width="false"/>
    </style:style>
    <style:style style:name="TableColumn85" style:family="table-column">
      <style:table-column-properties style:column-width="0.7576in" style:use-optimal-column-width="false"/>
    </style:style>
    <style:style style:name="TableColumn86" style:family="table-column">
      <style:table-column-properties style:column-width="0.6833in" style:use-optimal-column-width="false"/>
    </style:style>
    <style:style style:name="TableColumn87" style:family="table-column">
      <style:table-column-properties style:column-width="0.3916in" style:use-optimal-column-width="false"/>
    </style:style>
    <style:style style:name="TableColumn88" style:family="table-column">
      <style:table-column-properties style:column-width="0.6138in" style:use-optimal-column-width="false"/>
    </style:style>
    <style:style style:name="TableColumn89" style:family="table-column">
      <style:table-column-properties style:column-width="0.8638in" style:use-optimal-column-width="false"/>
    </style:style>
    <style:style style:name="TableColumn90" style:family="table-column">
      <style:table-column-properties style:column-width="0.475in" style:use-optimal-column-width="false"/>
    </style:style>
    <style:style style:name="Table81" style:family="table">
      <style:table-properties style:width="5.8145in" fo:margin-left="0in" table:align="left"/>
    </style:style>
    <style:style style:name="TableRow91" style:family="table-row">
      <style:table-row-properties style:use-optimal-row-height="false"/>
    </style:style>
    <style:style style:name="TableCell92" style:family="table-cell">
      <style:table-cell-properties fo:border-top="0.0312in solid #000080" fo:border-left="none" fo:border-bottom="0.0034in solid #000080" fo:border-right="none" fo:background-color="#0099FF" style:writing-mode="lr-tb" fo:padding-top="0in" fo:padding-left="0in" fo:padding-bottom="0in" fo:padding-right="0in"/>
    </style:style>
    <style:style style:name="TableCell93" style:family="table-cell">
      <style:table-cell-properties fo:border-top="0.0312in solid #000080" fo:border-left="none" fo:border-bottom="0.0034in solid #000080" fo:border-right="none" fo:background-color="#0099FF" style:writing-mode="lr-tb" fo:padding-top="0in" fo:padding-left="0in" fo:padding-bottom="0in" fo:padding-right="0in"/>
    </style:style>
    <style:style style:name="TableCell94" style:family="table-cell">
      <style:table-cell-properties fo:border-top="0.0312in solid #000080" fo:border-left="none" fo:border-bottom="0.0034in solid #000080" fo:border-right="none" fo:background-color="#0099FF" style:writing-mode="lr-tb" fo:padding-top="0in" fo:padding-left="0in" fo:padding-bottom="0in" fo:padding-right="0in"/>
    </style:style>
    <style:style style:name="TableCell95" style:family="table-cell">
      <style:table-cell-properties fo:border-top="0.0312in solid #000080" fo:border-left="none" fo:border-bottom="0.0034in solid #000080" fo:border-right="none" fo:background-color="#0099FF" style:writing-mode="lr-tb" fo:padding-top="0in" fo:padding-left="0in" fo:padding-bottom="0in" fo:padding-right="0in"/>
    </style:style>
    <style:style style:name="TableCell96" style:family="table-cell">
      <style:table-cell-properties fo:border-top="0.0312in solid #000080" fo:border-left="none" fo:border-bottom="0.0034in solid #000080" fo:border-right="none" fo:background-color="#0099FF" style:writing-mode="lr-tb" fo:padding-top="0in" fo:padding-left="0in" fo:padding-bottom="0in" fo:padding-right="0in"/>
    </style:style>
    <style:style style:name="TableCell97" style:family="table-cell">
      <style:table-cell-properties fo:border-top="0.0312in solid #000080" fo:border-left="none" fo:border-bottom="0.0034in solid #000080" fo:border-right="none" fo:background-color="#0099FF" style:writing-mode="lr-tb" fo:padding-top="0in" fo:padding-left="0in" fo:padding-bottom="0in" fo:padding-right="0in"/>
    </style:style>
    <style:style style:name="TableCell98" style:family="table-cell">
      <style:table-cell-properties fo:border-top="0.0312in solid #000080" fo:border-left="none" fo:border-bottom="0.0034in solid #000080" fo:border-right="none" fo:background-color="#0099FF" style:writing-mode="lr-tb" fo:padding-top="0in" fo:padding-left="0in" fo:padding-bottom="0in" fo:padding-right="0in"/>
    </style:style>
    <style:style style:name="TableCell99" style:family="table-cell">
      <style:table-cell-properties fo:border-top="0.0312in solid #000080" fo:border-left="none" fo:border-bottom="0.0034in solid #000080" fo:border-right="none" fo:background-color="#0099FF" style:writing-mode="lr-tb" fo:padding-top="0in" fo:padding-left="0in" fo:padding-bottom="0in" fo:padding-right="0in"/>
    </style:style>
    <style:style style:name="TableCell100" style:family="table-cell">
      <style:table-cell-properties fo:border-top="0.0312in solid #000080" fo:border-left="none" fo:border-bottom="0.0034in solid #000080" fo:border-right="none" fo:background-color="#0099FF" style:writing-mode="lr-tb" fo:padding-top="0in" fo:padding-left="0in" fo:padding-bottom="0in" fo:padding-right="0in"/>
    </style:style>
    <style:style style:name="TableRow101" style:family="table-row">
      <style:table-row-properties style:use-optimal-row-height="false"/>
    </style:style>
    <style:style style:name="TableCell102" style:family="table-cell">
      <style:table-cell-properties fo:border="none" fo:background-color="#99CCFF" style:writing-mode="lr-tb" fo:padding-top="0in" fo:padding-left="0in" fo:padding-bottom="0in" fo:padding-right="0in"/>
    </style:style>
    <style:style style:name="TableCell103" style:family="table-cell">
      <style:table-cell-properties fo:border="none" fo:background-color="#99CCFF" style:writing-mode="lr-tb" fo:padding-top="0in" fo:padding-left="0in" fo:padding-bottom="0in" fo:padding-right="0in"/>
    </style:style>
    <style:style style:name="TableCell104" style:family="table-cell">
      <style:table-cell-properties fo:border="none" fo:background-color="#99CCFF" style:writing-mode="lr-tb" fo:padding-top="0in" fo:padding-left="0in" fo:padding-bottom="0in" fo:padding-right="0in"/>
    </style:style>
    <style:style style:name="TableCell105" style:family="table-cell">
      <style:table-cell-properties fo:border="none" fo:background-color="#99CCFF" style:writing-mode="lr-tb" fo:padding-top="0in" fo:padding-left="0in" fo:padding-bottom="0in" fo:padding-right="0in"/>
    </style:style>
    <style:style style:name="TableCell106" style:family="table-cell">
      <style:table-cell-properties fo:border="none" fo:background-color="#99CCFF" style:writing-mode="lr-tb" fo:padding-top="0in" fo:padding-left="0in" fo:padding-bottom="0in" fo:padding-right="0in"/>
    </style:style>
    <style:style style:name="TableCell107" style:family="table-cell">
      <style:table-cell-properties fo:border="none" fo:background-color="#99CCFF" style:writing-mode="lr-tb" fo:padding-top="0in" fo:padding-left="0in" fo:padding-bottom="0in" fo:padding-right="0in"/>
    </style:style>
    <style:style style:name="TableCell108" style:family="table-cell">
      <style:table-cell-properties fo:border="none" fo:background-color="#99CCFF" style:writing-mode="lr-tb" fo:padding-top="0in" fo:padding-left="0in" fo:padding-bottom="0in" fo:padding-right="0in"/>
    </style:style>
    <style:style style:name="TableCell109" style:family="table-cell">
      <style:table-cell-properties fo:border="none" style:writing-mode="lr-tb" fo:padding-top="0in" fo:padding-left="0in" fo:padding-bottom="0in" fo:padding-right="0in"/>
    </style:style>
    <style:style style:name="TableCell110" style:family="table-cell">
      <style:table-cell-properties fo:border="none" style:writing-mode="lr-tb" fo:padding-top="0in" fo:padding-left="0in" fo:padding-bottom="0in" fo:padding-right="0in"/>
    </style:style>
    <style:style style:name="TableRow111" style:family="table-row">
      <style:table-row-properties style:use-optimal-row-height="false"/>
    </style:style>
    <style:style style:name="TableCell112" style:family="table-cell">
      <style:table-cell-properties fo:border="none" fo:background-color="#99CCFF" style:writing-mode="lr-tb" fo:padding-top="0in" fo:padding-left="0in" fo:padding-bottom="0in" fo:padding-right="0in"/>
    </style:style>
    <style:style style:name="TableCell113" style:family="table-cell">
      <style:table-cell-properties fo:border="none" fo:background-color="#99CCFF" style:writing-mode="lr-tb" fo:padding-top="0in" fo:padding-left="0in" fo:padding-bottom="0in" fo:padding-right="0in"/>
    </style:style>
    <style:style style:name="TableCell114" style:family="table-cell">
      <style:table-cell-properties fo:border="none" fo:background-color="#99CCFF" style:writing-mode="lr-tb" fo:padding-top="0in" fo:padding-left="0in" fo:padding-bottom="0in" fo:padding-right="0in"/>
    </style:style>
    <style:style style:name="TableCell115" style:family="table-cell">
      <style:table-cell-properties fo:border="none" fo:background-color="#99CCFF" style:writing-mode="lr-tb" fo:padding-top="0in" fo:padding-left="0in" fo:padding-bottom="0in" fo:padding-right="0in"/>
    </style:style>
    <style:style style:name="TableCell116" style:family="table-cell">
      <style:table-cell-properties fo:border="none" fo:background-color="#99CCFF" style:writing-mode="lr-tb" fo:padding-top="0in" fo:padding-left="0in" fo:padding-bottom="0in" fo:padding-right="0in"/>
    </style:style>
    <style:style style:name="TableCell117" style:family="table-cell">
      <style:table-cell-properties fo:border="none" fo:background-color="#99CCFF" style:writing-mode="lr-tb" fo:padding-top="0in" fo:padding-left="0in" fo:padding-bottom="0in" fo:padding-right="0in"/>
    </style:style>
    <style:style style:name="TableCell118" style:family="table-cell">
      <style:table-cell-properties fo:border="none" fo:background-color="#99CCFF" style:writing-mode="lr-tb" fo:padding-top="0in" fo:padding-left="0in" fo:padding-bottom="0in" fo:padding-right="0in"/>
    </style:style>
    <style:style style:name="TableCell119" style:family="table-cell">
      <style:table-cell-properties fo:border="none" style:writing-mode="lr-tb" fo:padding-top="0in" fo:padding-left="0in" fo:padding-bottom="0in" fo:padding-right="0in"/>
    </style:style>
    <style:style style:name="TableCell120" style:family="table-cell">
      <style:table-cell-properties fo:border="none" style:writing-mode="lr-tb" fo:padding-top="0in" fo:padding-left="0in" fo:padding-bottom="0in" fo:padding-right="0in"/>
    </style:style>
    <style:style style:name="TableRow121" style:family="table-row">
      <style:table-row-properties style:use-optimal-row-height="false"/>
    </style:style>
    <style:style style:name="TableCell122" style:family="table-cell">
      <style:table-cell-properties fo:border="none" fo:background-color="#99CCFF" style:writing-mode="lr-tb" fo:padding-top="0in" fo:padding-left="0in" fo:padding-bottom="0in" fo:padding-right="0in"/>
    </style:style>
    <style:style style:name="TableCell123" style:family="table-cell">
      <style:table-cell-properties fo:border="none" fo:background-color="#99CCFF" style:writing-mode="lr-tb" fo:padding-top="0in" fo:padding-left="0in" fo:padding-bottom="0in" fo:padding-right="0in"/>
    </style:style>
    <style:style style:name="TableCell124" style:family="table-cell">
      <style:table-cell-properties fo:border="none" fo:background-color="#99CCFF" style:writing-mode="lr-tb" fo:padding-top="0in" fo:padding-left="0in" fo:padding-bottom="0in" fo:padding-right="0in"/>
    </style:style>
    <style:style style:name="TableCell125" style:family="table-cell">
      <style:table-cell-properties fo:border="none" fo:background-color="#99CCFF" style:writing-mode="lr-tb" fo:padding-top="0in" fo:padding-left="0in" fo:padding-bottom="0in" fo:padding-right="0in"/>
    </style:style>
    <style:style style:name="TableCell126" style:family="table-cell">
      <style:table-cell-properties fo:border="none" fo:background-color="#99CCFF" style:writing-mode="lr-tb" fo:padding-top="0in" fo:padding-left="0in" fo:padding-bottom="0in" fo:padding-right="0in"/>
    </style:style>
    <style:style style:name="TableCell127" style:family="table-cell">
      <style:table-cell-properties fo:border="none" fo:background-color="#99CCFF" style:writing-mode="lr-tb" fo:padding-top="0in" fo:padding-left="0in" fo:padding-bottom="0in" fo:padding-right="0in"/>
    </style:style>
    <style:style style:name="TableCell128" style:family="table-cell">
      <style:table-cell-properties fo:border="none" fo:background-color="#99CCFF" style:writing-mode="lr-tb" fo:padding-top="0in" fo:padding-left="0in" fo:padding-bottom="0in" fo:padding-right="0in"/>
    </style:style>
    <style:style style:name="TableCell129" style:family="table-cell">
      <style:table-cell-properties fo:border="none" style:writing-mode="lr-tb" fo:padding-top="0in" fo:padding-left="0in" fo:padding-bottom="0in" fo:padding-right="0in"/>
    </style:style>
    <style:style style:name="TableCell130" style:family="table-cell">
      <style:table-cell-properties fo:border="none" style:writing-mode="lr-tb" fo:padding-top="0in" fo:padding-left="0in" fo:padding-bottom="0in" fo:padding-right="0in"/>
    </style:style>
    <style:style style:name="TableRow131" style:family="table-row">
      <style:table-row-properties style:use-optimal-row-height="false"/>
    </style:style>
    <style:style style:name="TableCell132" style:family="table-cell">
      <style:table-cell-properties fo:border="none" fo:background-color="#99CCFF" style:writing-mode="lr-tb" fo:padding-top="0in" fo:padding-left="0in" fo:padding-bottom="0in" fo:padding-right="0in"/>
    </style:style>
    <style:style style:name="TableCell133" style:family="table-cell">
      <style:table-cell-properties fo:border="none" fo:background-color="#99CCFF" style:writing-mode="lr-tb" fo:padding-top="0in" fo:padding-left="0in" fo:padding-bottom="0in" fo:padding-right="0in"/>
    </style:style>
    <style:style style:name="TableCell134" style:family="table-cell">
      <style:table-cell-properties fo:border="none" fo:background-color="#99CCFF" style:writing-mode="lr-tb" fo:padding-top="0in" fo:padding-left="0in" fo:padding-bottom="0in" fo:padding-right="0in"/>
    </style:style>
    <style:style style:name="TableCell135" style:family="table-cell">
      <style:table-cell-properties fo:border="none" fo:background-color="#99CCFF" style:writing-mode="lr-tb" fo:padding-top="0in" fo:padding-left="0in" fo:padding-bottom="0in" fo:padding-right="0in"/>
    </style:style>
    <style:style style:name="TableCell136" style:family="table-cell">
      <style:table-cell-properties fo:border="none" fo:background-color="#99CCFF" style:writing-mode="lr-tb" fo:padding-top="0in" fo:padding-left="0in" fo:padding-bottom="0in" fo:padding-right="0in"/>
    </style:style>
    <style:style style:name="TableCell137" style:family="table-cell">
      <style:table-cell-properties fo:border="none" fo:background-color="#99CCFF" style:writing-mode="lr-tb" fo:padding-top="0in" fo:padding-left="0in" fo:padding-bottom="0in" fo:padding-right="0in"/>
    </style:style>
    <style:style style:name="TableCell138" style:family="table-cell">
      <style:table-cell-properties fo:border="none" fo:background-color="#99CCFF" style:writing-mode="lr-tb" fo:padding-top="0in" fo:padding-left="0in" fo:padding-bottom="0in" fo:padding-right="0in"/>
    </style:style>
    <style:style style:name="TableCell139" style:family="table-cell">
      <style:table-cell-properties fo:border="none" style:writing-mode="lr-tb" fo:padding-top="0in" fo:padding-left="0in" fo:padding-bottom="0in" fo:padding-right="0in"/>
    </style:style>
    <style:style style:name="TableCell140" style:family="table-cell">
      <style:table-cell-properties fo:border="none" style:writing-mode="lr-tb" fo:padding-top="0in" fo:padding-left="0in" fo:padding-bottom="0in" fo:padding-right="0in"/>
    </style:style>
    <style:style style:name="TableRow141" style:family="table-row">
      <style:table-row-properties style:use-optimal-row-height="false"/>
    </style:style>
    <style:style style:name="TableCell142" style:family="table-cell">
      <style:table-cell-properties fo:border="none" fo:background-color="#99CCFF" style:writing-mode="lr-tb" fo:padding-top="0in" fo:padding-left="0in" fo:padding-bottom="0in" fo:padding-right="0in"/>
    </style:style>
    <style:style style:name="TableCell143" style:family="table-cell">
      <style:table-cell-properties fo:border="none" fo:background-color="#99CCFF" style:writing-mode="lr-tb" fo:padding-top="0in" fo:padding-left="0in" fo:padding-bottom="0in" fo:padding-right="0in"/>
    </style:style>
    <style:style style:name="TableCell144" style:family="table-cell">
      <style:table-cell-properties fo:border="none" fo:background-color="#99CCFF" style:writing-mode="lr-tb" fo:padding-top="0in" fo:padding-left="0in" fo:padding-bottom="0in" fo:padding-right="0in"/>
    </style:style>
    <style:style style:name="TableCell145" style:family="table-cell">
      <style:table-cell-properties fo:border="none" fo:background-color="#99CCFF" style:writing-mode="lr-tb" fo:padding-top="0in" fo:padding-left="0in" fo:padding-bottom="0in" fo:padding-right="0in"/>
    </style:style>
    <style:style style:name="TableCell146" style:family="table-cell">
      <style:table-cell-properties fo:border="none" fo:background-color="#99CCFF" style:writing-mode="lr-tb" fo:padding-top="0in" fo:padding-left="0in" fo:padding-bottom="0in" fo:padding-right="0in"/>
    </style:style>
    <style:style style:name="TableCell147" style:family="table-cell">
      <style:table-cell-properties fo:border="none" fo:background-color="#99CCFF" style:writing-mode="lr-tb" fo:padding-top="0in" fo:padding-left="0in" fo:padding-bottom="0in" fo:padding-right="0in"/>
    </style:style>
    <style:style style:name="TableCell148" style:family="table-cell">
      <style:table-cell-properties fo:border="none" fo:background-color="#99CCFF" style:writing-mode="lr-tb" fo:padding-top="0in" fo:padding-left="0in" fo:padding-bottom="0in" fo:padding-right="0in"/>
    </style:style>
    <style:style style:name="TableCell149" style:family="table-cell">
      <style:table-cell-properties fo:border="none" style:writing-mode="lr-tb" fo:padding-top="0in" fo:padding-left="0in" fo:padding-bottom="0in" fo:padding-right="0in"/>
    </style:style>
    <style:style style:name="TableCell150" style:family="table-cell">
      <style:table-cell-properties fo:border="none" style:writing-mode="lr-tb" fo:padding-top="0in" fo:padding-left="0in" fo:padding-bottom="0in" fo:padding-right="0in"/>
    </style:style>
    <style:style style:name="TableRow151" style:family="table-row">
      <style:table-row-properties style:use-optimal-row-height="false"/>
    </style:style>
    <style:style style:name="TableCell152" style:family="table-cell">
      <style:table-cell-properties fo:border="none" fo:background-color="#99CCFF" style:writing-mode="lr-tb" fo:padding-top="0in" fo:padding-left="0in" fo:padding-bottom="0in" fo:padding-right="0in"/>
    </style:style>
    <style:style style:name="TableCell153" style:family="table-cell">
      <style:table-cell-properties fo:border="none" fo:background-color="#99CCFF" style:writing-mode="lr-tb" fo:padding-top="0in" fo:padding-left="0in" fo:padding-bottom="0in" fo:padding-right="0in"/>
    </style:style>
    <style:style style:name="TableCell154" style:family="table-cell">
      <style:table-cell-properties fo:border="none" fo:background-color="#99CCFF" style:writing-mode="lr-tb" fo:padding-top="0in" fo:padding-left="0in" fo:padding-bottom="0in" fo:padding-right="0in"/>
    </style:style>
    <style:style style:name="TableCell155" style:family="table-cell">
      <style:table-cell-properties fo:border="none" fo:background-color="#99CCFF" style:writing-mode="lr-tb" fo:padding-top="0in" fo:padding-left="0in" fo:padding-bottom="0in" fo:padding-right="0in"/>
    </style:style>
    <style:style style:name="TableCell156" style:family="table-cell">
      <style:table-cell-properties fo:border="none" fo:background-color="#99CCFF" style:writing-mode="lr-tb" fo:padding-top="0in" fo:padding-left="0in" fo:padding-bottom="0in" fo:padding-right="0in"/>
    </style:style>
    <style:style style:name="TableCell157" style:family="table-cell">
      <style:table-cell-properties fo:border="none" fo:background-color="#99CCFF" style:writing-mode="lr-tb" fo:padding-top="0in" fo:padding-left="0in" fo:padding-bottom="0in" fo:padding-right="0in"/>
    </style:style>
    <style:style style:name="TableCell158" style:family="table-cell">
      <style:table-cell-properties fo:border="none" fo:background-color="#99CCFF" style:writing-mode="lr-tb" fo:padding-top="0in" fo:padding-left="0in" fo:padding-bottom="0in" fo:padding-right="0in"/>
    </style:style>
    <style:style style:name="TableCell159" style:family="table-cell">
      <style:table-cell-properties fo:border="none" style:writing-mode="lr-tb" fo:padding-top="0in" fo:padding-left="0in" fo:padding-bottom="0in" fo:padding-right="0in"/>
    </style:style>
    <style:style style:name="TableCell160" style:family="table-cell">
      <style:table-cell-properties fo:border="none" style:writing-mode="lr-tb" fo:padding-top="0in" fo:padding-left="0in" fo:padding-bottom="0in" fo:padding-right="0in"/>
    </style:style>
    <style:style style:name="TableRow161" style:family="table-row">
      <style:table-row-properties style:use-optimal-row-height="false"/>
    </style:style>
    <style:style style:name="TableCell162" style:family="table-cell">
      <style:table-cell-properties fo:border="none" fo:background-color="#99CCFF" style:writing-mode="lr-tb" fo:padding-top="0in" fo:padding-left="0in" fo:padding-bottom="0in" fo:padding-right="0in"/>
    </style:style>
    <style:style style:name="TableCell163" style:family="table-cell">
      <style:table-cell-properties fo:border="none" fo:background-color="#99CCFF" style:writing-mode="lr-tb" fo:padding-top="0in" fo:padding-left="0in" fo:padding-bottom="0in" fo:padding-right="0in"/>
    </style:style>
    <style:style style:name="TableCell164" style:family="table-cell">
      <style:table-cell-properties fo:border="none" fo:background-color="#99CCFF" style:writing-mode="lr-tb" fo:padding-top="0in" fo:padding-left="0in" fo:padding-bottom="0in" fo:padding-right="0in"/>
    </style:style>
    <style:style style:name="TableCell165" style:family="table-cell">
      <style:table-cell-properties fo:border="none" fo:background-color="#99CCFF" style:writing-mode="lr-tb" fo:padding-top="0in" fo:padding-left="0in" fo:padding-bottom="0in" fo:padding-right="0in"/>
    </style:style>
    <style:style style:name="TableCell166" style:family="table-cell">
      <style:table-cell-properties fo:border="none" fo:background-color="#99CCFF" style:writing-mode="lr-tb" fo:padding-top="0in" fo:padding-left="0in" fo:padding-bottom="0in" fo:padding-right="0in"/>
    </style:style>
    <style:style style:name="TableCell167" style:family="table-cell">
      <style:table-cell-properties fo:border="none" fo:background-color="#99CCFF" style:writing-mode="lr-tb" fo:padding-top="0in" fo:padding-left="0in" fo:padding-bottom="0in" fo:padding-right="0in"/>
    </style:style>
    <style:style style:name="TableCell168" style:family="table-cell">
      <style:table-cell-properties fo:border="none" fo:background-color="#99CCFF" style:writing-mode="lr-tb" fo:padding-top="0in" fo:padding-left="0in" fo:padding-bottom="0in" fo:padding-right="0in"/>
    </style:style>
    <style:style style:name="TableCell169" style:family="table-cell">
      <style:table-cell-properties fo:border="none" style:writing-mode="lr-tb" fo:padding-top="0in" fo:padding-left="0in" fo:padding-bottom="0in" fo:padding-right="0in"/>
    </style:style>
    <style:style style:name="TableCell170" style:family="table-cell">
      <style:table-cell-properties fo:border="none" style:writing-mode="lr-tb" fo:padding-top="0in" fo:padding-left="0in" fo:padding-bottom="0in" fo:padding-right="0in"/>
    </style:style>
    <style:style style:name="TableRow171" style:family="table-row">
      <style:table-row-properties style:use-optimal-row-height="false"/>
    </style:style>
    <style:style style:name="TableCell172" style:family="table-cell">
      <style:table-cell-properties fo:border="none" fo:background-color="#99CCFF" style:writing-mode="lr-tb" fo:padding-top="0in" fo:padding-left="0in" fo:padding-bottom="0in" fo:padding-right="0in"/>
    </style:style>
    <style:style style:name="TableCell173" style:family="table-cell">
      <style:table-cell-properties fo:border="none" fo:background-color="#99CCFF" style:writing-mode="lr-tb" fo:padding-top="0in" fo:padding-left="0in" fo:padding-bottom="0in" fo:padding-right="0in"/>
    </style:style>
    <style:style style:name="TableCell174" style:family="table-cell">
      <style:table-cell-properties fo:border="none" fo:background-color="#99CCFF" style:writing-mode="lr-tb" fo:padding-top="0in" fo:padding-left="0in" fo:padding-bottom="0in" fo:padding-right="0in"/>
    </style:style>
    <style:style style:name="TableCell175" style:family="table-cell">
      <style:table-cell-properties fo:border="none" fo:background-color="#99CCFF" style:writing-mode="lr-tb" fo:padding-top="0in" fo:padding-left="0in" fo:padding-bottom="0in" fo:padding-right="0in"/>
    </style:style>
    <style:style style:name="TableCell176" style:family="table-cell">
      <style:table-cell-properties fo:border="none" fo:background-color="#99CCFF" style:writing-mode="lr-tb" fo:padding-top="0in" fo:padding-left="0in" fo:padding-bottom="0in" fo:padding-right="0in"/>
    </style:style>
    <style:style style:name="TableCell177" style:family="table-cell">
      <style:table-cell-properties fo:border="none" fo:background-color="#99CCFF" style:writing-mode="lr-tb" fo:padding-top="0in" fo:padding-left="0in" fo:padding-bottom="0in" fo:padding-right="0in"/>
    </style:style>
    <style:style style:name="TableCell178" style:family="table-cell">
      <style:table-cell-properties fo:border="none" fo:background-color="#99CCFF" style:writing-mode="lr-tb" fo:padding-top="0in" fo:padding-left="0in" fo:padding-bottom="0in" fo:padding-right="0in"/>
    </style:style>
    <style:style style:name="TableCell179" style:family="table-cell">
      <style:table-cell-properties fo:border="none" style:writing-mode="lr-tb" fo:padding-top="0in" fo:padding-left="0in" fo:padding-bottom="0in" fo:padding-right="0in"/>
    </style:style>
    <style:style style:name="TableCell180" style:family="table-cell">
      <style:table-cell-properties fo:border="none" style:writing-mode="lr-tb" fo:padding-top="0in" fo:padding-left="0in" fo:padding-bottom="0in" fo:padding-right="0in"/>
    </style:style>
    <style:style style:name="TableRow181" style:family="table-row">
      <style:table-row-properties style:use-optimal-row-height="false"/>
    </style:style>
    <style:style style:name="TableCell182" style:family="table-cell">
      <style:table-cell-properties fo:border-top="0.0034in solid #000080" fo:border-left="none" fo:border-bottom="0.0312in solid #000080" fo:border-right="none" fo:background-color="#FFFFFF" style:writing-mode="lr-tb" fo:padding-top="0in" fo:padding-left="0in" fo:padding-bottom="0in" fo:padding-right="0in"/>
    </style:style>
    <style:style style:name="TableCell183" style:family="table-cell">
      <style:table-cell-properties fo:border-top="0.0034in solid #000080" fo:border-left="none" fo:border-bottom="0.0312in solid #000080" fo:border-right="none" fo:background-color="#FFFFFF" style:writing-mode="lr-tb" fo:padding-top="0in" fo:padding-left="0in" fo:padding-bottom="0in" fo:padding-right="0in"/>
    </style:style>
    <style:style style:name="TableCell184" style:family="table-cell">
      <style:table-cell-properties fo:border-top="0.0034in solid #000080" fo:border-left="none" fo:border-bottom="0.0312in solid #000080" fo:border-right="none" fo:background-color="#FFFFFF" style:writing-mode="lr-tb" fo:padding-top="0in" fo:padding-left="0in" fo:padding-bottom="0in" fo:padding-right="0in"/>
    </style:style>
    <style:style style:name="TableCell185" style:family="table-cell">
      <style:table-cell-properties fo:border-top="0.0034in solid #000080" fo:border-left="none" fo:border-bottom="0.0312in solid #000080" fo:border-right="none" fo:background-color="#FFFFFF" style:writing-mode="lr-tb" fo:padding-top="0in" fo:padding-left="0in" fo:padding-bottom="0in" fo:padding-right="0in"/>
    </style:style>
    <style:style style:name="TableCell186" style:family="table-cell">
      <style:table-cell-properties fo:border-top="0.0034in solid #000080" fo:border-left="none" fo:border-bottom="0.0312in solid #000080" fo:border-right="none" fo:background-color="#FFFFFF" style:writing-mode="lr-tb" fo:padding-top="0in" fo:padding-left="0in" fo:padding-bottom="0in" fo:padding-right="0in"/>
    </style:style>
    <style:style style:name="TableCell187" style:family="table-cell">
      <style:table-cell-properties fo:border-top="0.0034in solid #000080" fo:border-left="none" fo:border-bottom="0.0312in solid #000080" fo:border-right="none" fo:background-color="#FFFFFF" style:writing-mode="lr-tb" fo:padding-top="0in" fo:padding-left="0in" fo:padding-bottom="0in" fo:padding-right="0in"/>
    </style:style>
    <style:style style:name="TableCell188" style:family="table-cell">
      <style:table-cell-properties fo:border-top="0.0034in solid #000080" fo:border-left="none" fo:border-bottom="0.0312in solid #000080" fo:border-right="none" fo:background-color="#FFFFFF" style:writing-mode="lr-tb" fo:padding-top="0in" fo:padding-left="0in" fo:padding-bottom="0in" fo:padding-right="0in"/>
    </style:style>
    <style:style style:name="TableCell189" style:family="table-cell">
      <style:table-cell-properties fo:border-top="0.0034in solid #000080" fo:border-left="none" fo:border-bottom="0.0312in solid #000080" fo:border-right="none" fo:background-color="#FFFFFF" style:writing-mode="lr-tb" fo:padding-top="0in" fo:padding-left="0in" fo:padding-bottom="0in" fo:padding-right="0in"/>
    </style:style>
    <style:style style:name="TableCell190" style:family="table-cell">
      <style:table-cell-properties fo:border-top="0.0034in solid #000080" fo:border-left="none" fo:border-bottom="0.0312in solid #000080" fo:border-right="none" fo:background-color="#FFFFFF" style:writing-mode="lr-tb" fo:padding-top="0in" fo:padding-left="0in" fo:padding-bottom="0in" fo:padding-right="0in"/>
    </style:style>
    <style:style style:name="TableColumn192" style:family="table-column">
      <style:table-column-properties style:column-width="0.4152in" style:use-optimal-column-width="false"/>
    </style:style>
    <style:style style:name="TableColumn193" style:family="table-column">
      <style:table-column-properties style:column-width="0.9611in" style:use-optimal-column-width="false"/>
    </style:style>
    <style:style style:name="Table191" style:family="table">
      <style:table-properties style:width="1.3763in" fo:margin-left="0in" table:align="left"/>
    </style:style>
    <style:style style:name="TableRow194" style:family="table-row">
      <style:table-row-properties style:use-optimal-row-height="false"/>
    </style:style>
    <style:style style:name="TableCell195" style:family="table-cell">
      <style:table-cell-properties fo:border-top="none" fo:border-left="none" fo:border-bottom="0.0069in solid #000000" fo:border-right="0.0034in solid #000000" fo:background-color="#3399FF" style:writing-mode="lr-tb" fo:padding-top="0.0381in" fo:padding-left="0.0381in" fo:padding-bottom="0.0381in" fo:padding-right="0.0381in"/>
    </style:style>
    <style:style style:name="TableCell196" style:family="table-cell">
      <style:table-cell-properties fo:border-top="none" fo:border-left="none" fo:border-bottom="0.0069in solid #000000" fo:border-right="none" fo:background-color="#3399FF"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199" style:family="table-cell">
      <style:table-cell-properties fo:border="none"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202" style:family="table-cell">
      <style:table-cell-properties fo:border="none"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205" style:family="table-cell">
      <style:table-cell-properties fo:border="none" style:writing-mode="lr-tb" fo:padding-top="0.0381in" fo:padding-left="0.0381in" fo:padding-bottom="0.0381in" fo:padding-right="0.0381in"/>
    </style:style>
    <style:style style:name="TableRow206" style:family="table-row">
      <style:table-row-properties style:use-optimal-row-height="false"/>
    </style:style>
    <style:style style:name="TableCell207"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208" style:family="table-cell">
      <style:table-cell-properties fo:border="none"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211" style:family="table-cell">
      <style:table-cell-properties fo:border="none"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214" style:family="table-cell">
      <style:table-cell-properties fo:border="none" style:writing-mode="lr-tb" fo:padding-top="0.0381in" fo:padding-left="0.0381in" fo:padding-bottom="0.0381in" fo:padding-right="0.0381in"/>
    </style:style>
    <style:style style:name="P215" style:parent-style-name="Überschrift2" style:family="paragraph">
      <style:paragraph-properties fo:break-before="page"/>
    </style:style>
    <style:style style:name="P216" style:parent-style-name="Footnote" style:family="paragraph">
      <style:paragraph-properties fo:margin-left="0in" fo:text-indent="0in">
        <style:tab-stops/>
      </style:paragraph-properties>
    </style:style>
    <style:style style:name="P217" style:parent-style-name="Footnote" style:family="paragraph">
      <style:paragraph-properties fo:margin-left="0in" fo:text-indent="0in">
        <style:tab-stops/>
      </style:paragraph-properties>
    </style:style>
    <style:style style:name="T218" style:parent-style-name="Absatz-Standardschriftart" style:family="text">
      <style:text-properties style:font-name-asian="Microsoft YaHei"/>
    </style:style>
    <style:style style:name="T219" style:parent-style-name="StrongEmphasis" style:family="text">
      <style:text-properties fo:font-weight="normal" style:font-weight-asian="normal" style:font-weight-complex="normal"/>
    </style:style>
    <style:style style:name="T220" style:parent-style-name="StrongEmphasis" style:family="text">
      <style:text-properties fo:font-weight="normal" style:font-weight-asian="normal" style:font-weight-complex="normal"/>
    </style:style>
    <style:style style:name="T221" style:parent-style-name="StrongEmphasis" style:family="text">
      <style:text-properties fo:font-weight="normal" style:font-weight-asian="normal" style:font-weight-complex="normal"/>
    </style:style>
    <style:style style:name="T222" style:parent-style-name="StrongEmphasis" style:family="text">
      <style:text-properties fo:font-weight="normal" style:font-weight-asian="normal" style:font-weight-complex="normal"/>
    </style:style>
    <style:style style:name="P223" style:parent-style-name="Textbody" style:family="paragraph">
      <style:text-properties fo:font-weight="bold" style:font-weight-asian="bold" style:font-weight-complex="bold"/>
    </style:style>
    <style:style style:name="P224" style:parent-style-name="Footnote" style:family="paragraph">
      <style:paragraph-properties fo:margin-left="0in" fo:text-indent="0in">
        <style:tab-stops/>
      </style:paragraph-properties>
    </style:style>
    <style:style style:name="P225" style:parent-style-name="Textbody" style:family="paragraph">
      <style:text-properties fo:font-weight="bold" style:font-weight-asian="bold" style:font-weight-complex="bold"/>
    </style:style>
    <style:style style:name="P226" style:parent-style-name="Textbody" style:family="paragraph">
      <style:text-properties fo:font-weight="bold" style:font-weight-asian="bold" style:font-weight-complex="bold"/>
    </style:style>
    <style:style style:name="P227" style:parent-style-name="Textbody" style:family="paragraph">
      <style:text-properties fo:font-weight="bold" style:font-weight-asian="bold" style:font-weight-complex="bold"/>
    </style:style>
    <style:style style:name="T228" style:parent-style-name="Absatz-Standardschriftart" style:family="text">
      <style:text-properties fo:font-weight="bold" style:font-weight-asian="bold" style:font-weight-complex="bold"/>
    </style:style>
    <style:style style:name="T229" style:parent-style-name="StrongEmphasis" style:family="text">
      <style:text-properties fo:font-weight="normal" style:font-weight-asian="normal" style:font-weight-complex="normal"/>
    </style:style>
    <style:style style:name="P230" style:parent-style-name="Standard" style:family="paragraph"/>
    <style:style style:name="P231" style:parent-style-name="Standard" style:family="paragraph"/>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Textbody" style:family="paragraph">
      <style:text-properties fo:font-weight="bold" style:font-weight-asian="bold" style:font-weight-complex="bold"/>
    </style:style>
    <style:style style:name="T243" style:parent-style-name="StrongEmphasis" style:family="text">
      <style:text-properties fo:font-weight="normal" style:font-weight-asian="normal" style:font-weight-complex="normal"/>
    </style:style>
    <style:style style:name="P244" style:parent-style-name="Textbody" style:family="paragraph">
      <style:text-properties fo:font-weight="bold" style:font-weight-asian="bold" style:font-weight-complex="bold"/>
    </style:style>
    <style:style style:name="T245" style:parent-style-name="StrongEmphasis" style:family="text">
      <style:text-properties fo:font-weight="normal" style:font-weight-asian="normal" style:font-weight-complex="normal"/>
    </style:style>
    <style:style style:name="T246" style:parent-style-name="StrongEmphasis" style:family="text">
      <style:text-properties fo:font-weight="normal" style:font-weight-asian="normal" style:font-weight-complex="normal"/>
    </style:style>
    <style:style style:name="T247" style:parent-style-name="StrongEmphasis" style:family="text">
      <style:text-properties fo:font-weight="normal" style:font-weight-asian="normal" style:font-weight-complex="normal"/>
    </style:style>
    <style:style style:name="T248" style:parent-style-name="StrongEmphasis" style:family="text">
      <style:text-properties fo:font-weight="normal" style:font-weight-asian="normal" style:font-weight-complex="normal"/>
    </style:style>
    <style:style style:name="T249" style:parent-style-name="StrongEmphasis" style:family="text">
      <style:text-properties fo:font-weight="normal" style:font-weight-asian="normal" style:font-weight-complex="normal"/>
    </style:style>
    <style:style style:name="T250" style:parent-style-name="StrongEmphasis" style:family="text">
      <style:text-properties fo:font-weight="normal" style:font-weight-asian="normal" style:font-weight-complex="normal"/>
    </style:style>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T271" style:parent-style-name="Absatz-Standardschriftart" style:family="text">
      <style:text-properties fo:font-weight="bold" style:font-weight-asian="bold" style:font-weight-complex="bold"/>
    </style:style>
    <style:style style:name="T272" style:parent-style-name="StrongEmphasis" style:family="text">
      <style:text-properties fo:font-weight="normal" style:font-weight-asian="normal" style:font-weight-complex="normal"/>
    </style:style>
    <style:style style:name="P273" style:parent-style-name="Überschrift2" style:family="paragraph">
      <style:paragraph-properties fo:break-before="page"/>
    </style:style>
    <style:style style:name="TableColumn275" style:family="table-column">
      <style:table-column-properties style:column-width="0.4152in" style:use-optimal-column-width="false"/>
    </style:style>
    <style:style style:name="TableColumn276" style:family="table-column">
      <style:table-column-properties style:column-width="0.9611in" style:use-optimal-column-width="false"/>
    </style:style>
    <style:style style:name="Table274" style:family="table">
      <style:table-properties style:width="1.3763in" fo:margin-left="0in" table:align="left"/>
    </style:style>
    <style:style style:name="TableRow277" style:family="table-row">
      <style:table-row-properties style:use-optimal-row-height="false"/>
    </style:style>
    <style:style style:name="TableCell278" style:family="table-cell">
      <style:table-cell-properties fo:border-top="none" fo:border-left="none" fo:border-bottom="0.0069in solid #000000" fo:border-right="0.0034in solid #000000" fo:background-color="#3399FF" style:writing-mode="lr-tb" fo:padding-top="0.0381in" fo:padding-left="0.0381in" fo:padding-bottom="0.0381in" fo:padding-right="0.0381in"/>
    </style:style>
    <style:style style:name="TableCell279" style:family="table-cell">
      <style:table-cell-properties fo:border-top="none" fo:border-left="none" fo:border-bottom="0.0069in solid #000000" fo:border-right="none" fo:background-color="#3399FF"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282" style:family="table-cell">
      <style:table-cell-properties fo:border="none" style:writing-mode="lr-tb" fo:padding-top="0.0381in" fo:padding-left="0.0381in" fo:padding-bottom="0.0381in" fo:padding-right="0.0381in"/>
    </style:style>
    <style:style style:name="TableRow283" style:family="table-row">
      <style:table-row-properties style:use-optimal-row-height="false"/>
    </style:style>
    <style:style style:name="TableCell284"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285" style:family="table-cell">
      <style:table-cell-properties fo:border="none"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288" style:family="table-cell">
      <style:table-cell-properties fo:border="none" style:writing-mode="lr-tb" fo:padding-top="0.0381in" fo:padding-left="0.0381in" fo:padding-bottom="0.0381in" fo:padding-right="0.0381in"/>
    </style:style>
    <style:style style:name="TableRow289" style:family="table-row">
      <style:table-row-properties style:use-optimal-row-height="false"/>
    </style:style>
    <style:style style:name="TableCell290" style:family="table-cell">
      <style:table-cell-properties fo:border-top="none" fo:border-left="none" fo:border-bottom="none" fo:border-right="0.0034in solid #000000" style:writing-mode="lr-tb" fo:padding-top="0.0381in" fo:padding-left="0.0381in" fo:padding-bottom="0.0381in" fo:padding-right="0.0381in"/>
    </style:style>
    <style:style style:name="TableCell291" style:family="table-cell">
      <style:table-cell-properties fo:border="none" style:writing-mode="lr-tb" fo:padding-top="0.0381in" fo:padding-left="0.0381in" fo:padding-bottom="0.0381in" fo:padding-right="0.0381in"/>
    </style:style>
    <style:style style:name="P292" style:parent-style-name="Überschrift2" style:family="paragraph">
      <style:paragraph-properties fo:break-before="page"/>
    </style:style>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Überschrift2" style:family="paragraph">
      <style:paragraph-properties fo:break-before="page"/>
    </style:style>
    <style:style style:name="P314" style:parent-style-name="Überschrift2" style:family="paragraph">
      <style:paragraph-properties fo:break-before="page"/>
    </style:style>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Überschrift2" style:family="paragraph">
      <style:paragraph-properties fo:break-before="page"/>
    </style:style>
    <style:style style:name="TableColumn328" style:family="table-column">
      <style:table-column-properties style:column-width="2.2368in" style:use-optimal-column-width="false"/>
    </style:style>
    <style:style style:name="TableColumn329" style:family="table-column">
      <style:table-column-properties style:column-width="4.1743in" style:use-optimal-column-width="false"/>
    </style:style>
    <style:style style:name="Table327" style:family="table">
      <style:table-properties style:width="6.4111in" fo:margin-left="0in" table:align="left"/>
    </style:style>
    <style:style style:name="TableRow330" style:family="table-row">
      <style:table-row-properties style:use-optimal-row-height="false"/>
    </style:style>
    <style:style style:name="TableCell331" style:family="table-cell">
      <style:table-cell-properties fo:border="0.0034in solid #FFFFFF" fo:background-color="#EFEFEF" style:writing-mode="lr-tb" style:vertical-align="middle" fo:padding-top="0.0729in" fo:padding-left="0.0729in" fo:padding-bottom="0.0729in" fo:padding-right="0.0729in"/>
    </style:style>
    <style:style style:name="TableCell332" style:family="table-cell">
      <style:table-cell-properties fo:border="0.0034in solid #FFFFFF" fo:background-color="#CCCCCC" style:writing-mode="lr-tb" style:vertical-align="middle" fo:padding-top="0.0729in" fo:padding-left="0.0729in" fo:padding-bottom="0.0729in" fo:padding-right="0.0729in"/>
    </style:style>
    <style:style style:name="TableRow333" style:family="table-row">
      <style:table-row-properties style:use-optimal-row-height="false"/>
    </style:style>
    <style:style style:name="TableCell334" style:family="table-cell">
      <style:table-cell-properties fo:border="0.0034in solid #FFFFFF" fo:background-color="#EFEFEF" style:writing-mode="lr-tb" style:vertical-align="middle" fo:padding-top="0.0729in" fo:padding-left="0.0729in" fo:padding-bottom="0.0729in" fo:padding-right="0.0729in"/>
    </style:style>
    <style:style style:name="TableCell335" style:family="table-cell">
      <style:table-cell-properties fo:border="0.0034in solid #FFFFFF" fo:background-color="#CCCCCC" style:writing-mode="lr-tb" style:vertical-align="middle" fo:padding-top="0.0729in" fo:padding-left="0.0729in" fo:padding-bottom="0.0729in" fo:padding-right="0.0729in"/>
    </style:style>
    <style:style style:name="TableRow336" style:family="table-row">
      <style:table-row-properties style:use-optimal-row-height="false"/>
    </style:style>
    <style:style style:name="TableCell337" style:family="table-cell">
      <style:table-cell-properties fo:border="0.0034in solid #FFFFFF" fo:background-color="#EFEFEF" style:writing-mode="lr-tb" style:vertical-align="middle" fo:padding-top="0.0729in" fo:padding-left="0.0729in" fo:padding-bottom="0.0729in" fo:padding-right="0.0729in"/>
    </style:style>
    <style:style style:name="TableCell338" style:family="table-cell">
      <style:table-cell-properties fo:border="0.0034in solid #FFFFFF" fo:background-color="#CCCCCC" style:writing-mode="lr-tb" style:vertical-align="middle" fo:padding-top="0.0729in" fo:padding-left="0.0729in" fo:padding-bottom="0.0729in" fo:padding-right="0.0729in"/>
    </style:style>
    <style:style style:name="TableRow339" style:family="table-row">
      <style:table-row-properties style:use-optimal-row-height="false"/>
    </style:style>
    <style:style style:name="TableCell340" style:family="table-cell">
      <style:table-cell-properties fo:border="0.0034in solid #FFFFFF" fo:background-color="#EFEFEF" style:writing-mode="lr-tb" style:vertical-align="middle" fo:padding-top="0.0729in" fo:padding-left="0.0729in" fo:padding-bottom="0.0729in" fo:padding-right="0.0729in"/>
    </style:style>
    <style:style style:name="TableCell341" style:family="table-cell">
      <style:table-cell-properties fo:border="0.0034in solid #FFFFFF" fo:background-color="#CCCCCC" style:writing-mode="lr-tb" style:vertical-align="middle" fo:padding-top="0.0729in" fo:padding-left="0.0729in" fo:padding-bottom="0.0729in" fo:padding-right="0.0729in"/>
    </style:style>
    <style:style style:name="TableRow342" style:family="table-row">
      <style:table-row-properties style:use-optimal-row-height="false"/>
    </style:style>
    <style:style style:name="TableCell343" style:family="table-cell">
      <style:table-cell-properties fo:border="0.0034in solid #FFFFFF" fo:background-color="#EFEFEF" style:writing-mode="lr-tb" style:vertical-align="middle" fo:padding-top="0.0729in" fo:padding-left="0.0729in" fo:padding-bottom="0.0729in" fo:padding-right="0.0729in"/>
    </style:style>
    <style:style style:name="TableCell344" style:family="table-cell">
      <style:table-cell-properties fo:border="0.0034in solid #FFFFFF" fo:background-color="#CCCCCC" style:writing-mode="lr-tb" style:vertical-align="middle" fo:padding-top="0.0729in" fo:padding-left="0.0729in" fo:padding-bottom="0.0729in" fo:padding-right="0.0729in"/>
    </style:style>
    <style:style style:name="TableRow345" style:family="table-row">
      <style:table-row-properties style:use-optimal-row-height="false"/>
    </style:style>
    <style:style style:name="TableCell346" style:family="table-cell">
      <style:table-cell-properties fo:border="0.0034in solid #FFFFFF" fo:background-color="#EFEFEF" style:writing-mode="lr-tb" style:vertical-align="middle" fo:padding-top="0.0729in" fo:padding-left="0.0729in" fo:padding-bottom="0.0729in" fo:padding-right="0.0729in"/>
    </style:style>
    <style:style style:name="TableCell347" style:family="table-cell">
      <style:table-cell-properties fo:border="0.0034in solid #FFFFFF" fo:background-color="#CCCCCC" style:writing-mode="lr-tb" style:vertical-align="middle" fo:padding-top="0.0729in" fo:padding-left="0.0729in" fo:padding-bottom="0.0729in" fo:padding-right="0.0729in"/>
    </style:style>
    <style:style style:name="P348" style:parent-style-name="Standard" style:family="paragraph"/>
    <style:style style:name="P349" style:parent-style-name="Standard" style:family="paragraph"/>
    <style:style style:name="P350" style:parent-style-name="Überschrift3" style:family="paragraph">
      <style:paragraph-properties fo:break-before="page"/>
    </style:style>
    <style:style style:name="P351" style:parent-style-name="Überschrift5" style:family="paragraph">
      <style:paragraph-properties fo:break-before="page"/>
    </style:style>
    <style:style style:name="TableColumn353" style:family="table-column">
      <style:table-column-properties style:column-width="0.3347in" style:use-optimal-column-width="false"/>
    </style:style>
    <style:style style:name="TableColumn354" style:family="table-column">
      <style:table-column-properties style:column-width="1.9131in" style:use-optimal-column-width="false"/>
    </style:style>
    <style:style style:name="TableColumn355" style:family="table-column">
      <style:table-column-properties style:column-width="1.9555in" style:use-optimal-column-width="false"/>
    </style:style>
    <style:style style:name="TableColumn356" style:family="table-column">
      <style:table-column-properties style:column-width="1.6847in" style:use-optimal-column-width="false"/>
    </style:style>
    <style:style style:name="TableColumn357" style:family="table-column">
      <style:table-column-properties style:column-width="0.7847in" style:use-optimal-column-width="false"/>
    </style:style>
    <style:style style:name="Table352" style:family="table">
      <style:table-properties style:width="6.6729in" fo:margin-left="0in" table:align="left"/>
    </style:style>
    <style:style style:name="TableRow358" style:family="table-row">
      <style:table-row-properties style:use-optimal-row-height="false"/>
    </style:style>
    <style:style style:name="TableCell359" style:family="table-cell">
      <style:table-cell-properties fo:border="0.0034in solid #000000" style:writing-mode="lr-tb" style:vertical-align="middle" fo:padding-top="0.0729in" fo:padding-left="0.0729in" fo:padding-bottom="0.0729in" fo:padding-right="0.0729in"/>
    </style:style>
    <style:style style:name="TableCell360" style:family="table-cell">
      <style:table-cell-properties fo:border="0.0034in solid #000000" style:writing-mode="lr-tb" style:vertical-align="middle" fo:padding-top="0.0729in" fo:padding-left="0.0729in" fo:padding-bottom="0.0729in" fo:padding-right="0.0729in"/>
    </style:style>
    <style:style style:name="TableCell361" style:family="table-cell">
      <style:table-cell-properties fo:border="0.0034in solid #000000" style:writing-mode="lr-tb" style:vertical-align="middle" fo:padding-top="0.0729in" fo:padding-left="0.0729in" fo:padding-bottom="0.0729in" fo:padding-right="0.0729in"/>
    </style:style>
    <style:style style:name="TableCell362" style:family="table-cell">
      <style:table-cell-properties fo:border="0.0034in solid #000000" style:writing-mode="lr-tb" style:vertical-align="middle" fo:padding-top="0.0729in" fo:padding-left="0.0729in" fo:padding-bottom="0.0729in" fo:padding-right="0.0729in"/>
    </style:style>
    <style:style style:name="TableCell363" style:family="table-cell">
      <style:table-cell-properties fo:border="0.0034in solid #000000" style:writing-mode="lr-tb" style:vertical-align="middle" fo:padding-top="0.0729in" fo:padding-left="0.0729in" fo:padding-bottom="0.0729in" fo:padding-right="0.0729in"/>
    </style:style>
    <style:style style:name="TableRow364" style:family="table-row">
      <style:table-row-properties style:use-optimal-row-height="false"/>
    </style:style>
    <style:style style:name="TableCell365" style:family="table-cell">
      <style:table-cell-properties fo:border="0.0034in solid #000000" style:writing-mode="lr-tb" style:vertical-align="middle" fo:padding-top="0.0729in" fo:padding-left="0.0729in" fo:padding-bottom="0.0729in" fo:padding-right="0.0729in"/>
    </style:style>
    <style:style style:name="TableCell366" style:family="table-cell">
      <style:table-cell-properties fo:border="0.0034in solid #000000" style:writing-mode="lr-tb" style:vertical-align="middle" fo:padding-top="0.0729in" fo:padding-left="0.0729in" fo:padding-bottom="0.0729in" fo:padding-right="0.0729in"/>
    </style:style>
    <style:style style:name="TableCell367" style:family="table-cell">
      <style:table-cell-properties fo:border="0.0034in solid #000000" style:writing-mode="lr-tb" style:vertical-align="middle" fo:padding-top="0.0729in" fo:padding-left="0.0729in" fo:padding-bottom="0.0729in" fo:padding-right="0.0729in"/>
    </style:style>
    <style:style style:name="P368" style:parent-style-name="Standard" style:family="paragraph">
      <style:text-properties fo:language="en" fo:country="US"/>
    </style:style>
    <style:style style:name="TableCell369" style:family="table-cell">
      <style:table-cell-properties fo:border="0.0034in solid #000000" style:writing-mode="lr-tb" style:vertical-align="middle" fo:padding-top="0.0729in" fo:padding-left="0.0729in" fo:padding-bottom="0.0729in" fo:padding-right="0.0729in"/>
    </style:style>
    <style:style style:name="TableCell370" style:family="table-cell">
      <style:table-cell-properties fo:border="0.0034in solid #000000" style:writing-mode="lr-tb" style:vertical-align="middle" fo:padding-top="0.0729in" fo:padding-left="0.0729in" fo:padding-bottom="0.0729in" fo:padding-right="0.0729in"/>
    </style:style>
    <style:style style:name="TableRow371" style:family="table-row">
      <style:table-row-properties style:use-optimal-row-height="false"/>
    </style:style>
    <style:style style:name="TableCell372" style:family="table-cell">
      <style:table-cell-properties fo:border="0.0034in solid #000000" style:writing-mode="lr-tb" style:vertical-align="middle" fo:padding-top="0.0729in" fo:padding-left="0.0729in" fo:padding-bottom="0.0729in" fo:padding-right="0.0729in"/>
    </style:style>
    <style:style style:name="TableCell373" style:family="table-cell">
      <style:table-cell-properties fo:border="0.0034in solid #000000" style:writing-mode="lr-tb" style:vertical-align="middle" fo:padding-top="0.0729in" fo:padding-left="0.0729in" fo:padding-bottom="0.0729in" fo:padding-right="0.0729in"/>
    </style:style>
    <style:style style:name="TableCell374" style:family="table-cell">
      <style:table-cell-properties fo:border="0.0034in solid #000000" style:writing-mode="lr-tb" style:vertical-align="middle" fo:padding-top="0.0729in" fo:padding-left="0.0729in" fo:padding-bottom="0.0729in" fo:padding-right="0.0729in"/>
    </style:style>
    <style:style style:name="TableCell375" style:family="table-cell">
      <style:table-cell-properties fo:border="0.0034in solid #000000" style:writing-mode="lr-tb" style:vertical-align="middle" fo:padding-top="0.0729in" fo:padding-left="0.0729in" fo:padding-bottom="0.0729in" fo:padding-right="0.0729in"/>
    </style:style>
    <style:style style:name="TableCell376" style:family="table-cell">
      <style:table-cell-properties fo:border="0.0034in solid #000000" style:writing-mode="lr-tb" style:vertical-align="middle" fo:padding-top="0.0729in" fo:padding-left="0.0729in" fo:padding-bottom="0.0729in" fo:padding-right="0.0729in"/>
    </style:style>
    <style:style style:name="TableRow377" style:family="table-row">
      <style:table-row-properties style:use-optimal-row-height="false"/>
    </style:style>
    <style:style style:name="TableCell378" style:family="table-cell">
      <style:table-cell-properties fo:border="0.0034in solid #000000" style:writing-mode="lr-tb" style:vertical-align="middle" fo:padding-top="0.0729in" fo:padding-left="0.0729in" fo:padding-bottom="0.0729in" fo:padding-right="0.0729in"/>
    </style:style>
    <style:style style:name="TableCell379" style:family="table-cell">
      <style:table-cell-properties fo:border="0.0034in solid #000000" style:writing-mode="lr-tb" style:vertical-align="middle" fo:padding-top="0.0729in" fo:padding-left="0.0729in" fo:padding-bottom="0.0729in" fo:padding-right="0.0729in"/>
    </style:style>
    <style:style style:name="TableCell380" style:family="table-cell">
      <style:table-cell-properties fo:border="0.0034in solid #000000" style:writing-mode="lr-tb" style:vertical-align="middle" fo:padding-top="0.0729in" fo:padding-left="0.0729in" fo:padding-bottom="0.0729in" fo:padding-right="0.0729in"/>
    </style:style>
    <style:style style:name="P381" style:parent-style-name="Standard" style:family="paragraph">
      <style:text-properties fo:language="en" fo:country="US"/>
    </style:style>
    <style:style style:name="P382" style:parent-style-name="Standard" style:family="paragraph">
      <style:text-properties fo:language="en" fo:country="US"/>
    </style:style>
    <style:style style:name="TableCell383" style:family="table-cell">
      <style:table-cell-properties fo:border="0.0034in solid #000000" style:writing-mode="lr-tb" style:vertical-align="middle" fo:padding-top="0.0729in" fo:padding-left="0.0729in" fo:padding-bottom="0.0729in" fo:padding-right="0.0729in"/>
    </style:style>
    <style:style style:name="TableCell384" style:family="table-cell">
      <style:table-cell-properties fo:border="0.0034in solid #000000" style:writing-mode="lr-tb" style:vertical-align="middle" fo:padding-top="0.0729in" fo:padding-left="0.0729in" fo:padding-bottom="0.0729in" fo:padding-right="0.0729in"/>
    </style:style>
    <style:style style:name="TableRow385" style:family="table-row">
      <style:table-row-properties style:use-optimal-row-height="false"/>
    </style:style>
    <style:style style:name="TableCell386" style:family="table-cell">
      <style:table-cell-properties fo:border="0.0034in solid #000000" style:writing-mode="lr-tb" style:vertical-align="middle" fo:padding-top="0.0729in" fo:padding-left="0.0729in" fo:padding-bottom="0.0729in" fo:padding-right="0.0729in"/>
    </style:style>
    <style:style style:name="TableCell387" style:family="table-cell">
      <style:table-cell-properties fo:border="0.0034in solid #000000" style:writing-mode="lr-tb" style:vertical-align="middle" fo:padding-top="0.0729in" fo:padding-left="0.0729in" fo:padding-bottom="0.0729in" fo:padding-right="0.0729in"/>
    </style:style>
    <style:style style:name="TableCell388" style:family="table-cell">
      <style:table-cell-properties fo:border="0.0034in solid #000000" style:writing-mode="lr-tb" style:vertical-align="middle" fo:padding-top="0.0729in" fo:padding-left="0.0729in" fo:padding-bottom="0.0729in" fo:padding-right="0.0729in"/>
    </style:style>
    <style:style style:name="P389" style:parent-style-name="Standard" style:family="paragraph">
      <style:text-properties fo:language="en" fo:country="US"/>
    </style:style>
    <style:style style:name="P390" style:parent-style-name="Standard" style:family="paragraph">
      <style:text-properties fo:language="en" fo:country="US"/>
    </style:style>
    <style:style style:name="TableCell391" style:family="table-cell">
      <style:table-cell-properties fo:border="0.0034in solid #000000" style:writing-mode="lr-tb" style:vertical-align="middle" fo:padding-top="0.0729in" fo:padding-left="0.0729in" fo:padding-bottom="0.0729in" fo:padding-right="0.0729in"/>
    </style:style>
    <style:style style:name="TableCell392" style:family="table-cell">
      <style:table-cell-properties fo:border="0.0034in solid #000000" style:writing-mode="lr-tb" style:vertical-align="middle" fo:padding-top="0.0729in" fo:padding-left="0.0729in" fo:padding-bottom="0.0729in" fo:padding-right="0.0729in"/>
    </style:style>
    <style:style style:name="TableRow393" style:family="table-row">
      <style:table-row-properties style:use-optimal-row-height="false"/>
    </style:style>
    <style:style style:name="TableCell394" style:family="table-cell">
      <style:table-cell-properties fo:border="0.0034in solid #000000" style:writing-mode="lr-tb" style:vertical-align="middle" fo:padding-top="0.0729in" fo:padding-left="0.0729in" fo:padding-bottom="0.0729in" fo:padding-right="0.0729in"/>
    </style:style>
    <style:style style:name="TableCell395" style:family="table-cell">
      <style:table-cell-properties fo:border="0.0034in solid #000000" style:writing-mode="lr-tb" style:vertical-align="middle" fo:padding-top="0.0729in" fo:padding-left="0.0729in" fo:padding-bottom="0.0729in" fo:padding-right="0.0729in"/>
    </style:style>
    <style:style style:name="TableCell396" style:family="table-cell">
      <style:table-cell-properties fo:border="0.0034in solid #000000" style:writing-mode="lr-tb" style:vertical-align="middle" fo:padding-top="0.0729in" fo:padding-left="0.0729in" fo:padding-bottom="0.0729in" fo:padding-right="0.0729in"/>
    </style:style>
    <style:style style:name="TableCell397" style:family="table-cell">
      <style:table-cell-properties fo:border="0.0034in solid #000000" style:writing-mode="lr-tb" style:vertical-align="middle" fo:padding-top="0.0729in" fo:padding-left="0.0729in" fo:padding-bottom="0.0729in" fo:padding-right="0.0729in"/>
    </style:style>
    <style:style style:name="TableCell398" style:family="table-cell">
      <style:table-cell-properties fo:border="0.0034in solid #000000" style:writing-mode="lr-tb" style:vertical-align="middle" fo:padding-top="0.0729in" fo:padding-left="0.0729in" fo:padding-bottom="0.0729in" fo:padding-right="0.0729in"/>
    </style:style>
    <style:style style:name="TableRow399" style:family="table-row">
      <style:table-row-properties style:use-optimal-row-height="false"/>
    </style:style>
    <style:style style:name="TableCell400" style:family="table-cell">
      <style:table-cell-properties fo:border="0.0034in solid #000000" style:writing-mode="lr-tb" style:vertical-align="middle" fo:padding-top="0.0729in" fo:padding-left="0.0729in" fo:padding-bottom="0.0729in" fo:padding-right="0.0729in"/>
    </style:style>
    <style:style style:name="TableCell401" style:family="table-cell">
      <style:table-cell-properties fo:border="0.0034in solid #000000" style:writing-mode="lr-tb" style:vertical-align="middle" fo:padding-top="0.0729in" fo:padding-left="0.0729in" fo:padding-bottom="0.0729in" fo:padding-right="0.0729in"/>
    </style:style>
    <style:style style:name="TableCell402" style:family="table-cell">
      <style:table-cell-properties fo:border="0.0034in solid #000000" style:writing-mode="lr-tb" style:vertical-align="middle" fo:padding-top="0.0729in" fo:padding-left="0.0729in" fo:padding-bottom="0.0729in" fo:padding-right="0.0729in"/>
    </style:style>
    <style:style style:name="TableCell403" style:family="table-cell">
      <style:table-cell-properties fo:border="0.0034in solid #000000" style:writing-mode="lr-tb" style:vertical-align="middle" fo:padding-top="0.0729in" fo:padding-left="0.0729in" fo:padding-bottom="0.0729in" fo:padding-right="0.0729in"/>
    </style:style>
    <style:style style:name="TableCell404" style:family="table-cell">
      <style:table-cell-properties fo:border="0.0034in solid #000000" style:writing-mode="lr-tb" style:vertical-align="middle" fo:padding-top="0.0729in" fo:padding-left="0.0729in" fo:padding-bottom="0.0729in" fo:padding-right="0.0729in"/>
    </style:style>
    <style:style style:name="TableRow405" style:family="table-row">
      <style:table-row-properties style:use-optimal-row-height="false"/>
    </style:style>
    <style:style style:name="TableCell406" style:family="table-cell">
      <style:table-cell-properties fo:border="0.0034in solid #000000" style:writing-mode="lr-tb" style:vertical-align="middle" fo:padding-top="0.0729in" fo:padding-left="0.0729in" fo:padding-bottom="0.0729in" fo:padding-right="0.0729in"/>
    </style:style>
    <style:style style:name="TableCell407" style:family="table-cell">
      <style:table-cell-properties fo:border="0.0034in solid #000000" style:writing-mode="lr-tb" style:vertical-align="middle" fo:padding-top="0.0729in" fo:padding-left="0.0729in" fo:padding-bottom="0.0729in" fo:padding-right="0.0729in"/>
    </style:style>
    <style:style style:name="TableCell408" style:family="table-cell">
      <style:table-cell-properties fo:border="0.0034in solid #000000" style:writing-mode="lr-tb" style:vertical-align="middle" fo:padding-top="0.0729in" fo:padding-left="0.0729in" fo:padding-bottom="0.0729in" fo:padding-right="0.0729in"/>
    </style:style>
    <style:style style:name="TableCell409" style:family="table-cell">
      <style:table-cell-properties fo:border="0.0034in solid #000000" style:writing-mode="lr-tb" style:vertical-align="middle" fo:padding-top="0.0729in" fo:padding-left="0.0729in" fo:padding-bottom="0.0729in" fo:padding-right="0.0729in"/>
    </style:style>
    <style:style style:name="TableCell410" style:family="table-cell">
      <style:table-cell-properties fo:border="0.0034in solid #000000" style:writing-mode="lr-tb" style:vertical-align="middle" fo:padding-top="0.0729in" fo:padding-left="0.0729in" fo:padding-bottom="0.0729in" fo:padding-right="0.0729in"/>
    </style:style>
    <style:style style:name="TableRow411" style:family="table-row">
      <style:table-row-properties style:use-optimal-row-height="false"/>
    </style:style>
    <style:style style:name="TableCell412" style:family="table-cell">
      <style:table-cell-properties fo:border="0.0034in solid #000000" style:writing-mode="lr-tb" style:vertical-align="middle" fo:padding-top="0.0729in" fo:padding-left="0.0729in" fo:padding-bottom="0.0729in" fo:padding-right="0.0729in"/>
    </style:style>
    <style:style style:name="TableCell413" style:family="table-cell">
      <style:table-cell-properties fo:border="0.0034in solid #000000" style:writing-mode="lr-tb" style:vertical-align="middle" fo:padding-top="0.0729in" fo:padding-left="0.0729in" fo:padding-bottom="0.0729in" fo:padding-right="0.0729in"/>
    </style:style>
    <style:style style:name="TableCell414" style:family="table-cell">
      <style:table-cell-properties fo:border="0.0034in solid #000000" style:writing-mode="lr-tb" style:vertical-align="middle" fo:padding-top="0.0729in" fo:padding-left="0.0729in" fo:padding-bottom="0.0729in" fo:padding-right="0.0729in"/>
    </style:style>
    <style:style style:name="TableCell415" style:family="table-cell">
      <style:table-cell-properties fo:border="0.0034in solid #000000" style:writing-mode="lr-tb" style:vertical-align="middle" fo:padding-top="0.0729in" fo:padding-left="0.0729in" fo:padding-bottom="0.0729in" fo:padding-right="0.0729in"/>
    </style:style>
    <style:style style:name="TableCell416" style:family="table-cell">
      <style:table-cell-properties fo:border="0.0034in solid #000000" style:writing-mode="lr-tb" style:vertical-align="middle" fo:padding-top="0.0729in" fo:padding-left="0.0729in" fo:padding-bottom="0.0729in" fo:padding-right="0.0729in"/>
    </style:style>
    <style:style style:name="TableRow417" style:family="table-row">
      <style:table-row-properties style:use-optimal-row-height="false"/>
    </style:style>
    <style:style style:name="TableCell418" style:family="table-cell">
      <style:table-cell-properties fo:border="0.0034in solid #000000" style:writing-mode="lr-tb" style:vertical-align="middle" fo:padding-top="0.0729in" fo:padding-left="0.0729in" fo:padding-bottom="0.0729in" fo:padding-right="0.0729in"/>
    </style:style>
    <style:style style:name="TableCell419" style:family="table-cell">
      <style:table-cell-properties fo:border="0.0034in solid #000000" style:writing-mode="lr-tb" style:vertical-align="middle" fo:padding-top="0.0729in" fo:padding-left="0.0729in" fo:padding-bottom="0.0729in" fo:padding-right="0.0729in"/>
    </style:style>
    <style:style style:name="TableCell420" style:family="table-cell">
      <style:table-cell-properties fo:border="0.0034in solid #000000" style:writing-mode="lr-tb" style:vertical-align="middle" fo:padding-top="0.0729in" fo:padding-left="0.0729in" fo:padding-bottom="0.0729in" fo:padding-right="0.0729in"/>
    </style:style>
    <style:style style:name="TableCell421" style:family="table-cell">
      <style:table-cell-properties fo:border="0.0034in solid #000000" style:writing-mode="lr-tb" style:vertical-align="middle" fo:padding-top="0.0729in" fo:padding-left="0.0729in" fo:padding-bottom="0.0729in" fo:padding-right="0.0729in"/>
    </style:style>
    <style:style style:name="TableCell422" style:family="table-cell">
      <style:table-cell-properties fo:border="0.0034in solid #000000" style:writing-mode="lr-tb" style:vertical-align="middle" fo:padding-top="0.0729in" fo:padding-left="0.0729in" fo:padding-bottom="0.0729in" fo:padding-right="0.0729in"/>
    </style:style>
    <style:style style:name="TableRow423" style:family="table-row">
      <style:table-row-properties style:use-optimal-row-height="false"/>
    </style:style>
    <style:style style:name="TableCell424" style:family="table-cell">
      <style:table-cell-properties fo:border="0.0034in solid #000000" style:writing-mode="lr-tb" style:vertical-align="middle" fo:padding-top="0.0729in" fo:padding-left="0.0729in" fo:padding-bottom="0.0729in" fo:padding-right="0.0729in"/>
    </style:style>
    <style:style style:name="TableCell425" style:family="table-cell">
      <style:table-cell-properties fo:border="0.0034in solid #000000" style:writing-mode="lr-tb" style:vertical-align="middle" fo:padding-top="0.0729in" fo:padding-left="0.0729in" fo:padding-bottom="0.0729in" fo:padding-right="0.0729in"/>
    </style:style>
    <style:style style:name="TableCell426" style:family="table-cell">
      <style:table-cell-properties fo:border="0.0034in solid #000000" style:writing-mode="lr-tb" style:vertical-align="middle" fo:padding-top="0.0729in" fo:padding-left="0.0729in" fo:padding-bottom="0.0729in" fo:padding-right="0.0729in"/>
    </style:style>
    <style:style style:name="TableCell427" style:family="table-cell">
      <style:table-cell-properties fo:border="0.0034in solid #000000" style:writing-mode="lr-tb" style:vertical-align="middle" fo:padding-top="0.0729in" fo:padding-left="0.0729in" fo:padding-bottom="0.0729in" fo:padding-right="0.0729in"/>
    </style:style>
    <style:style style:name="TableCell428" style:family="table-cell">
      <style:table-cell-properties fo:border="0.0034in solid #000000" style:writing-mode="lr-tb" style:vertical-align="middle" fo:padding-top="0.0729in" fo:padding-left="0.0729in" fo:padding-bottom="0.0729in" fo:padding-right="0.0729in"/>
    </style:style>
    <style:style style:name="TableRow429" style:family="table-row">
      <style:table-row-properties style:use-optimal-row-height="false"/>
    </style:style>
    <style:style style:name="TableCell430" style:family="table-cell">
      <style:table-cell-properties fo:border="0.0034in solid #000000" style:writing-mode="lr-tb" style:vertical-align="middle" fo:padding-top="0.0729in" fo:padding-left="0.0729in" fo:padding-bottom="0.0729in" fo:padding-right="0.0729in"/>
    </style:style>
    <style:style style:name="TableCell431" style:family="table-cell">
      <style:table-cell-properties fo:border="0.0034in solid #000000" style:writing-mode="lr-tb" style:vertical-align="middle" fo:padding-top="0.0729in" fo:padding-left="0.0729in" fo:padding-bottom="0.0729in" fo:padding-right="0.0729in"/>
    </style:style>
    <style:style style:name="TableCell432" style:family="table-cell">
      <style:table-cell-properties fo:border="0.0034in solid #000000" style:writing-mode="lr-tb" style:vertical-align="middle" fo:padding-top="0.0729in" fo:padding-left="0.0729in" fo:padding-bottom="0.0729in" fo:padding-right="0.0729in"/>
    </style:style>
    <style:style style:name="TableCell433" style:family="table-cell">
      <style:table-cell-properties fo:border="0.0034in solid #000000" style:writing-mode="lr-tb" style:vertical-align="middle" fo:padding-top="0.0729in" fo:padding-left="0.0729in" fo:padding-bottom="0.0729in" fo:padding-right="0.0729in"/>
    </style:style>
    <style:style style:name="TableCell434" style:family="table-cell">
      <style:table-cell-properties fo:border="0.0034in solid #000000" style:writing-mode="lr-tb" style:vertical-align="middle" fo:padding-top="0.0729in" fo:padding-left="0.0729in" fo:padding-bottom="0.0729in" fo:padding-right="0.0729in"/>
    </style:style>
    <style:style style:name="P435" style:parent-style-name="Überschrift1" style:family="paragraph">
      <style:paragraph-properties fo:break-before="page"/>
    </style:style>
    <style:style style:name="P436" style:parent-style-name="Überschrift1" style:family="paragraph">
      <style:paragraph-properties fo:break-before="page"/>
    </style:style>
    <style:style style:name="P437" style:parent-style-name="Überschrift1" style:family="paragraph">
      <style:paragraph-properties fo:break-before="page"/>
    </style:style>
    <style:style style:name="P438" style:parent-style-name="Überschrift1" style:family="paragraph">
      <style:paragraph-properties fo:break-before="page"/>
    </style:style>
    <style:style style:name="P439" style:parent-style-name="Textbody" style:family="paragraph">
      <style:text-properties fo:font-weight="bold" style:font-weight-asian="bold" style:font-weight-complex="bold"/>
    </style:style>
    <style:style style:name="P440" style:parent-style-name="Textbody" style:family="paragraph">
      <style:text-properties fo:font-weight="bold" style:font-weight-asian="bold" style:font-weight-complex="bold"/>
    </style:style>
    <style:style style:name="P441" style:parent-style-name="Textbody" style:family="paragraph">
      <style:text-properties fo:font-weight="bold" style:font-weight-asian="bold" style:font-weight-complex="bold" fo:language="en" fo:country="US"/>
    </style:style>
    <style:style style:name="T442" style:parent-style-name="Absatz-Standardschriftart" style:family="text">
      <style:text-properties fo:language="en" fo:country="US"/>
    </style:style>
    <style:style style:name="T443" style:parent-style-name="Absatz-Standardschriftart" style:family="text">
      <style:text-properties fo:language="en" fo:country="US"/>
    </style:style>
    <style:style style:name="T444" style:parent-style-name="Absatz-Standardschriftart" style:family="text">
      <style:text-properties fo:language="en" fo:country="US"/>
    </style:style>
    <style:style style:name="T445" style:parent-style-name="Absatz-Standardschriftart" style:family="text">
      <style:text-properties fo:language="en" fo:country="US"/>
    </style:style>
    <style:style style:name="T446" style:parent-style-name="Absatz-Standardschriftart" style:family="text">
      <style:text-properties fo:language="en" fo:country="US"/>
    </style:style>
    <style:style style:name="T447" style:parent-style-name="Absatz-Standardschriftart" style:family="text">
      <style:text-properties fo:language="en" fo:country="US"/>
    </style:style>
    <style:style style:name="P448" style:parent-style-name="Textbody" style:family="paragraph">
      <style:text-properties fo:font-weight="bold" style:font-weight-asian="bold" style:font-weight-complex="bold" fo:language="en" fo:country="US"/>
    </style:style>
    <style:style style:name="T449" style:parent-style-name="Absatz-Standardschriftart" style:family="text">
      <style:text-properties fo:language="en" fo:country="US"/>
    </style:style>
    <style:style style:name="T450" style:parent-style-name="Absatz-Standardschriftart" style:family="text">
      <style:text-properties fo:language="en" fo:country="US"/>
    </style:style>
    <style:style style:name="T451" style:parent-style-name="Absatz-Standardschriftart" style:family="text">
      <style:text-properties fo:language="en" fo:country="US"/>
    </style:style>
    <style:style style:name="T452" style:parent-style-name="Absatz-Standardschriftart" style:family="text">
      <style:text-properties fo:language="en" fo:country="US"/>
    </style:style>
    <style:style style:name="T453" style:parent-style-name="Absatz-Standardschriftart" style:family="text">
      <style:text-properties fo:language="en" fo:country="US"/>
    </style:style>
    <style:style style:name="T454" style:parent-style-name="Absatz-Standardschriftart" style:family="text">
      <style:text-properties fo:language="en" fo:country="US"/>
    </style:style>
    <style:style style:name="P455" style:parent-style-name="Textbody" style:family="paragraph">
      <style:text-properties fo:font-weight="bold" style:font-weight-asian="bold" style:font-weight-complex="bold" fo:language="en" fo:country="US"/>
    </style:style>
    <style:style style:name="T456" style:parent-style-name="Absatz-Standardschriftart" style:family="text">
      <style:text-properties fo:language="en" fo:country="US"/>
    </style:style>
    <style:style style:name="T457" style:parent-style-name="Absatz-Standardschriftart" style:family="text">
      <style:text-properties fo:language="en" fo:country="US"/>
    </style:style>
    <style:style style:name="T458" style:parent-style-name="Absatz-Standardschriftart" style:family="text">
      <style:text-properties fo:language="en" fo:country="US"/>
    </style:style>
    <style:style style:name="T459" style:parent-style-name="Absatz-Standardschriftart" style:family="text">
      <style:text-properties fo:language="en" fo:country="US"/>
    </style:style>
    <style:style style:name="T460" style:parent-style-name="Absatz-Standardschriftart" style:family="text">
      <style:text-properties fo:language="en" fo:country="US"/>
    </style:style>
    <style:style style:name="P461" style:parent-style-name="Textbody" style:family="paragraph">
      <style:text-properties fo:font-weight="bold" style:font-weight-asian="bold" style:font-weight-complex="bold" fo:language="en" fo:country="US"/>
    </style:style>
    <style:style style:name="T462" style:parent-style-name="Absatz-Standardschriftart" style:family="text">
      <style:text-properties fo:language="en" fo:country="US"/>
    </style:style>
    <style:style style:name="T463" style:parent-style-name="Absatz-Standardschriftart" style:family="text">
      <style:text-properties fo:language="en" fo:country="US"/>
    </style:style>
    <style:style style:name="T464" style:parent-style-name="Absatz-Standardschriftart" style:family="text">
      <style:text-properties fo:language="en" fo:country="US"/>
    </style:style>
    <style:style style:name="T465" style:parent-style-name="Absatz-Standardschriftart" style:family="text">
      <style:text-properties fo:language="en" fo:country="US"/>
    </style:style>
    <style:style style:name="T466" style:parent-style-name="Absatz-Standardschriftart" style:family="text">
      <style:text-properties fo:language="en" fo:country="US"/>
    </style:style>
    <style:style style:name="T467" style:parent-style-name="Absatz-Standardschriftart" style:family="text">
      <style:text-properties fo:language="en" fo:country="US"/>
    </style:style>
    <style:style style:name="T468" style:parent-style-name="Absatz-Standardschriftart" style:family="text">
      <style:text-properties fo:language="en" fo:country="US"/>
    </style:style>
    <style:style style:name="T469" style:parent-style-name="Absatz-Standardschriftart" style:family="text">
      <style:text-properties fo:language="en" fo:country="US"/>
    </style:style>
    <style:style style:family="graphic" style:name="a0" style:parent-style-name="Graphics">
      <style:graphic-properties style:wrap="parallel" style:wrap-contour="false" style:writing-mode="lr-tb" style:horizontal-rel="paragraph" style:vertical-rel="paragraph" style:horizontal-pos="center" style:vertical-pos="top"/>
    </style:style>
  </office:automatic-styles>
  <office:body>
    <office:text text:use-soft-page-breaks="true">
      <text:p text:style-name="P1">Gesamtdokumentation</text:p>
      <text:h text:style-name="Überschrift1" text:outline-level="1"/>
      <text:p text:style-name="Untertitel"/>
      <text:p text:style-name="Untertitel"/>
      <text:p text:style-name="Untertitel"/>
      <text:p text:style-name="Untertitel"/>
      <text:p text:style-name="Untertitel"/>
      <text:p text:style-name="Untertitel"/>
      <text:p text:style-name="Untertitel"/>
      <text:p text:style-name="Untertitel">Thema: Erstellen von Lernspielen für Kinder der 1. Klasse Grundschule</text:p>
      <text:p text:style-name="P2"/>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Fach: Webdevelopment II</text:p>
      <text:p text:style-name="Textbody">Dozent: Prof. Dr. Jürgen Heym</text:p>
      <text:p text:style-name="Textbody"><text:bookmark-start text:name="__RefHeading___Toc3335_756211831"/>Teammitglieder: August Kraft, Jan Mothes, Christian Pöhlmann, Philipp Marek<text:bookmark-end text:name="__RefHeading___Toc3335_756211831"/></text:p>
      <text:p text:style-name="P3"/>
      <text:h text:style-name="Überschrift1" text:outline-level="1"><text:bookmark-start text:name="__RefHeading___Toc3337_756211831"/><text:bookmark-start text:name="_Toc453838451"/><text:soft-page-break/>Inhaltverzeichnis<text:bookmark-end text:name="_Toc453838451"/></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text:a xlink:href="#_Toc453838451" office:target-frame-name="_top" xlink:show="replace"><text:span text:style-name="Hyperlink">Inhaltverzeichnis</text:span><text:tab/>2</text:a></text:p>
          <text:p text:style-name="P5"><text:a xlink:href="#_Toc453838452" office:target-frame-name="_top" xlink:show="replace"><text:span text:style-name="Hyperlink">1 Spezifikation</text:span><text:tab/>4</text:a></text:p>
          <text:p text:style-name="P6"><text:a xlink:href="#_Toc453838453" office:target-frame-name="_top" xlink:show="replace"><text:span text:style-name="Hyperlink">1.1 Einleitung</text:span><text:tab/>4</text:a></text:p>
          <text:p text:style-name="P7"><text:a xlink:href="#_Toc453838454" office:target-frame-name="_top" xlink:show="replace"><text:span text:style-name="Hyperlink">1.2 Webanwendung</text:span><text:tab/>4</text:a></text:p>
          <text:p text:style-name="P8"><text:a xlink:href="#_Toc453838455" office:target-frame-name="_top" xlink:show="replace"><text:span text:style-name="Hyperlink">1.2.1 Anwendergruppe: Schüler</text:span><text:tab/>4</text:a></text:p>
          <text:p text:style-name="P9"><text:a xlink:href="#_Toc453838456" office:target-frame-name="_top" xlink:show="replace"><text:span text:style-name="Hyperlink">1.2.2 Anwendergruppe: Eltern</text:span><text:tab/>4</text:a></text:p>
          <text:p text:style-name="P10"><text:a xlink:href="#_Toc453838457" office:target-frame-name="_top" xlink:show="replace"><text:span text:style-name="Hyperlink">1.2.3 Anwendergruppe: Lehrer</text:span><text:tab/>4</text:a></text:p>
          <text:p text:style-name="P11"><text:a xlink:href="#_Toc453838458" office:target-frame-name="_top" xlink:show="replace"><text:span text:style-name="Hyperlink">2 Projektmanagementdokumentation</text:span><text:tab/>5</text:a></text:p>
          <text:p text:style-name="P12"><text:a xlink:href="#_Toc453838459" office:target-frame-name="_top" xlink:show="replace"><text:span text:style-name="Hyperlink">2.1 Bewertung von PHP-Frameworks</text:span><text:tab/>5</text:a></text:p>
          <text:p text:style-name="P13"><text:a xlink:href="#_Toc453838460" office:target-frame-name="_top" xlink:show="replace"><text:span text:style-name="Hyperlink">2.1.1 Kriterien zum Vergleich von Frameworks</text:span><text:tab/>5</text:a></text:p>
          <text:p text:style-name="P14"><text:a xlink:href="#_Toc453838461" office:target-frame-name="_top" xlink:show="replace"><text:span text:style-name="Hyperlink">2.1.2 Gewichtung der Kriterien</text:span><text:tab/>5</text:a></text:p>
          <text:p text:style-name="P15"><text:a xlink:href="#_Toc453838462" office:target-frame-name="_top" xlink:show="replace"><text:span text:style-name="Hyperlink">2.2 Beschreibung der PHP-Frameworks</text:span><text:tab/>6</text:a></text:p>
          <text:p text:style-name="P16"><text:a xlink:href="#_Toc453838463" office:target-frame-name="_top" xlink:show="replace"><text:span text:style-name="Hyperlink">2.2.1 Yii</text:span><text:tab/>6</text:a></text:p>
          <text:p text:style-name="P17"><text:a xlink:href="#_Toc453838464" office:target-frame-name="_top" xlink:show="replace"><text:span text:style-name="Hyperlink">2.2.2 Zend Framework 2</text:span><text:tab/>7</text:a></text:p>
          <text:p text:style-name="P18"><text:a xlink:href="#_Toc453838465" office:target-frame-name="_top" xlink:show="replace"><text:span text:style-name="Hyperlink">2.2.3 Sonstiges</text:span><text:tab/>7</text:a></text:p>
          <text:p text:style-name="P19"><text:a xlink:href="#_Toc453838466" office:target-frame-name="_top" xlink:show="replace"><text:span text:style-name="Hyperlink">2.2.3 Symfony 3</text:span><text:tab/>7</text:a></text:p>
          <text:p text:style-name="P20"><text:a xlink:href="#_Toc453838467" office:target-frame-name="_top" xlink:show="replace"><text:span text:style-name="Hyperlink">2.2.4 Laravel 5</text:span><text:tab/>8</text:a></text:p>
          <text:p text:style-name="P21"><text:a xlink:href="#_Toc453838468" office:target-frame-name="_top" xlink:show="replace"><text:span text:style-name="Hyperlink">2.2.5 Nette</text:span><text:tab/>8</text:a></text:p>
          <text:p text:style-name="P22"><text:a xlink:href="#_Toc453838469" office:target-frame-name="_top" xlink:show="replace"><text:span text:style-name="Hyperlink">2.2.6 PHPixie</text:span><text:tab/>9</text:a></text:p>
          <text:p text:style-name="P23"><text:a xlink:href="#_Toc453838470" office:target-frame-name="_top" xlink:show="replace"><text:span text:style-name="Hyperlink">2.3 Gegenüberstellung der PHP-Frameworks</text:span><text:tab/>10</text:a></text:p>
          <text:p text:style-name="P24"><text:a xlink:href="#_Toc453838471" office:target-frame-name="_top" xlink:show="replace"><text:span text:style-name="Hyperlink">2.4 Bewertung von Projektmanagement-Methodiken</text:span><text:tab/>11</text:a></text:p>
          <text:p text:style-name="P25"><text:a xlink:href="#_Toc453838472" office:target-frame-name="_top" xlink:show="replace"><text:span text:style-name="Hyperlink">2.5 Beschreibung der Projektmanagementmethodiken</text:span><text:tab/>11</text:a></text:p>
          <text:p text:style-name="P26"><text:a xlink:href="#_Toc453838473" office:target-frame-name="_top" xlink:show="replace"><text:span text:style-name="Hyperlink">2.5.1 Kanban</text:span><text:tab/>11</text:a></text:p>
          <text:p text:style-name="P27"><text:a xlink:href="#_Toc453838474" office:target-frame-name="_top" xlink:show="replace"><text:span text:style-name="Hyperlink">2.5.2 Scrum</text:span><text:tab/>13</text:a></text:p>
          <text:p text:style-name="P28"><text:a xlink:href="#_Toc453838475" office:target-frame-name="_top" xlink:show="replace"><text:span text:style-name="Hyperlink">2.5.3 Feature-Driven-Development (FDD)</text:span><text:tab/>14</text:a></text:p>
          <text:p text:style-name="P29"><text:a xlink:href="#_Toc453838476" office:target-frame-name="_top" xlink:show="replace"><text:span text:style-name="Hyperlink">2.5.4 Extreme Programming (XP)</text:span><text:tab/>15</text:a></text:p>
          <text:p text:style-name="P30"><text:a xlink:href="#_Toc453838477" office:target-frame-name="_top" xlink:show="replace"><text:span text:style-name="Hyperlink">2.6 Gewichtung</text:span><text:tab/>18</text:a></text:p>
          <text:p text:style-name="P31"><text:a xlink:href="#_Toc453838478" office:target-frame-name="_top" xlink:show="replace"><text:span text:style-name="Hyperlink">2.7 Software-Spezifikation</text:span><text:tab/>19</text:a></text:p>
          <text:p text:style-name="P32"><text:a xlink:href="#_Toc453838479" office:target-frame-name="_top" xlink:show="replace"><text:span text:style-name="Hyperlink">2.8 Frameworks</text:span><text:tab/>19</text:a></text:p>
          <text:p text:style-name="P33"><text:a xlink:href="#_Toc453838480" office:target-frame-name="_top" xlink:show="replace"><text:span text:style-name="Hyperlink">2.8.1 Bootstrap</text:span><text:tab/>19</text:a></text:p>
          <text:p text:style-name="P34"><text:a xlink:href="#_Toc453838481" office:target-frame-name="_top" xlink:show="replace"><text:span text:style-name="Hyperlink">2.8.2 Semantic UI</text:span><text:tab/>19</text:a></text:p>
          <text:p text:style-name="P35"><text:a xlink:href="#_Toc453838482" office:target-frame-name="_top" xlink:show="replace"><text:span text:style-name="Hyperlink">2.8.3 Vergleich</text:span><text:tab/>20</text:a></text:p>
          <text:p text:style-name="P36"><text:a xlink:href="#_Toc453838483" office:target-frame-name="_top" xlink:show="replace"><text:span text:style-name="Hyperlink">2.9 Ablauf</text:span><text:tab/>21</text:a></text:p>
          <text:p text:style-name="P37"><text:a xlink:href="#_Toc453838484" office:target-frame-name="_top" xlink:show="replace"><text:span text:style-name="Hyperlink">2.10 Programm</text:span><text:tab/>22</text:a></text:p>
          <text:p text:style-name="P38"><text:a xlink:href="#_Toc453838485" office:target-frame-name="_top" xlink:show="replace"><text:span text:style-name="Hyperlink">2.10.1 Hauptmenü</text:span><text:tab/>22</text:a></text:p>
          <text:p text:style-name="P39"><text:a xlink:href="#_Toc453838486" office:target-frame-name="_top" xlink:show="replace"><text:span text:style-name="Hyperlink">2.10.2 Nutzer</text:span><text:tab/>22</text:a></text:p>
          <text:p text:style-name="P40"><text:a xlink:href="#_Toc453838487" office:target-frame-name="_top" xlink:show="replace"><text:span text:style-name="Hyperlink">2.10.3 Statistik</text:span><text:tab/>22</text:a></text:p>
          <text:p text:style-name="P41"><text:a xlink:href="#_Toc453838488" office:target-frame-name="_top" xlink:show="replace"><text:span text:style-name="Hyperlink">2.11 Testspezifikation</text:span><text:tab/>23</text:a></text:p>
          <text:p text:style-name="P42"><text:a xlink:href="#_Toc453838489" office:target-frame-name="_top" xlink:show="replace"><text:span text:style-name="Hyperlink">2.11.1 Testfälle</text:span><text:tab/>23</text:a></text:p>
          <text:p text:style-name="P43"><text:a xlink:href="#_Toc453838490" office:target-frame-name="_top" xlink:show="replace"><text:span text:style-name="Hyperlink">2.11.1.3 Aufgaben</text:span><text:tab/>25</text:a></text:p>
          <text:p text:style-name="P44"><text:a xlink:href="#_Toc453838491" office:target-frame-name="_top" xlink:show="replace"><text:span text:style-name="Hyperlink">2.11.2 Testfälle und deren Ergebnisse</text:span><text:tab/>26</text:a></text:p>
          <text:p text:style-name="P45"><text:a xlink:href="#_Toc453838492" office:target-frame-name="_top" xlink:show="replace"><text:span text:style-name="Hyperlink">3 Testprotokolle</text:span><text:tab/>28</text:a></text:p>
          <text:p text:style-name="P46"><text:a xlink:href="#_Toc453838493" office:target-frame-name="_top" xlink:show="replace"><text:span text:style-name="Hyperlink">4 Adminhandbuch</text:span><text:tab/>29</text:a></text:p>
          <text:p text:style-name="P47"><text:a xlink:href="#_Toc453838494" office:target-frame-name="_top" xlink:show="replace"><text:span text:style-name="Hyperlink">5 Benutzerhandbuch</text:span><text:tab/>30</text:a></text:p>
          <text:p text:style-name="P48"><text:a xlink:href="#_Toc453838495" office:target-frame-name="_top" xlink:show="replace"><text:span text:style-name="Hyperlink">6 Quellen</text:span><text:tab/>31</text:a></text:p>
        </text:index-body>
      </text:table-of-content>
      <text:h text:style-name="Überschrift1" text:outline-level="1"><text:bookmark-start text:name="_Toc453838452"/>1 Spezifikation<text:bookmark-end text:name="__RefHeading___Toc3337_756211831"/><text:bookmark-end text:name="_Toc453838452"/></text:h>
      <text:h text:style-name="Überschrift2" text:outline-level="2"><text:bookmark-start text:name="__RefHeading___Toc3339_756211831"/><text:bookmark-start text:name="_Toc453838453"/>1.1<text:s/>Einleitung<text:bookmark-end text:name="__RefHeading___Toc3339_756211831"/><text:bookmark-end text:name="_Toc453838453"/></text:h>
      <text:p text:style-name="Textbody">Die Webanwendung hat als Ziel, Schüler der Jahrgangsstufe 1 spielerisch schulisches Wissen dieses <text:s/>Schuljahres zu vermitteln und Eltern und Lehrern einen Einblick in die Fortschritte und Fähigkeiten ihrer Kinder/Schüler zu geben.</text:p>
      <text:h text:style-name="Überschrift2" text:outline-level="2"><text:bookmark-start text:name="__RefHeading___Toc3341_756211831"/><text:bookmark-start text:name="_Toc453838454"/>1.2 Webanwendung<text:bookmark-end text:name="__RefHeading___Toc3341_756211831"/><text:bookmark-end text:name="_Toc453838454"/></text:h>
      <text:p text:style-name="Textbody">Es soll für die Anwendergruppen „Schüler“, „Eltern“ und „Lehrer“ verschiedene Ansichten geben.</text:p>
      <text:h text:style-name="Überschrift3" text:outline-level="3"><text:bookmark-start text:name="__RefHeading___Toc3343_756211831"/><text:bookmark-start text:name="_Toc453838455"/>1.2.1 Anwendergruppe: Schüler<text:bookmark-end text:name="__RefHeading___Toc3343_756211831"/><text:bookmark-end text:name="_Toc453838455"/></text:h>
      <text:p text:style-name="Textbody">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p>
      <text:h text:style-name="Überschrift3" text:outline-level="3"><text:bookmark-start text:name="__RefHeading___Toc3345_756211831"/><text:bookmark-start text:name="_Toc453838456"/>1.2.2 Anwendergruppe: Eltern<text:bookmark-end text:name="__RefHeading___Toc3345_756211831"/><text:bookmark-end text:name="_Toc453838456"/></text:h>
      <text:p text:style-name="Textbody">Eltern loggen sich mit Hilfe des Nutzernamens ihres Kindes und eines zusätzliches, frei wählbaren, Passwortes ein. Die Eltern können sich die Statistik ihres eigenen Kindes ansehen und von da aus in die Aufgabe springen, um das Ergebnis nachzuvollziehen.</text:p>
      <text:h text:style-name="Überschrift3" text:outline-level="3"><text:bookmark-start text:name="__RefHeading___Toc3347_756211831"/><text:bookmark-start text:name="_Toc453838457"/>1.2.3 Anwendergruppe: Lehrer<text:bookmark-end text:name="__RefHeading___Toc3347_756211831"/><text:bookmark-end text:name="_Toc453838457"/></text:h>
      <text:p text:style-name="Textbody">Die Gruppe Lehrer zählt zusätzlich noch als Admingruppe. Für sie muss es möglich sein, alle Nutzer zu verwalten, also Nutzer zu Erstellen, zu Löschen, zu Ändern und Anzuzeigen. Außerdem können sie die Statistiken aller Schüler einsehen und von dort aus in die einzelnen Aufgaben springen.</text:p>
      <text:p text:style-name="Standard"><text:bookmark-start text:name="__RefHeading___Toc3695_756211831"/></text:p>
      <text:h text:style-name="P49" text:outline-level="1"><text:bookmark-start text:name="_Toc453838458"/><office:annotation office:name="0"><dc:creator>Philipp</dc:creator><dc:date>2016-06-16T10:54:00</dc:date><text:p text:style-name="Kommentartext"><text:a xlink:href="http://www.nonprofit.de/artikel-lesen/artikel/eine-genaue-projektdokumentation-erspart-ihnen-arbeit-bei-nachfolgeprojekten/" office:target-frame-name="_top" xlink:show="replace"><text:span text:style-name="Hyperlink">http://www.nonprofit.de/artikel-lesen/artikel/eine-genaue-projektdokumentation-erspart-ihnen-arbeit-bei-nachfolgeprojekten/</text:span></text:a></text:p><text:p text:style-name="Kommentartext"/></office:annotation><text:soft-page-break/>2 Projektmanagementdokumentation<text:bookmark-end text:name="__RefHeading___Toc3695_756211831"/><text:span text:style-name="T50"><office:annotation-end office:name="0"/></text:span><text:bookmark-start text:name="__RefHeading___Toc1397_258508911"/><text:bookmark-end text:name="_Toc453838458"/></text:h>
      <text:h text:style-name="Überschrift2" text:outline-level="2"><text:bookmark-start text:name="_Toc453838459"/>2.1 Ist-Zustand</text:h>
      <text:p text:style-name="Textbody">Im Moment ist kein vergleichbares Projekt vorhanden, das Programm ist also im aktuellen Kontext (Webdev Gruppe 17) eine Neuentwicklung.</text:p>
      <text:h text:style-name="Überschrift2" text:outline-level="2">2.2 Soll-Analyse</text:h>
      <text:p text:style-name="Textbody">Im Zuge des Projektes soll eine Webseite mit funktionsfähigen Spielen entwickelt werden. Die Zielgruppe dieser Spiele sind Kinder der ersten Klasse. Die Webseite soll über eine Übersicht mit mehreren Spielen verfügen. Die Spiele sollen einen leicht ansteigenden Schwierigkeitsgrad haben.</text:p>
      <text:h text:style-name="Überschrift2" text:outline-level="2">2.1 Bewertung von PHP-Frameworks<text:bookmark-end text:name="__RefHeading___Toc1397_258508911"/><text:bookmark-end text:name="_Toc453838459"/></text:h>
      <text:p text:style-name="Textbody">Im Folgenden werden zur Beurteilung einiger PHP-Frameworks die verwendeten Kriterien und deren Gewichtung erläutert.</text:p>
      <text:h text:style-name="Überschrift3" text:outline-level="3"><text:bookmark-start text:name="__RefHeading___Toc1013_2057399882"/><text:bookmark-start text:name="_Toc453838460"/>2.1.1 Kriterien zum Vergleich von Frameworks<text:bookmark-end text:name="__RefHeading___Toc1013_2057399882"/><text:bookmark-end text:name="_Toc453838460"/></text:h>
      <text:p text:style-name="Textbody">Um Frameworks bewerten zu können, müssen zuerst Kriterien gefunden werden, nach denen diese auch verglichen werden können. Auch sollte man eine mögliche unterschiedliche Gewichtung verschiedener Kriterien berücksichtigen. Folgende Kriterien werden von uns verwendet:<text:span text:style-name="Fußnotenzeichen"><text:note text:note-class="footnote" text:id="_ftn0"><text:note-citation>1</text:note-citation><text:note-body><text:p text:style-name="P51"><text:s/><text:a xlink:href="http://www.thewebhatesme.com/allgemein/10-auswahlkriterien-fur-php-frameworks/" office:target-frame-name="_top" xlink:show="replace"><text:span text:style-name="T52">http://www.thewebhatesme.com/allgemein/10-auswahlkriterien-fur-php-frameworks/</text:span></text:a></text:p></text:note-body></text:note></text:span></text:p>
      <text:p text:style-name="Textbody"><text:span text:style-name="T53">Aktualität:</text:span><text:s/>Wird das Framework aktiv gepflegt und entwickelt? Gut ist wenn das Framework erst vor kurzem und in regelmäßigen Abständen erweitert/ausgebessert wurde. Schlecht ist wenn das Framework entweder nur unregelmäßig oder vor langer Zeit bearbeitet wurde.</text:p>
      <text:p text:style-name="Textbody"><text:span text:style-name="T54">Verbreitung:</text:span><text:s/>Ruf des Frameworks bzw. Referenzen? Ein gutes Framework ist in diesem Fall ein Framework das von bekannten Unternehmen und/oder vielen Personen verwendet wird.</text:p>
      <text:p text:style-name="Textbody"><text:span text:style-name="T55">Dokumentation:</text:span><text:s/>Wie ausführlich ist die Dokumentation? Gibt es Anleitungen oder Tutorials? Im besten Falle hat das Framework von den Entwicklern selbst ein digitales, übersichtliches Tutorial mit Code-Beispielen.</text:p>
      <text:p text:style-name="Textbody"><text:span text:style-name="T56">Community:</text:span><text:s/>Wie schnell bekommt man hochwertige Hilfe auf Fragen? Gut ist, wenn eine große Community mit vielen Fragen/Antworten und einer schnellen Antwortzeit dahinter steht. Als Bewertungsgrundlage dienen entweder<text:s/><text:a xlink:href="http://www.StackOverflow.com/" office:target-frame-name="_top" xlink:show="replace">http://www.stackoverflow.com</text:a>, oder das entsprechende eigene Forum.</text:p>
      <text:p text:style-name="Textbody"><text:span text:style-name="T57">Einarbeitungszeit:</text:span><text:s/>Wie aufwändig ist es sich in das Framework einzuarbeiten? Ein gutes Framework hat eine geringe Einarbeitungszeit. Als Basis dienen unterschiedliche Nutzeraussagen aus verschiedenen Foren.</text:p>
      <text:p text:style-name="Textbody"><text:span text:style-name="T58">Features:</text:span><text:s/>Welche Features werden bereitgestellt? Lassen sich externe Komponente hinzufügen, um die fehlenden Features abzudecken? Gut ist es wenn das Framework viele Features hat. Als Bewertungsbasis wird<text:s/><text:a xlink:href="https://en.wikipedia.org/wiki/Comparison_of_web_frameworks" office:target-frame-name="_top" xlink:show="replace">https://en.wikipedia.org/wiki/Comparison_of_web_frameworks</text:a><text:s/>verwendet.</text:p>
      <text:p text:style-name="Textbody"><text:span text:style-name="T59">Preis:</text:span><text:s/>Kostet das Framework etwas oder nicht? Das Produkt muss kostenlos sein.</text:p>
      <text:p text:style-name="Textbody"><text:span text:style-name="T60">PHP5:</text:span><text:s/>Unterstützt das Framework PHP5? Das Framework muss PHP5 unterstützen.</text:p>
      <text:h text:style-name="Überschrift2" text:outline-level="2"/>
      <text:h text:style-name="Überschrift3" text:outline-level="3"><text:bookmark-start text:name="__RefHeading___Toc1015_2057399882"/><text:bookmark-start text:name="_Toc453838461"/>2.1.2 Gewichtung der Kriterien<text:bookmark-end text:name="__RefHeading___Toc1015_2057399882"/><text:bookmark-end text:name="_Toc453838461"/></text:h>
      <text:p text:style-name="Textbody">Es werden für diverse Frameworks alle Kriterien angeschaut, Schwerpunkt liegt jedoch auf <text:s/>Dokumentation und Community. Als Ausschlusskriterien zählen PHP5 und Preis. Es ist uns also wichtig, dass das Framework gut dokumentiert ist und eine aktiver Community hinter sich hat, es ist aber obligatorisch dass es PHP5 unterstützt und kostenlos ist.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p>
      <text:h text:style-name="Überschrift2" text:outline-level="2"><text:bookmark-start text:name="__RefHeading___Toc1017_2057399882"/><text:bookmark-start text:name="_Toc453838462"/>2.2 Beschreibung der PHP-Frameworks<text:bookmark-end text:name="__RefHeading___Toc1017_2057399882"/><text:bookmark-end text:name="_Toc453838462"/></text:h>
      <text:p text:style-name="Textbody">Im Folgenden werden insgesamt sechs verschiedene Frameworks analysiert. Dabei werden besonders die Vor- und Nachteile betrachtet.</text:p>
      <text:h text:style-name="Überschrift3" text:outline-level="3"><text:bookmark-start text:name="__RefHeading___Toc1019_2057399882"/><text:bookmark-start text:name="_Toc453838463"/>2.2.1 Yii<text:bookmark-end text:name="__RefHeading___Toc1019_2057399882"/><text:bookmark-end text:name="_Toc453838463"/></text:h>
      <text:p text:style-name="Textbody">Yii wurde <text:s/>am 1. Januar 2008 von Qiang Xue ins Leben gerufen. Seitdem hat sich Yii zu einem schnellen, sicheren und professionellen Framework entwickelt, dessen Fokus auf die Erstellung von Web 2.0 Applikationen liegt.<text:span text:style-name="Fußnotenzeichen"><text:note text:note-class="footnote" text:id="_ftn1"><text:note-citation>2</text:note-citation><text:note-body><text:p text:style-name="P61"><text:span text:style-name="T62"><text:s/></text:span><text:a xlink:href="http://www.yiiframework.com/about" office:target-frame-name="_top" xlink:show="replace"><text:span text:style-name="T63">http://www.yiiframework.com/about</text:span></text:a></text:p></text:note-body></text:note></text:span></text:p>
      <text:h text:style-name="Überschrift4" text:outline-level="4"><text:bookmark-start text:name="__RefHeading___Toc1021_2057399882"/>2.2.1.1 Vorteile<text:bookmark-end text:name="__RefHeading___Toc1021_2057399882"/></text:h>
      <text:p text:style-name="Textbody">Yii ist weit verbreitet. Das zeigen die 5 Mio. Treffer wenn man bei Google nach ”yii” sucht. Dazu kommen die 900 Stellenangebote, die sich im Forum der Yii-Webseite angesammelt haben<text:span text:style-name="Fußnotenzeichen"><text:note text:note-class="footnote" text:id="_ftn2"><text:note-citation>3</text:note-citation><text:note-body><text:p text:style-name="P64"><text:s/><text:a xlink:href="http://www.yiiframework.com/forum/index.php?/forum/15-job-opportunities/" office:target-frame-name="_top" xlink:show="replace">http://www.yiiframework.com/forum/index.php?/forum/15-job-opportunities/</text:a></text:p></text:note-body></text:note></text:span><text:s/>und den zahlreichen ”Yii-powered” Webseiten, die das Framework benutzen.<text:span text:style-name="Fußnotenzeichen"><text:note text:note-class="footnote" text:id="_ftn3"><text:note-citation>4</text:note-citation><text:note-body><text:p text:style-name="P65"><text:s/><text:a xlink:href="http://www.yiiframework.com/forum/index.php/forum/14-yii-powered-applications/" office:target-frame-name="_top" xlink:show="replace">http://www.yiiframework.com/forum/index.php/forum/14-yii-powered-applications/</text:a></text:p></text:note-body></text:note></text:span><text:span text:style-name="Fußnotenzeichen"><text:note text:note-class="footnote" text:id="_ftn4"><text:note-citation>5</text:note-citation><text:note-body><text:p text:style-name="P66"><text:s/><text:a xlink:href="http://yii.poweredsites.org/" office:target-frame-name="_top" xlink:show="replace">http://yii.poweredsites.org/</text:a></text:p></text:note-body></text:note></text:span>Um sich Kenntnisse über Yii anzueignen stehen einem der ausführliche Guide auf der Webseite mit Codebeispielen und der Möglichkeit zu kommentieren,<text:span text:style-name="Fußnotenzeichen"><text:note text:note-class="footnote" text:id="_ftn5"><text:note-citation>6</text:note-citation><text:note-body><text:p text:style-name="P67"><text:s/><text:a xlink:href="http://www.yiiframework.com/doc/guide" office:target-frame-name="_top" xlink:show="replace">http://www.yiiframework.com/doc/guide</text:a></text:p></text:note-body></text:note></text:span><text:s/>Bücher (sowohl in Printform als auch als Ebook) und kostenpflichtige Videokurse zur Verfügung.<text:span text:style-name="Fußnotenzeichen"><text:note text:note-class="footnote" text:id="_ftn6"><text:note-citation>7</text:note-citation><text:note-body><text:p text:style-name="P68"><text:s/><text:a xlink:href="http://www.yiiframework.com/doc" office:target-frame-name="_top" xlink:show="replace">http://www.yiiframework.com/doc</text:a></text:p></text:note-body></text:note></text:span>Das eigene Forum ist aktiv und es gibt Beiträge in mehr als zwei Dutzend Sprachen.<text:span text:style-name="Fußnotenzeichen"><text:note text:note-class="footnote" text:id="_ftn7"><text:note-citation>8</text:note-citation><text:note-body><text:p text:style-name="P69"><text:s/><text:a xlink:href="http://www.yiiframework.com/forum/" office:target-frame-name="_top" xlink:show="replace">http://www.yiiframework.com/forum/</text:a></text:p></text:note-body></text:note></text:span><text:s/>Die Mitglieder sind freundlich und hilfsbereit und man bekommt recht schnell eine Antwort auf seine Fragen.<text:span text:style-name="Fußnotenzeichen"><text:note text:note-class="footnote" text:id="_ftn8"><text:note-citation>9</text:note-citation><text:note-body><text:p text:style-name="P70"><text:s/><text:a xlink:href="https://web.archive.org/web/20120618111441/http:/blog.mbischof.de/auswahlkriterien-fur-php-frameworks" office:target-frame-name="_top" xlink:show="replace">https://web.archive.org/web/20120618111441/http://blog.mbischof.de/auswahlkriterien-fur-php-frameworks</text:a></text:p></text:note-body></text:note></text:span><text:s/>Yii setzt ausschließlich auf PHP5 und lässt sich mit Erweiterungen(Extensions) beliebig erweitern. Derzeit gibt über 2000 Erweiterungen.<text:span text:style-name="Fußnotenzeichen"><text:note text:note-class="footnote" text:id="_ftn9"><text:note-citation>10</text:note-citation><text:note-body><text:p text:style-name="P71"><text:s/><text:a xlink:href="http://www.yiiframework.com/extensions/" office:target-frame-name="_top" xlink:show="replace">http://www.yiiframework.com/extensions/</text:a></text:p></text:note-body></text:note></text:span></text:p>
      <text:p text:style-name="Textbody"/>
      <text:p text:style-name="Textbody">Auch lässt sich Yii mit anderen Komponenten verknüpfen, um das Framework so verwenden zu können, wie gewünscht.<text:span text:style-name="Fußnotenzeichen"><text:note text:note-class="footnote" text:id="_ftn10"><text:note-citation>11</text:note-citation><text:note-body><text:p text:style-name="Footnote"><text:a xlink:href="http://www.yiiframework.com/search/?q=integrating&amp;type=wiki" office:target-frame-name="_top" xlink:show="replace">http://www.yiiframework.com/search/?q=integrating&amp;type=wiki</text:a></text:p></text:note-body></text:note></text:span></text:p>
      <text:h text:style-name="Überschrift4" text:outline-level="4"><text:bookmark-start text:name="__RefHeading___Toc1023_2057399882"/>2.2.1.2 Nachteile<text:bookmark-end text:name="__RefHeading___Toc1023_2057399882"/></text:h>
      <text:p text:style-name="Textbody">Das Selbststudium kann recht teuer werden, die Videokurse liegen preislich über 50€, die Bücher zwischen 30-<text:soft-page-break/>50€, die jeweils nur einen Anwendungsbereich von Yii abdecken.</text:p>
      <text:h text:style-name="Überschrift4" text:outline-level="4"><text:bookmark-start text:name="__RefHeading___Toc1025_2057399882"/>2.2.1.3 Sonstiges<text:bookmark-end text:name="__RefHeading___Toc1025_2057399882"/></text:h>
      <text:p text:style-name="Textbody">Die neueste Version ist 2.0.7 vom 14. Februar 2016 und ist eine vollständige Überarbeitung von Yii auf Basis von PHP 5.4.0.<text:span text:style-name="Fußnotenzeichen"><text:note text:note-class="footnote" text:id="_ftn11"><text:note-citation>12</text:note-citation><text:note-body><text:p text:style-name="P72"><text:s/><text:a xlink:href="http://www.yiiframework.com/download/" office:target-frame-name="_top" xlink:show="replace"><text:span text:style-name="T73">http://www.yiiframework.com/download/</text:span></text:a></text:p></text:note-body></text:note></text:span><text:s/>Yii ist Open Source (BSD)<text:span text:style-name="Fußnotenzeichen"><text:note text:note-class="footnote" text:id="_ftn12"><text:note-citation>13</text:note-citation><text:note-body><text:p text:style-name="P74"><text:s/><text:a xlink:href="http://www.yiiframework.com/license/" office:target-frame-name="_top" xlink:show="replace">http://www.yiiframework.com/license/</text:a></text:p></text:note-body></text:note></text:span><text:s/>und wird von wenigen Entwicklern gepflegt.<text:span text:style-name="Fußnotenzeichen"><text:note text:note-class="footnote" text:id="_ftn13"><text:note-citation>14</text:note-citation><text:note-body><text:p text:style-name="P75"><text:s/><text:a xlink:href="https://github.com/yiisoft" office:target-frame-name="_top" xlink:show="replace">https://github.com/yiisoft</text:a></text:p></text:note-body></text:note></text:span><text:s/>Das Verhältnis zwischen gemeldeten und gelösten Bugs liegt bei 2,465/2,188.<text:span text:style-name="Fußnotenzeichen"><text:note text:note-class="footnote" text:id="_ftn14"><text:note-citation>15</text:note-citation><text:note-body><text:p text:style-name="P76"><text:s/><text:a xlink:href="https://github.com/yiisoft/yii/issues" office:target-frame-name="_top" xlink:show="replace">https://github.com/yiisoft/yii/issues</text:a></text:p></text:note-body></text:note></text:span>Yii ist nach dem MVC Prinzip entwickelt.<text:span text:style-name="Fußnotenzeichen"><text:note text:note-class="footnote" text:id="_ftn15"><text:note-citation>16</text:note-citation><text:note-body><text:p text:style-name="P77"><text:s/><text:a xlink:href="http://www.yiiframework.com/doc/guide/1.1/en/basics.mvc" office:target-frame-name="_top" xlink:show="replace">http://www.yiiframework.com/doc/guide/1.1/en/basics.mvc</text:a></text:p></text:note-body></text:note></text:span><text:s/>Yii wird unter anderem von <text:s/>Stay.com und Fusonic GmbH verwendet.</text:p>
      <text:h text:style-name="Überschrift3" text:outline-level="3"><text:bookmark-start text:name="__RefHeading___Toc1027_2057399882"/><text:bookmark-start text:name="_Toc453838464"/>2.2.2 Zend Framework 2<text:bookmark-end text:name="__RefHeading___Toc1027_2057399882"/><text:bookmark-end text:name="_Toc453838464"/></text:h>
      <text:p text:style-name="Textbody">Zend Framework 2 (nachfolgend Zend 2) entstand aus Zend Framework 1 (nachfolgend Zend 1), welches ein häufig benutztes Framework ist (15 Mio. Downloads). <text:s/>Google gibt bei der Suche nach ”Zend 2” 1,4 Mio. Ergebnisse zurück. Zend 2 ist 100% objektorientiert.<text:span text:style-name="Fußnotenzeichen"><text:note text:note-class="footnote" text:id="_ftn16"><text:note-citation>17</text:note-citation><text:note-body><text:p text:style-name="Footnote"><text:a xlink:href="http://framework.zend.com/about/" office:target-frame-name="_top" xlink:show="replace">http://framework.zend.com/about/</text:a></text:p></text:note-body></text:note></text:span></text:p>
      <text:h text:style-name="Überschrift4" text:outline-level="4"><text:bookmark-start text:name="__RefHeading___Toc1029_2057399882"/>2.2.2.1 Vorteile<text:bookmark-end text:name="__RefHeading___Toc1029_2057399882"/></text:h>
      <text:p text:style-name="Textbody">Das Framework wird vom Entwickler getestet (mittels PHPUnit). Der Übergang von Zend 1 ist gegeben, dazu läuft <text:s/>zusätzlich Zend 1 Code in der <text:s/>Zend 2 Engine.<text:span text:style-name="Fußnotenzeichen"><text:note text:note-class="footnote" text:id="_ftn17"><text:note-citation>18</text:note-citation><text:note-body><text:p text:style-name="Footnote"><text:a xlink:href="http://framework.zend.com/about/faq/" office:target-frame-name="_top" xlink:show="replace">http://framework.zend.com/about/faq/</text:a></text:p></text:note-body></text:note></text:span><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 text:style-name="Fußnotenzeichen"><text:note text:note-class="footnote" text:id="_ftn18"><text:note-citation>19</text:note-citation><text:note-body><text:p text:style-name="Footnote"><text:a xlink:href="http://framework.zend.com/about/" office:target-frame-name="_top" xlink:show="replace">http://framework.zend.com/about/</text:a></text:p></text:note-body></text:note></text:span><text:s/>Zum Selbststudium stehen einem ein Tutorial, ein Guide und die API Dokumentation zur Verfügung. Dazu gibt es diverse Bücher im Preisbereich von 40+€. Man kann sich kostenpflichtig sein Fachwissen nachweisen mittels Zertifikate verschiedener Stufen (ab ca. Tausend Euro). Zend 2 fordert keine Erlernung einer neuen Sprache wie Yaml.<text:span text:style-name="Fußnotenzeichen"><text:note text:note-class="footnote" text:id="_ftn19"><text:note-citation>20</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Überschrift5" text:outline-level="5"><text:bookmark-start text:name="__RefHeading___Toc1031_2057399882"/>2.2.2.2 Nachteile<text:span text:style-name="Fußnotenzeichen"><text:note text:note-class="footnote" text:id="_ftn20"><text:note-citation>21</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bookmark-end text:name="__RefHeading___Toc1031_2057399882"/></text:h>
      <text:p text:style-name="Textbody">Die Framework ist recht wortreich, was zu verhältnismäßig viel Code für simple Sachen führt. Es kann langsam sein, weil Klassen auf viele Dateien verteilt sind. Man kann dem jedoch entgegenwirken, wenn man Extraarbeit mit Opcode Caching betreibt. Leider wird Wissen im Bereich Enterprise-Application Architektur vorausgesetzt bzw. ohne diese ist die Lernkurve recht steil.</text:p>
      <text:h text:style-name="Überschrift3" text:outline-level="3"><text:bookmark-start text:name="__RefHeading___Toc1033_2057399882"/><text:bookmark-start text:name="_Toc453838465"/>2.2.3 Sonstiges<text:bookmark-end text:name="__RefHeading___Toc1033_2057399882"/><text:bookmark-end text:name="_Toc453838465"/></text:h>
      <text:p text:style-name="Textbody">Die neueste Version (2.4.9 ) erschien am 23.11.2015<text:span text:style-name="Fußnotenzeichen"><text:note text:note-class="footnote" text:id="_ftn21"><text:note-citation>22</text:note-citation><text:note-body><text:p text:style-name="Footnote"><text:a xlink:href="http://framework.zend.com/downloads/latest#ZF2" office:target-frame-name="_top" xlink:show="replace">http://framework.zend.com/downloads/latest#ZF2</text:a></text:p></text:note-body></text:note></text:span><text:s/>und ist Open Source. Zend <text:s/>2 basiert auf PHP 5.3 und ist eine überarbeitete Version von Zend 1; u.a. wurde die MVC Schicht vollständig geändert mit Fokus auf Ereignissteuerung.<text:span text:style-name="Fußnotenzeichen"><text:note text:note-class="footnote" text:id="_ftn22"><text:note-citation>23</text:note-citation><text:note-body><text:p text:style-name="Footnote"><text:a xlink:href="http://framework.zend.com/about/faq/" office:target-frame-name="_top" xlink:show="replace">http://framework.zend.com/about/faq/</text:a></text:p></text:note-body></text:note></text:span><text:s/>Zend steht in Partnerschaft mit diversen Unternehmen (z.B. Google, Microsoft), die Komponente, Features und Interfaces beigesteuert haben.<text:span text:style-name="Fußnotenzeichen"><text:note text:note-class="footnote" text:id="_ftn23"><text:note-citation>24</text:note-citation><text:note-body><text:p text:style-name="Footnote"><text:a xlink:href="http://framework.zend.com/about/" office:target-frame-name="_top" xlink:show="replace">http://framework.zend.com/about/</text:a></text:p></text:note-body></text:note></text:span></text:p>
      <text:soft-page-break/>
      <text:p text:style-name="Textbody">Bezüglich Bugfixes kann man auf der Github-Projektseite einsehen, dass zu den 1.632 gelösten 425 offene Issues stehen.<text:span text:style-name="Fußnotenzeichen"><text:note text:note-class="footnote" text:id="_ftn24"><text:note-citation>25</text:note-citation><text:note-body><text:p text:style-name="Footnote"><text:a xlink:href="https://github.com/zendframework/zf2/issues" office:target-frame-name="_top" xlink:show="replace">https://github.com/zendframework/zf2/issues</text:a></text:p></text:note-body></text:note></text:span><text:s/>Zend wird von folgenden Unternehmen verwendet: BBC, Cisco WebEx, Centroy<text:span text:style-name="Fußnotenzeichen"><text:note text:note-class="footnote" text:id="_ftn25"><text:note-citation>26</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p>
      <text:h text:style-name="Überschrift3" text:outline-level="3"><text:bookmark-start text:name="__RefHeading___Toc1035_2057399882"/><text:bookmark-start text:name="_Toc453838466"/>2.2.3 Symfony 3<text:span text:style-name="Fußnotenzeichen"><text:note text:note-class="footnote" text:id="_ftn26"><text:note-citation>27</text:note-citation><text:note-body><text:p text:style-name="Footnote"><text:a xlink:href="https://symphony.com/" office:target-frame-name="_top" xlink:show="replace">https://symphony.com/</text:a></text:p></text:note-body></text:note></text:span><text:bookmark-end text:name="__RefHeading___Toc1035_2057399882"/><text:bookmark-end text:name="_Toc453838466"/></text:h>
      <text:p text:style-name="Textbody">Symfony<text:span text:style-name="Fußnotenzeichen"><text:note text:note-class="footnote" text:id="_ftn27"><text:note-citation>28</text:note-citation><text:note-body><text:p text:style-name="Footnote"><text:a xlink:href="https://symphony.com/" office:target-frame-name="_top" xlink:show="replace">https://symphony.com/</text:a></text:p></text:note-body></text:note></text:span><text:s/>ist ebenfalls ein bekanntes und benutztes Framework, welches sogar manchmal die Grundlage für andere Frameworks bildet (z.B. Laravel)<text:span text:style-name="Fußnotenzeichen"><text:note text:note-class="footnote" text:id="_ftn28"><text:note-citation>29</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 Releases erscheinen bis heute regelmäßig (ca. 3 pro Monat), aktuelle Commits können auf Github<text:span text:style-name="Fußnotenzeichen"><text:note text:note-class="footnote" text:id="_ftn29"><text:note-citation>30</text:note-citation><text:note-body><text:p text:style-name="Footnote"><text:a xlink:href="https://github.com/symfony/symfony" office:target-frame-name="_top" xlink:show="replace">https://github.com/symfony/symfony</text:a></text:p></text:note-body></text:note></text:span><text:s/>verfolgt werden. Symfony 3 wird gesponsert von 'SenioLabs' und von einer Einzelperson betreut und verwaltet. Die meisten Features werden über Githubs Pull-Request-System von beliebigen Entwicklern eingereicht.</text:p>
      <text:p text:style-name="Textbody">Symfony wird in größeren Projekten eingesetzt, z.B: Drupal, Spotify, BlaBlaCar, YouPorn.<text:span text:style-name="Fußnotenzeichen"><text:note text:note-class="footnote" text:id="_ftn30"><text:note-citation>31</text:note-citation><text:note-body><text:p text:style-name="Footnote"><text:a xlink:href="http://stfalcon.com/en/blog/post/largest-websites-built-on-symfony2" office:target-frame-name="_top" xlink:show="replace">http://stfalcon.com/en/blog/post/largest-websites-built-on-symfony2</text:a></text:p></text:note-body></text:note></text:span><text:s/>Die Community kommuniziert stark über Stackoverflow, wo 40k Fragen mit dem Tag 'Symfony' oder 'symfony2' (o.5k 'symfony3') existieren. Es existiert eine ausführliche Dokumentation sowie eine kostenlose Tutorialsammlung namens 'The Symfony Cookbook'<text:span text:style-name="Fußnotenzeichen"><text:note text:note-class="footnote" text:id="_ftn31"><text:note-citation>32</text:note-citation><text:note-body><text:p text:style-name="Footnote"><text:a xlink:href="http://symfony.com/doc/current/cookbook/index.html" office:target-frame-name="_top" xlink:show="replace">http://symfony.com/doc/current/cookbook/index.html</text:a></text:p></text:note-body></text:note></text:span>.</text:p>
      <text:p text:style-name="Textbody">Symfony steht unter der freien MIT Lizenz, und unterstützt PHP5<text:span text:style-name="Fußnotenzeichen"><text:note text:note-class="footnote" text:id="_ftn32"><text:note-citation>33</text:note-citation><text:note-body><text:p text:style-name="P78"><text:s/><text:a xlink:href="http://symfony.com/blog/symfony-3-0-the-roadmap" office:target-frame-name="_top" xlink:show="replace">http://symfony.com/blog/symfony-3-0-the-roadmap</text:a></text:p></text:note-body></text:note></text:span>.</text:p>
      <text:h text:style-name="Überschrift4" text:outline-level="4"><text:bookmark-start text:name="__RefHeading___Toc1037_2057399882"/>2.2.3.1 Vorteile<text:bookmark-end text:name="__RefHeading___Toc1037_2057399882"/></text:h>
      <text:p text:style-name="Textbody">Symfony ist als stabiles, robustes, aber vor allem sehr modulares Framework bekannt. Es ist aus Komponenten zusammengesetzt, welche ausgetauscht werden können. Das macht das Framework sehr flexibel und anpassbar.</text:p>
      <text:h text:style-name="Überschrift4" text:outline-level="4"><text:bookmark-start text:name="__RefHeading___Toc1039_2057399882"/>2.2.3.2 Nachteile<text:bookmark-end text:name="__RefHeading___Toc1039_2057399882"/></text:h>
      <text:p text:style-name="Textbody">Nicht unbedingt simple oder ausgelegt für Rapid Development. Anpassbarkeit macht einiges an Konfiguration nötig. Die Einarbeitungszeit ist nicht besonders niedrig bzw. angemessen für den Funktionsumfang.</text:p>
      <text:h text:style-name="Überschrift3" text:outline-level="3"><text:bookmark-start text:name="__RefHeading___Toc1041_2057399882"/><text:bookmark-start text:name="_Toc453838467"/>2.2.4 Laravel 5<text:bookmark-end text:name="__RefHeading___Toc1041_2057399882"/><text:bookmark-end text:name="_Toc453838467"/></text:h>
      <text:p text:style-name="Textbody">Laravel<text:span text:style-name="Fußnotenzeichen"><text:note text:note-class="footnote" text:id="_ftn33"><text:note-citation>34</text:note-citation><text:note-body><text:p text:style-name="Footnote"><text:a xlink:href="https://laravel.com/" office:target-frame-name="_top" xlink:show="replace">https://laravel.com/</text:a></text:p></text:note-body></text:note></text:span><text:s/>ist ein relativ junges, auf Symfony basierendes, leicht zugängliches Framework. Seit Anfang 2012 erscheinen regelmäßig Releases (aktuell ca. 2 pro Monate), aktuelle Commits sind auf Github<text:span text:style-name="Fußnotenzeichen"><text:note text:note-class="footnote" text:id="_ftn34"><text:note-citation>35</text:note-citation><text:note-body><text:p text:style-name="Footnote"><text:a xlink:href="https://github.com/laravel/laravel" office:target-frame-name="_top" xlink:show="replace">https://github.com/laravel/laravel</text:a></text:p></text:note-body></text:note></text:span>.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p>
      <text:h text:style-name="Überschrift4" text:outline-level="4"><text:bookmark-start text:name="__RefHeading___Toc1043_2057399882"/>2.2.4.1 Vorteile/Nachteile<text:bookmark-end text:name="__RefHeading___Toc1043_2057399882"/></text:h>
      <text:p text:style-name="Textbody">Laravel 5 ist geeignet für Rapid Development<text:span text:style-name="Fußnotenzeichen"><text:note text:note-class="footnote" text:id="_ftn35"><text:note-citation>36</text:note-citation><text:note-body><text:p text:style-name="P79"><text:s/><text:a xlink:href="https://www.quora.com/Which-should-I-learn-next-Symfony-2-or-Laravel" office:target-frame-name="_top" xlink:show="replace">https://www.quora.com/Which-should-I-learn-next-Symfony-2-or-Laravel</text:a></text:p></text:note-body></text:note></text:span>, relativ offen für Erweiterungen, bietet allerdings etwas weniger<text:s/><text:soft-page-break/>Struktur als andere Frameworks.<text:span text:style-name="Fußnotenzeichen"><text:note text:note-class="footnote" text:id="_ftn36"><text:note-citation>37</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Es bietet gute Unterstützung für Unit Tests. Die Einarbeitungszeit ist gering für den sehr vollständigen Funktionsumfang. Zu den nicht selbstverständlichen Features gehören z.B. Billing, Caching, Facades und SSH.</text:p>
      <text:h text:style-name="Überschrift3" text:outline-level="3"><text:bookmark-start text:name="__RefHeading___Toc1045_2057399882"/><text:bookmark-start text:name="_Toc453838468"/>2.2.5 Nette<text:bookmark-end text:name="__RefHeading___Toc1045_2057399882"/><text:bookmark-end text:name="_Toc453838468"/></text:h>
      <text:p text:style-name="Textbody">Nettes letztes Release ist aktuell. Es kann einige Referenzen vorweisen<text:span text:style-name="Fußnotenzeichen"><text:note text:note-class="footnote" text:id="_ftn37"><text:note-citation>38</text:note-citation><text:note-body><text:p text:style-name="Footnote"><text:a xlink:href="https://nette.org/" office:target-frame-name="_top" xlink:show="replace">https://nette.org/</text:a></text:p></text:note-body></text:note></text:span>, und scheint auch laut Umfragen recht beliebt zu sein<text:span text:style-name="Fußnotenzeichen"><text:note text:note-class="footnote" text:id="_ftn38"><text:note-citation>39</text:note-citation><text:note-body><text:p text:style-name="Footnote"><text:a xlink:href="http://www.sitepoint.com/best-php-framework-2015-sitepoint-survey-results/" office:target-frame-name="_top" xlink:show="replace">http://www.sitepoint.com/best-php-framework-2015-sitepoint-survey-results/</text:a></text:p></text:note-body></text:note></text:span>. Eine ausführliche Dokumentation inklusive Code-Beispiel und GUI-Screenshots ist vorhanden. Es existiert außerdem ein offizielles, aktives Forum (Antwortzeiten 10-30 Minuten). Auf Stackoverflow ist Nette kaum präsent.</text:p>
      <text:p text:style-name="Textbody">Nette Framework steht unter der freien BSD Lizenz.</text:p>
      <text:h text:style-name="Überschrift4" text:outline-level="4"><text:bookmark-start text:name="__RefHeading___Toc1047_2057399882"/>2.2.5.1 Vorteile<text:bookmark-end text:name="__RefHeading___Toc1047_2057399882"/></text:h>
      <text:p text:style-name="Textbody">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Überschrift4" text:outline-level="4"><text:bookmark-start text:name="__RefHeading___Toc1049_2057399882"/>2.2.5.2 Nachteile<text:bookmark-end text:name="__RefHeading___Toc1049_2057399882"/></text:h>
      <text:p text:style-name="Textbody">Nette bietet kein ORM (Object-Relational-Mapping).</text:p>
      <text:h text:style-name="Überschrift3" text:outline-level="3"><text:bookmark-start text:name="__RefHeading___Toc1051_2057399882"/><text:bookmark-start text:name="_Toc453838469"/>2.2.6 PHPixie<text:bookmark-end text:name="__RefHeading___Toc1051_2057399882"/><text:bookmark-end text:name="_Toc453838469"/></text:h>
      <text:p text:style-name="Textbody">PHPixie<text:span text:style-name="Fußnotenzeichen"><text:note text:note-class="footnote" text:id="_ftn39"><text:note-citation>40</text:note-citation><text:note-body><text:p text:style-name="Footnote"><text:a xlink:href="https://phpixie.com/" office:target-frame-name="_top" xlink:show="replace">https://phpixie.com/</text:a></text:p></text:note-body></text:note></text:span><text:s/>ist ein kleines, einfaches Framework, welches 2012 zum schnellen einmaligen Webseiten gegründet wurde. Es hat einen recht hohen Bekanntheitsgrad.<text:span text:style-name="Fußnotenzeichen"><text:note text:note-class="footnote" text:id="_ftn40"><text:note-citation>41</text:note-citation><text:note-body><text:p text:style-name="Footnote"><text:a xlink:href="http://www.sitepoint.com/best-php-framework-2015-sitepoint-survey-results/" office:target-frame-name="_top" xlink:show="replace">http://www.sitepoint.com/best-php-framework-2015-sitepoint-survey-results/</text:a></text:p></text:note-body></text:note></text:span><text:s/>Besonderen Wert wird auf den schnellen Einstieg gelegt, es existiert eine Schnellanleitung, 30 Minuten Tutorials mit Screenshots, Codebeispielen und ausführlicher Beschreibung.<text:span text:style-name="Fußnotenzeichen"><text:note text:note-class="footnote" text:id="_ftn41"><text:note-citation>42</text:note-citation><text:note-body><text:p text:style-name="Footnote"><text:a xlink:href="http://phpixie.jeromepasquier.com/" office:target-frame-name="_top" xlink:show="replace">http://phpixie.jeromepasquier.com/</text:a></text:p></text:note-body></text:note></text:span></text:p>
      <text:p text:style-name="Textbody">PHPixie steht unter der freien BSD Lizenz.</text:p>
      <text:h text:style-name="Überschrift4" text:outline-level="4"><text:bookmark-start text:name="__RefHeading___Toc1053_2057399882"/>2.2.6.1 Vorteile:<text:bookmark-end text:name="__RefHeading___Toc1053_2057399882"/></text:h>
      <text:p text:style-name="Textbody">Das Framework bietet schnelle Geschwindigkeit und geringe Ladezeiten bei einer modularen und flexiblen Architektur. Es ist klein und sehr einfach zu erlernen. Für ein Nicht-Full-Stack-Framework besitzt es außerdem recht viele Features die oft eher in größeren Frameworks zu finden sind wie z.B.: ORM, Caching, Templating, Authentication, Validation, Routing</text:p>
      <text:h text:style-name="Überschrift4" text:outline-level="4"><text:bookmark-start text:name="__RefHeading___Toc1055_2057399882"/>2.2.6.1 Nachteile:<text:bookmark-end text:name="__RefHeading___Toc1055_2057399882"/></text:h>
      <text:p text:style-name="Textbody">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p>
      <text:h text:style-name="P80" text:outline-level="2"><text:bookmark-start text:name="__RefHeading___Toc1057_2057399882"/><text:bookmark-start text:name="_Toc453838470"/><text:soft-page-break/>2.3 Gegenüberstellung der PHP-Frameworks<text:bookmark-end text:name="__RefHeading___Toc1057_2057399882"/><text:bookmark-end text:name="_Toc453838470"/></text:h>
      <text:p text:style-name="Standard">Im Folgenden werden die in „2 Beschreibung der Frameworks“ nach den Kriterien in „1 Einleitung“ verglichen und gegeneinander aufgewogen.</text:p>
      <text:p text:style-name="Standard">Für die Kriterien Dokumentation und Features wird eine Range von 1 bis 2 gewählt. Es kann entweder eine gute Dokumentation vorhanden sein oder eben nicht. Das selbe gilt für Features, entweder es gibt eine gute Auswahl an Features oder nicht.</text:p>
      <text:p text:style-name="Standard"/>
      <table:table table:style-name="Table81">
        <table:table-columns>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Standard">Framework</text:p>
          </table:table-cell>
          <table:table-cell table:style-name="TableCell93">
            <text:p text:style-name="Standard">Zend 2</text:p>
          </table:table-cell>
          <table:table-cell table:style-name="TableCell94">
            <text:p text:style-name="Standard">Yii 2</text:p>
          </table:table-cell>
          <table:table-cell table:style-name="TableCell95">
            <text:p text:style-name="Standard">Symfony 3</text:p>
          </table:table-cell>
          <table:table-cell table:style-name="TableCell96">
            <text:p text:style-name="Standard">Laravel 5</text:p>
          </table:table-cell>
          <table:table-cell table:style-name="TableCell97">
            <text:p text:style-name="Standard">Nette</text:p>
          </table:table-cell>
          <table:table-cell table:style-name="TableCell98">
            <text:p text:style-name="Standard">PHPixie</text:p>
          </table:table-cell>
          <table:table-cell table:style-name="TableCell99">
            <text:p text:style-name="Standard">Gewichtung</text:p>
          </table:table-cell>
          <table:table-cell table:style-name="TableCell100">
            <text:p text:style-name="Standard">Range</text:p>
          </table:table-cell>
        </table:table-row>
        <table:table-row table:style-name="TableRow101">
          <table:table-cell table:style-name="TableCell102">
            <text:p text:style-name="Standard">Aktualität</text:p>
          </table:table-cell>
          <table:table-cell table:style-name="TableCell103">
            <text:p text:style-name="Standard">2</text:p>
          </table:table-cell>
          <table:table-cell table:style-name="TableCell104">
            <text:p text:style-name="Standard">2</text:p>
          </table:table-cell>
          <table:table-cell table:style-name="TableCell105">
            <text:p text:style-name="Standard">3</text:p>
          </table:table-cell>
          <table:table-cell table:style-name="TableCell106">
            <text:p text:style-name="Standard">3</text:p>
          </table:table-cell>
          <table:table-cell table:style-name="TableCell107">
            <text:p text:style-name="Standard">3</text:p>
          </table:table-cell>
          <table:table-cell table:style-name="TableCell108">
            <text:p text:style-name="Standard">1</text:p>
          </table:table-cell>
          <table:table-cell table:style-name="TableCell109">
            <text:p text:style-name="Standard">2</text:p>
          </table:table-cell>
          <table:table-cell table:style-name="TableCell110">
            <text:p text:style-name="Standard">1 - 3</text:p>
          </table:table-cell>
        </table:table-row>
        <table:table-row table:style-name="TableRow111">
          <table:table-cell table:style-name="TableCell112">
            <text:p text:style-name="Standard">Verbreitung</text:p>
          </table:table-cell>
          <table:table-cell table:style-name="TableCell113">
            <text:p text:style-name="Standard">2</text:p>
          </table:table-cell>
          <table:table-cell table:style-name="TableCell114">
            <text:p text:style-name="Standard">3</text:p>
          </table:table-cell>
          <table:table-cell table:style-name="TableCell115">
            <text:p text:style-name="Standard">3</text:p>
          </table:table-cell>
          <table:table-cell table:style-name="TableCell116">
            <text:p text:style-name="Standard">2</text:p>
          </table:table-cell>
          <table:table-cell table:style-name="TableCell117">
            <text:p text:style-name="Standard">2</text:p>
          </table:table-cell>
          <table:table-cell table:style-name="TableCell118">
            <text:p text:style-name="Standard">1</text:p>
          </table:table-cell>
          <table:table-cell table:style-name="TableCell119">
            <text:p text:style-name="Standard">2</text:p>
          </table:table-cell>
          <table:table-cell table:style-name="TableCell120">
            <text:p text:style-name="Standard">1 - 3</text:p>
          </table:table-cell>
        </table:table-row>
        <table:table-row table:style-name="TableRow121">
          <table:table-cell table:style-name="TableCell122">
            <text:p text:style-name="Standard">Dokumentation</text:p>
          </table:table-cell>
          <table:table-cell table:style-name="TableCell123">
            <text:p text:style-name="Standard">1</text:p>
          </table:table-cell>
          <table:table-cell table:style-name="TableCell124">
            <text:p text:style-name="Standard">2</text:p>
          </table:table-cell>
          <table:table-cell table:style-name="TableCell125">
            <text:p text:style-name="Standard">2</text:p>
          </table:table-cell>
          <table:table-cell table:style-name="TableCell126">
            <text:p text:style-name="Standard">1</text:p>
          </table:table-cell>
          <table:table-cell table:style-name="TableCell127">
            <text:p text:style-name="Standard">2</text:p>
          </table:table-cell>
          <table:table-cell table:style-name="TableCell128">
            <text:p text:style-name="Standard">2</text:p>
          </table:table-cell>
          <table:table-cell table:style-name="TableCell129">
            <text:p text:style-name="Standard">4</text:p>
          </table:table-cell>
          <table:table-cell table:style-name="TableCell130">
            <text:p text:style-name="Standard">1 - 2</text:p>
          </table:table-cell>
        </table:table-row>
        <table:table-row table:style-name="TableRow131">
          <table:table-cell table:style-name="TableCell132">
            <text:p text:style-name="Standard">Community</text:p>
          </table:table-cell>
          <table:table-cell table:style-name="TableCell133">
            <text:p text:style-name="Standard">2</text:p>
          </table:table-cell>
          <table:table-cell table:style-name="TableCell134">
            <text:p text:style-name="Standard">3</text:p>
          </table:table-cell>
          <table:table-cell table:style-name="TableCell135">
            <text:p text:style-name="Standard">2</text:p>
          </table:table-cell>
          <table:table-cell table:style-name="TableCell136">
            <text:p text:style-name="Standard">2</text:p>
          </table:table-cell>
          <table:table-cell table:style-name="TableCell137">
            <text:p text:style-name="Standard">2</text:p>
          </table:table-cell>
          <table:table-cell table:style-name="TableCell138">
            <text:p text:style-name="Standard">1</text:p>
          </table:table-cell>
          <table:table-cell table:style-name="TableCell139">
            <text:p text:style-name="Standard">3</text:p>
          </table:table-cell>
          <table:table-cell table:style-name="TableCell140">
            <text:p text:style-name="Standard">1 - 3</text:p>
          </table:table-cell>
        </table:table-row>
        <table:table-row table:style-name="TableRow141">
          <table:table-cell table:style-name="TableCell142">
            <text:p text:style-name="Standard">Einarbeitungszeit</text:p>
          </table:table-cell>
          <table:table-cell table:style-name="TableCell143">
            <text:p text:style-name="Standard">1</text:p>
          </table:table-cell>
          <table:table-cell table:style-name="TableCell144">
            <text:p text:style-name="Standard">2</text:p>
          </table:table-cell>
          <table:table-cell table:style-name="TableCell145">
            <text:p text:style-name="Standard">2</text:p>
          </table:table-cell>
          <table:table-cell table:style-name="TableCell146">
            <text:p text:style-name="Standard">3</text:p>
          </table:table-cell>
          <table:table-cell table:style-name="TableCell147">
            <text:p text:style-name="Standard">2</text:p>
          </table:table-cell>
          <table:table-cell table:style-name="TableCell148">
            <text:p text:style-name="Standard">3</text:p>
          </table:table-cell>
          <table:table-cell table:style-name="TableCell149">
            <text:p text:style-name="Standard">2</text:p>
          </table:table-cell>
          <table:table-cell table:style-name="TableCell150">
            <text:p text:style-name="Standard">1 - 3</text:p>
          </table:table-cell>
        </table:table-row>
        <table:table-row table:style-name="TableRow151">
          <table:table-cell table:style-name="TableCell152">
            <text:p text:style-name="Standard">Features</text:p>
          </table:table-cell>
          <table:table-cell table:style-name="TableCell153">
            <text:p text:style-name="Standard">2</text:p>
          </table:table-cell>
          <table:table-cell table:style-name="TableCell154">
            <text:p text:style-name="Standard">2</text:p>
          </table:table-cell>
          <table:table-cell table:style-name="TableCell155">
            <text:p text:style-name="Standard">2</text:p>
          </table:table-cell>
          <table:table-cell table:style-name="TableCell156">
            <text:p text:style-name="Standard">2</text:p>
          </table:table-cell>
          <table:table-cell table:style-name="TableCell157">
            <text:p text:style-name="Standard">2</text:p>
          </table:table-cell>
          <table:table-cell table:style-name="TableCell158">
            <text:p text:style-name="Standard">1</text:p>
          </table:table-cell>
          <table:table-cell table:style-name="TableCell159">
            <text:p text:style-name="Standard">2</text:p>
          </table:table-cell>
          <table:table-cell table:style-name="TableCell160">
            <text:p text:style-name="Standard">1 - 2</text:p>
          </table:table-cell>
        </table:table-row>
        <table:table-row table:style-name="TableRow161">
          <table:table-cell table:style-name="TableCell162">
            <text:p text:style-name="Standard">Preis</text:p>
          </table:table-cell>
          <table:table-cell table:style-name="TableCell163">
            <text:p text:style-name="Standard">1</text:p>
          </table:table-cell>
          <table:table-cell table:style-name="TableCell164">
            <text:p text:style-name="Standard">1</text:p>
          </table:table-cell>
          <table:table-cell table:style-name="TableCell165">
            <text:p text:style-name="Standard">1</text:p>
          </table:table-cell>
          <table:table-cell table:style-name="TableCell166">
            <text:p text:style-name="Standard">1</text:p>
          </table:table-cell>
          <table:table-cell table:style-name="TableCell167">
            <text:p text:style-name="Standard">1</text:p>
          </table:table-cell>
          <table:table-cell table:style-name="TableCell168">
            <text:p text:style-name="Standard">1</text:p>
          </table:table-cell>
          <table:table-cell table:style-name="TableCell169">
            <text:p text:style-name="Standard">1</text:p>
          </table:table-cell>
          <table:table-cell table:style-name="TableCell170">
            <text:p text:style-name="Standard">0 - 1</text:p>
          </table:table-cell>
        </table:table-row>
        <table:table-row table:style-name="TableRow171">
          <table:table-cell table:style-name="TableCell172">
            <text:p text:style-name="Standard">PHP 5</text:p>
          </table:table-cell>
          <table:table-cell table:style-name="TableCell173">
            <text:p text:style-name="Standard">1</text:p>
          </table:table-cell>
          <table:table-cell table:style-name="TableCell174">
            <text:p text:style-name="Standard">1</text:p>
          </table:table-cell>
          <table:table-cell table:style-name="TableCell175">
            <text:p text:style-name="Standard">1</text:p>
          </table:table-cell>
          <table:table-cell table:style-name="TableCell176">
            <text:p text:style-name="Standard">1</text:p>
          </table:table-cell>
          <table:table-cell table:style-name="TableCell177">
            <text:p text:style-name="Standard">1</text:p>
          </table:table-cell>
          <table:table-cell table:style-name="TableCell178">
            <text:p text:style-name="Standard">1</text:p>
          </table:table-cell>
          <table:table-cell table:style-name="TableCell179">
            <text:p text:style-name="Standard">1</text:p>
          </table:table-cell>
          <table:table-cell table:style-name="TableCell180">
            <text:p text:style-name="Standard">0 - 1</text:p>
          </table:table-cell>
        </table:table-row>
        <table:table-row table:style-name="TableRow181">
          <table:table-cell table:style-name="TableCell182">
            <text:p text:style-name="Standard">Gesamt</text:p>
          </table:table-cell>
          <table:table-cell table:style-name="TableCell183">
            <text:p text:style-name="Standard">24</text:p>
          </table:table-cell>
          <table:table-cell table:style-name="TableCell184">
            <text:p text:style-name="Standard">35</text:p>
          </table:table-cell>
          <table:table-cell table:style-name="TableCell185">
            <text:p text:style-name="Standard">34</text:p>
          </table:table-cell>
          <table:table-cell table:style-name="TableCell186">
            <text:p text:style-name="Standard">30</text:p>
          </table:table-cell>
          <table:table-cell table:style-name="TableCell187">
            <text:p text:style-name="Standard">32</text:p>
          </table:table-cell>
          <table:table-cell table:style-name="TableCell188">
            <text:p text:style-name="Standard">23</text:p>
          </table:table-cell>
          <table:table-cell table:style-name="TableCell189">
            <text:p text:style-name="Standard"/>
          </table:table-cell>
          <table:table-cell table:style-name="TableCell190">
            <text:p text:style-name="Standard"/>
          </table:table-cell>
        </table:table-row>
      </table:table>
      <text:p text:style-name="Standard"/>
      <text:p text:style-name="Standard">Für alle Frameworks gilt: Freie Lizenz</text:p>
      <text:p text:style-name="Standard">Berechnungsgrundlage:</text:p>
      <text:p text:style-name="Standard">Gesamt = (Aktualität * Gewichtung + Verbreitung * Gewichtung + … ) * Preis * PHP5</text:p>
      <text:p text:style-name="Standard"/>
      <text:p text:style-name="Standard">Beste Frameworks nach der Bewertung:</text:p>
      <table:table table:style-name="Table191">
        <table:table-columns>
          <table:table-column table:style-name="TableColumn192"/>
          <table:table-column table:style-name="TableColumn193"/>
        </table:table-columns>
        <table:table-row table:style-name="TableRow194">
          <table:table-cell table:style-name="TableCell195">
            <text:p text:style-name="TableContents">Platz</text:p>
          </table:table-cell>
          <table:table-cell table:style-name="TableCell196">
            <text:p text:style-name="TableContents">Framework</text:p>
          </table:table-cell>
        </table:table-row>
        <table:table-row table:style-name="TableRow197">
          <table:table-cell table:style-name="TableCell198">
            <text:p text:style-name="TableContents">1</text:p>
          </table:table-cell>
          <table:table-cell table:style-name="TableCell199">
            <text:p text:style-name="TableContents">Yii 2</text:p>
          </table:table-cell>
        </table:table-row>
        <table:table-row table:style-name="TableRow200">
          <table:table-cell table:style-name="TableCell201">
            <text:p text:style-name="TableContents">2</text:p>
          </table:table-cell>
          <table:table-cell table:style-name="TableCell202">
            <text:p text:style-name="TableContents">Symfony 3</text:p>
          </table:table-cell>
        </table:table-row>
        <table:table-row table:style-name="TableRow203">
          <table:table-cell table:style-name="TableCell204">
            <text:p text:style-name="TableContents">3</text:p>
          </table:table-cell>
          <table:table-cell table:style-name="TableCell205">
            <text:p text:style-name="TableContents">Nette</text:p>
          </table:table-cell>
        </table:table-row>
        <table:table-row table:style-name="TableRow206">
          <table:table-cell table:style-name="TableCell207">
            <text:p text:style-name="TableContents">4</text:p>
          </table:table-cell>
          <table:table-cell table:style-name="TableCell208">
            <text:p text:style-name="TableContents">Laravel 5</text:p>
          </table:table-cell>
        </table:table-row>
        <table:table-row table:style-name="TableRow209">
          <table:table-cell table:style-name="TableCell210">
            <text:p text:style-name="TableContents">5</text:p>
          </table:table-cell>
          <table:table-cell table:style-name="TableCell211">
            <text:p text:style-name="TableContents">Zend 2</text:p>
          </table:table-cell>
        </table:table-row>
        <table:table-row table:style-name="TableRow212">
          <table:table-cell table:style-name="TableCell213">
            <text:p text:style-name="TableContents">6</text:p>
          </table:table-cell>
          <table:table-cell table:style-name="TableCell214">
            <text:p text:style-name="TableContents">PHPixie</text:p>
          </table:table-cell>
        </table:table-row>
      </table:table>
      <text:p text:style-name="Standard">Das beste Framework ist nach dem gewichteten Vergleich Yii 2 knapp gefolgt von Symfony 3. Damit werden wir dieses für das Projekt als PHP-Framework verwenden.</text:p>
      <text:h text:style-name="P215" text:outline-level="2"><text:bookmark-start text:name="__RefHeading___Toc2550_258508911"/><text:bookmark-start text:name="_Toc453838471"/><text:soft-page-break/>2.4 Bewertung von Projektmanagement-Methodiken<text:bookmark-end text:name="__RefHeading___Toc2550_258508911"/><text:bookmark-end text:name="_Toc453838471"/></text:h>
      <text:p text:style-name="Textbody">Wir betrachten vier Projektmanagement Methoden mit dem Hauptaugenmerk auf Ablauf und Charakteristik. Diese werden am Ende auf der Basis der von uns gewählten Kriterien verglichen und bewertet. Die analysierten agilen Methoden sind aus einer vorhandenen Auflistung entnommen<text:span text:style-name="Fußnotenzeichen"><text:note text:note-class="footnote" text:id="_ftn42"><text:note-citation>43</text:note-citation><text:note-body><text:p text:style-name="Footnote"><text:a xlink:href="https://de.wikipedia.org/wiki/Agile_Softwareentwicklung" office:target-frame-name="_top" xlink:show="replace">https://de.wikipedia.org/wiki/Agile_Softwareentwicklung</text:a></text:p></text:note-body></text:note></text:span>. Die Methoden wurden genommen, da über diese bereits rudimentäres Wissen vorhanden ist. Folgende Kriterien werden von uns verwendet:<text:span text:style-name="FootnoteSymbol"><text:note text:note-class="footnote" text:id="_ftn43"><text:note-citation>44</text:note-citation><text:note-body><text:p text:style-name="P216"><text:s/><text:a xlink:href="http://www.gpm-infocenter.de/PMMethoden/EinfuehrungMethodenauswahl" office:target-frame-name="_top" xlink:show="replace">http://www.gpm-infocenter.de/PMMethoden/EinfuehrungMethodenauswahl</text:a></text:p></text:note-body></text:note></text:span><text:s/><text:span text:style-name="FootnoteSymbol"><text:note text:note-class="footnote" text:id="_ftn44"><text:note-citation>45</text:note-citation><text:note-body><text:p text:style-name="P217"><text:span text:style-name="T218"><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StrongEmphasis">Projektphase</text:span>: Phasen-spezifisch oder ebenfalls für das komplette Projekt geeignet?</text:p>
      <text:p text:style-name="Textbody"><text:tab/>Die Methode sollte sich für alle Phasen der Entwicklung anwenden lassen.</text:p>
      <text:p text:style-name="Textbody"><text:span text:style-name="StrongEmphasis">Projektgröße</text:span>: Für welche Teamgröße und Projektdauer ist es geeignet?</text:p>
      <text:p text:style-name="Textbody"><text:tab/>Unwichtig für uns da wir ein kleines Team mit einem kleinen Projekt sind.</text:p>
      <text:p text:style-name="Textbody"><text:span text:style-name="StrongEmphasis">Grad der Planung</text:span>: Darf das Datum bzw. Budget fest oder offen sein?</text:p>
      <text:p text:style-name="Textbody"><text:tab/>Wir haben kein Budget. Eine zu feste Strukturierung mit feste Daten sowie eine vollständig<text:s/><text:tab/>fehlende Ordnung ist nicht gewünscht, weshalb wir nach einem Mittelmaß suchen.</text:p>
      <text:p text:style-name="Textbody"><text:span text:style-name="StrongEmphasis">Änderungen während Iterationen</text:span>: Dürfen Änderungen während einer Iteration durchgeführt<text:s/><text:tab/>werden oder nur zwischen diesen? <text:s/>(z.B. Aufgaben-Zuteilung; Aufgaben-<text:tab/>Aufwandseinschätzung, Neue Aufgaben in die Iteration aufnehmen, Priorität von Aufgaben)</text:p>
      <text:p text:style-name="Textbody"><text:tab/>Wir wollen flexibel in der Ausführung der Iterationen sein.</text:p>
      <text:p text:style-name="Textbody">Flexibilität: Wie gut/flexibel lässt sich die Methode auf die eigenen Umstände anpassen? Lässt sich<text:s/><text:tab/>die Methodik schrittweise oder in Teilen einführen? (z.B. Länge der Iteration, Dauer der<text:s/><text:tab/>Meetings anpassen)</text:p>
      <text:p text:style-name="Textbody"><text:tab/>Es soll alles so flexibel wie möglich sein.</text:p>
      <text:p text:style-name="Textbody"><text:span text:style-name="StrongEmphasis">Grad der Eigenverantwortung</text:span>: Wie hoch ist sie und wer trägt sie?</text:p>
      <text:p text:style-name="Textbody"><text:tab/>Alle Mitglieder sollen gleichermaßen verantwortlich sein.</text:p>
      <text:p text:style-name="Textbody"><text:span text:style-name="StrongEmphasis">Einarbeitungsaufwand:<text:s/></text:span><text:span text:style-name="T219">Wie schwer/aufwendig ist es, die Methodik einzuführen?</text:span></text:p>
      <text:p text:style-name="Textbody"><text:span text:style-name="T220"><text:tab/>Da wir für dieses Projekt eine Managementmethode sofort anwenden, sollte diese so<text:s/></text:span><text:span text:style-name="T221"><text:tab/>wenig<text:s/></text:span><text:span text:style-name="T222"><text:tab/>Hürden haben wie möglich.</text:span></text:p>
      <text:p text:style-name="Textbody"><text:span text:style-name="StrongEmphasis">Einprojekt- oder Mehrprojektumgebungen</text:span>: Ermöglicht es das Managen mehrerer Projekte<text:s/><text:tab/>parallel? (z.B. eine Abteilung → zwei Projekte, Teammitglieder bearbeiten Aufgaben aus<text:s/><text:tab/>beiden Projekten)</text:p>
      <text:p text:style-name="Textbody"><text:tab/>Für uns unwichtig, da wir nur an einem Projekt arbeiten.</text:p>
      <text:p text:style-name="Textbody">Wir haben uns unter den populärsten Projektmanagementmethoden die besseren herausgesucht.</text:p>
      <text:h text:style-name="Überschrift2" text:outline-level="2"><text:bookmark-start text:name="__RefHeading___Toc3499_581654776"/><text:bookmark-start text:name="_Toc453838472"/>2.5 Beschreibung der Projektmanagementmethodiken<text:bookmark-end text:name="__RefHeading___Toc3499_581654776"/><text:bookmark-end text:name="_Toc453838472"/></text:h>
      <text:h text:style-name="Überschrift3" text:outline-level="3"><text:bookmark-start text:name="__RefHeading___Toc3501_581654776"/><text:bookmark-start text:name="_Toc453838473"/>2.5.1 Kanban<text:bookmark-end text:name="__RefHeading___Toc3501_581654776"/><text:bookmark-end text:name="_Toc453838473"/></text:h>
      <text:p text:style-name="Standard">Der Begriff Kanban kommt aus dem Japanischem und bedeutet in etwa „Signalkarte“. Dieses Projektmanagement-Framework beinhaltet das „Pull-Prinzip“, d.h. ein Arbeiter erteilt Anfragen an andere (z.B. Nachschub anfordern) statt einer Person, die über dem ganzen steht und das Projekt<text:s/><text:soft-page-break/>überwacht. Dies soll dem Produktionsfluss dienen.</text:p>
      <text:p text:style-name="Standard">Kanban legt einem wenige Vorlagen auf, weshalb es flexibel und anpassbar ist, da der Schwerpunkt auf einem optimalen Fluss (Flow) liegen soll.</text:p>
      <text:h text:style-name="Überschrift4" text:outline-level="4"><text:bookmark-start text:name="__RefHeading___Toc3503_581654776"/>2.5.1.1 Kanban Ablauf<text:bookmark-end text:name="__RefHeading___Toc3503_581654776"/></text:h>
      <text:p text:style-name="Textbody">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Textbody">All das soll als selbstregulierendes System den Produktionsfluss optimal halten.</text:p>
      <text:h text:style-name="Überschrift4" text:outline-level="4"><text:bookmark-start text:name="__RefHeading___Toc3505_581654776"/>2.5.1.2 Kanban-Charakteristik<text:bookmark-end text:name="__RefHeading___Toc3505_581654776"/></text:h>
      <text:p text:style-name="P223">Kaizen:</text:p>
      <text:p text:style-name="Textbody">Kaizen ist aus dem Japanischen (Kai = Veränderung, Zen = zum Besseren) und repräsentiert den KVP-Anteil (<text:bookmark-start text:name="firstHeading"/><text:bookmark-end text:name="firstHeading"/>Kontinuierlicher Verbesserungsprozess) <text:s/>von Kanban.<text:span text:style-name="FootnoteSymbol"><text:note text:note-class="footnote" text:id="_ftn45"><text:note-citation>46</text:note-citation><text:note-body><text:p text:style-name="P224"><text:s/><text:a xlink:href="https://de.wikipedia.org/wiki/Kaizen" office:target-frame-name="_top" xlink:show="replace">https://de.wikipedia.org/wiki/Kaizen</text:a></text:p></text:note-body></text:note></text:span><text:s/>Dieser beinhaltet u.a. auch die Treffen und Operations Reviews.</text:p>
      <text:p text:style-name="P225">Treffen:</text:p>
      <text:p text:style-name="Textbody">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226">Operations Reviews:</text:p>
      <text:p text:style-name="Textbody">Eine Form des Meetings, die im Gegensatz zu den täglichen Treffen unregelmäßig stattfinden. Sie dient der stetigen Verbesserung indem alte Daten betrachtet werden (z.B. Fehler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Textbody"/>
      <text:p text:style-name="P227">Kanban-Board:</text:p>
      <text:p text:style-name="Textbody">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insgesamt auf einem Blick den Status der Prozesse sieht, Bottlenecks erkennt und wie gut der Produktionsfluss "fließt".</text:p>
      <text:h text:style-name="Überschrift4" text:outline-level="4"><text:bookmark-start text:name="__RefHeading___Toc1215_133500371"/>2.5.1.3 Zusammenfassung<text:bookmark-end text:name="__RefHeading___Toc1215_133500371"/></text:h>
      <text:p text:style-name="Textbody"><text:span text:style-name="StrongEmphasis">Projektphase</text:span>:</text:p>
      <text:p text:style-name="Textbody">Kanban lässt sich für alle Arten von Aufgaben anwenden.</text:p>
      <text:soft-page-break/>
      <text:p text:style-name="Textbody"><text:span text:style-name="StrongEmphasis">Projektgröße</text:span>:</text:p>
      <text:p text:style-name="Textbody">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p>
      <text:p text:style-name="Textbody"><text:span text:style-name="StrongEmphasis">Grad der Planung</text:span>:</text:p>
      <text:p text:style-name="Textbody">Kanban erlaubt die Prioritätensetzung von Tickets. Es gibt Ticketklassen, Tickets die</text:p>
      <text:p text:style-name="Textbody"><text:span text:style-name="StrongEmphasis">Änderungen während Iterationen</text:span>:</text:p>
      <text:p text:style-name="Textbody">Neue Anforderungen können zu jedem Zeitpunkt an das Team gegeben werden, falls Kapazitäten frei sind.</text:p>
      <text:p text:style-name="Textbody"><text:span text:style-name="T228">Flexibilität:</text:span></text:p>
      <text:p text:style-name="Textbody">Iterationen haben keine feste Länge. Das ist gut für Einsatzgebiete, in denen man mit vielen Unterbrechungen bzw. Notfällen rechnen muss (z.B. Wartung). Tägliches Treffen zur gleichen Uhrzeit mit fixer Länge. Andere Besprechungen sind flexibel.</text:p>
      <text:p text:style-name="Textbody"><text:span text:style-name="StrongEmphasis">Grad der Eigenverantwortung</text:span>:</text:p>
      <text:p text:style-name="Textbody">Hohe Eigenverantwortung wegen dem Pull-Prinzip, Mitglieder und Teams holen sich ihre Aufgaben.</text:p>
      <text:p text:style-name="Textbody"><text:span text:style-name="StrongEmphasis">Einarbeitungsaufwand:</text:span></text:p>
      <text:p text:style-name="Textbody"><text:span text:style-name="T229">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StrongEmphasis">Einprojekt- oder Mehrprojektumgebungen</text:span>:</text:p>
      <text:p text:style-name="Textbody">Es ist möglich an mehreren Projekten gleichzeitig zu arbeiten. Die Tickets können mit verschiedenen Farben hervorgehoben werden, um diese dann entsprechend zuzuordnen bzw. man kann pro Projekt eigene Zeilen/Zeilengruppen auf dem Board bilden.</text:p>
      <text:h text:style-name="Überschrift3" text:outline-level="3"><text:bookmark-start text:name="__RefHeading___Toc3507_581654776"/><text:bookmark-start text:name="_Toc453838474"/>2.5.2 Scrum<text:bookmark-end text:name="__RefHeading___Toc3507_581654776"/><text:bookmark-end text:name="_Toc453838474"/></text:h>
      <text:p text:style-name="Textbody">Scrum ist eine Projektmanagementmethodik zur agilen Softwareentwicklung. Es zeichnet sich besonders dadurch aus, dass es nur wenige Regeln kennt und daher einfach zu erlernen ist.</text:p>
      <text:h text:style-name="Überschrift4" text:outline-level="4"><text:bookmark-start text:name="__RefHeading___Toc3509_581654776"/>2.5.2.1 Projektmitglieder<text:bookmark-end text:name="__RefHeading___Toc3509_581654776"/></text:h>
      <text:p text:style-name="Textbody">Personen die direkt am Prozess beteiligt sind können in drei Rollen eingeteilt werden:</text:p>
      <text:list text:style-name="LFO1" text:continue-numbering="true">
        <text:list-item>
          <text:p text:style-name="P230">Product Owner: Stellt die fachlichen Anforderungen und priorisiert diese</text:p>
        </text:list-item>
        <text:list-item>
          <text:p text:style-name="P231">Scrum: Managt den Prozess und beseitigt gegebenenfalls Hindernisse</text:p>
        </text:list-item>
        <text:list-item>
          <text:p text:style-name="P232">Team: Entwickelt das Produkt</text:p>
        </text:list-item>
      </text:list>
      <text:p text:style-name="Textbody">Als Beobachter und Berater gibt es zudem noch die sogenannten Stakeholder.</text:p>
      <text:h text:style-name="Überschrift4" text:outline-level="4"><text:bookmark-start text:name="__RefHeading__1589_555833900"/>2.5.2.2 Ablauf<text:bookmark-end text:name="__RefHeading__1589_555833900"/></text:h>
      <text:list text:style-name="LFO2" text:continue-numbering="true">
        <text:list-item>
          <text:p text:style-name="P233">Anforderungen werden in den Product Backlog eingepflegt, priorisiert und ggf. erweitert</text:p>
        </text:list-item>
        <text:list-item>
          <text:p text:style-name="P234">Monatlich wird ein Arbeitspaket aus dem Product Backlog entnommen und umgesetzt (inkl. Test und Dokumentation)</text:p>
        </text:list-item>
        <text:list-item>
          <text:p text:style-name="P235">Das Arbeitspaket (Increment) wird während einer Iteration (Sprint) nicht modifiziert</text:p>
        </text:list-item>
        <text:list-item>
          <text:p text:style-name="P236">Das Arbeitspaket wird in kleinere Arbeitspakete (Tasks) eingeteilt, einem Bearbeiter zugeteilt, bekommt einen Restaufwand der täglich aktualisiert wird und wird in den Sprint<text:s/><text:soft-page-break/>Backlog geschoben</text:p>
        </text:list-item>
        <text:list-item>
          <text:p text:style-name="P237">Während des Sprints darf der Bearbeiter keinen Störungen ausgesetzt sein</text:p>
        </text:list-item>
        <text:list-item>
          <text:p text:style-name="P238">Täglich muss ein 15 Minütiges Daily Meeting abgehalten, um herauszufinden was die anderen Teammitglieder bearbeiten, was man selbst als nächstes bearbeiten muss und wo es Probleme gibt</text:p>
        </text:list-item>
        <text:list-item>
          <text:p text:style-name="P239">Am Ende eines Sprints wird die voll funktionsfähige Funktionalität dem Product Owner und den Stakeholdern live am System gezeigt</text:p>
        </text:list-item>
        <text:list-item>
          <text:p text:style-name="P240">Entsprechende Feedbacks fließen in den nächsten Sprint und das Sprint Planing Meeting mit ein</text:p>
        </text:list-item>
        <text:list-item>
          <text:p text:style-name="P241">Eine neue Iteration beginnt</text:p>
        </text:list-item>
      </text:list>
      <text:h text:style-name="Überschrift3" text:outline-level="3"><text:bookmark-start text:name="__RefHeading__1591_555833900"/><text:bookmark-start text:name="_Toc453838475"/>2.5.3 Feature-Driven-Development (FDD)<text:bookmark-end text:name="__RefHeading__1591_555833900"/><text:bookmark-end text:name="_Toc453838475"/></text:h>
      <text:p text:style-name="Standard">FDD ist eine in der Praxis entstandene Methodik, die versucht, agile Prinzipien in klassischen Unternehmenskulturen zu verwirklichen. Sie ist insbesondere für größere Teams geeignet.</text:p>
      <text:h text:style-name="Überschrift4" text:outline-level="4"><text:bookmark-start text:name="__RefHeading___Toc3509_5816547761"/>2.5.3.1 Prozess<text:bookmark-end text:name="__RefHeading___Toc3509_5816547761"/></text:h>
      <text:p text:style-name="Standard">Der FDD-Prozess lässt sich in 2 Phasen aufteilen: Die erste Phase beinhaltet die Erstellung eines Modells, einer Feature-Liste und eines Plans (geplante Fertigstellung der Features).</text:p>
      <text:p text:style-name="Standard">Die zweite Phase ist die iterative, agile Phase, in der in einem maximal 2-wöchigem Zyklus Features designt und implementiert werden. Am Ende einer Iteration muss etwas stehen, was die Hände des verantwortlichen Teams verlassen kann.</text:p>
      <text:h text:style-name="Überschrift4" text:outline-level="4"><text:bookmark-start text:name="__RefHeading__1589_5558339001"/>2.5.3.2 Teamorganisation<text:bookmark-end text:name="__RefHeading__1589_5558339001"/></text:h>
      <text:p text:style-name="Standard">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Überschrift4" text:outline-level="4"><text:bookmark-start text:name="__RefHeading___Toc3349_756211831"/>2.5.3.3 Zusammenfassung<text:bookmark-end text:name="__RefHeading___Toc3349_756211831"/></text:h>
      <text:p text:style-name="P242">Projektphase:</text:p>
      <text:p text:style-name="Textbody">FDD beinhaltet keine Prozessschritte für die allgemeine grobe Spezifikation.</text:p>
      <text:p text:style-name="Textbody"><text:span text:style-name="StrongEmphasis">Projektgröße:</text:span></text:p>
      <text:p text:style-name="Textbody"><text:span text:style-name="T243">FDD skaliert problemlos auch mit einem sehr großen Team inklusive zusätzlich vorhandenen Spezialisten oder Spezial-Teams.</text:span></text:p>
      <text:p text:style-name="P244">Grad der Planung:</text:p>
      <text:p text:style-name="Textbody">In der Planungsphase werden die Fertigstellungstermine der Features festgelegt, es sind nur geringe Änderungen am Plan vorgesehen. Verspätungen weisen auf Probleme hin.</text:p>
      <text:p text:style-name="Textbody"><text:span text:style-name="StrongEmphasis">Änderungen während Iteration:</text:span></text:p>
      <text:p text:style-name="Textbody"><text:span text:style-name="T245">Änderungen sollten im Rahmen des jeweils dafür vorgesehenen Prozess-Schrittes ausgeführt werden, nicht außerhalb.</text:span></text:p>
      <text:p text:style-name="Textbody"><text:span text:style-name="StrongEmphasis">Flexibilität:</text:span></text:p>
      <text:p text:style-name="Textbody"><text:span text:style-name="T246">Der FDD-Prozess ist relativ spezifisch. Für jeden Prozessschritt gibt es eine Empfehlung, wie viel Zeit für diesen Schritt eingeplant werden sollte.</text:span></text:p>
      <text:p text:style-name="Textbody"><text:span text:style-name="StrongEmphasis">Grad der Eigenverantwortung:</text:span></text:p>
      <text:soft-page-break/>
      <text:p text:style-name="Textbody"><text:span text:style-name="T247">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
      <text:p text:style-name="Textbody"/>
      <text:p text:style-name="Textbody"><text:span text:style-name="StrongEmphasis">Einarbeitungsaufwand:</text:span></text:p>
      <text:p text:style-name="Textbody"><text:span text:style-name="T248">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StrongEmphasis">Einprojekt- oder Mehrprojektumgebungen:</text:span></text:p>
      <text:p text:style-name="Textbody"><text:span text:style-name="T249">FDD ist besonders geeignet für hierarchisch organisierten Projektstrukturen, in denen mehrere Unterprojekte auf das Erfüllen einer gemeinsamen Aufgabe hinarbeiten. Diese hierarchische Strukturen können relativ frei gestaltet werden.</text:span></text:p>
      <text:p text:style-name="Textbody"><text:span text:style-name="T250">Die jeweiligen Projektleiter können sich dabei einigen, wie die vorhandenen Mitarbeiter für Features eingeteilt werden sollen.</text:span></text:p>
      <text:h text:style-name="Überschrift3" text:outline-level="3"><text:bookmark-start text:name="__RefHeading___Toc3515_581654776"/><text:bookmark-start text:name="_Toc453838476"/>2.5.4 Extreme Programming (XP)<text:bookmark-end text:name="__RefHeading___Toc3515_581654776"/><text:bookmark-end text:name="_Toc453838476"/></text:h>
      <text:p text:style-name="Textbody">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text:p>
      <text:h text:style-name="Überschrift4" text:outline-level="4"><text:bookmark-start text:name="__RefHeading___Toc1219_133500371"/>2.5.4.1<text:s/><text:bookmark-start text:name="code1"/><text:bookmark-end text:name="code1"/>Projektphase<text:bookmark-end text:name="__RefHeading___Toc1219_133500371"/></text:h>
      <text:p text:style-name="Textbody">Der Kunde hat den gleichen Projekstand wie der Entwickler. Jede Komponente besitzt einen Modultest, um Fehler frühst möglichst zu erkennen und zu beseitigen. Auf einen ehrlichen Umgang mit dem Kunden wird Wert gelegt, um Fehler mit Mitarbeitern und Kunden zu minimieren.</text:p>
      <text:p text:style-name="Textbody"><text:bookmark-start text:name="code6"/><text:bookmark-end text:name="code6"/>Die Projektphase gliedert sich in folgende Einheiten, die aufeinander aufbauen:</text:p>
      <text:list text:style-name="LFO3" text:continue-numbering="true">
        <text:list-item>
          <text:p text:style-name="P251">Sekundentakt: Durch Pair-Programming wird die gegenseitige Kontrolle erhöht, und Fehler vermieden.</text:p>
        </text:list-item>
        <text:list-item>
          <text:p text:style-name="P252">Minutentakt: UNIT-Tests werden vor dem Code geschrieben, so das der Code ständig überprüft wird</text:p>
        </text:list-item>
        <text:list-item>
          <text:p text:style-name="P253">Stundentakt: Entwickelte Komponenten werden sofort im Gesamtsystem integriert, und somit Fehler schneller gefunden.</text:p>
        </text:list-item>
        <text:list-item>
          <text:p text:style-name="P254">Tagestakt: tägliches Treffen des Entwicklungsteams um den Projektfortschritt zu reflektieren, und Fehlentwicklungen zu vermeiden.</text:p>
        </text:list-item>
        <text:list-item>
          <text:p text:style-name="P255">Wochentakt: Wöchentlicher Kundenkontakt, um die aktuell lauffähige Version auszuliefern, und um neue Änderungen zu besprechen.</text:p>
        </text:list-item>
        <text:list-item>
          <text:p text:style-name="P256">Monatstakt: dem Kunden wird regelmäßig eine neue Release ausgeliefert.</text:p>
        </text:list-item>
      </text:list>
      <text:p text:style-name="Textbody">Die kleineren Einheiten sind immer mehrfach in der größeren enthalten. Solange <text:s/>eine Iteration fehlerhafte Tests liefert wird diese in mehrere kleiner Iterationsphasen aufgeteilt und in die nächste Iteration verschoben. Auch während der Iteration können Änderungen vom Kunden durchgeführt werden.</text:p>
      <text:p text:style-name="Textbody">Um erfolgreiche Software entwickeln zu können müssend die folgenden Werte: Kommunikation, Einfachheit,<text:s/><text:soft-page-break/>Rückmeldung, Mut <text:s/>und Respekt eingehalten werden.</text:p>
      <text:p text:style-name="Textbody">Das Vorgehen wird im Team ständig hinterfragt, um Prinzipien wie z.B. Selbstsicherheit, Qualität zu gewährleisten. Dadurch ist lauffähige Software zu jedem Zeitpunkt gewährleistet, bei dieser jedoch anfängliche Fehlschläge mit einkalkuliert werden müssen.</text:p>
      <text:p text:style-name="Textbody">Zum Einsatz kommen Praktiken wie z.B. Pair-Programming, bei den durch den Vier-Augen-Prinzip Fehler gleich gefunden werden, oder Refectoring, bei dem ständig Architektur-, Design- und Code-Verbesserungen vorgenommen werden.</text:p>
      <text:h text:style-name="Überschrift4" text:outline-level="4"><text:bookmark-start text:name="__RefHeading__1589_55583390011"/>2.5.4.2<text:s/><text:bookmark-start text:name="code2"/><text:bookmark-end text:name="code2"/>Vorteile<text:bookmark-end text:name="__RefHeading__1589_55583390011"/></text:h>
      <text:list text:style-name="LFO4" text:continue-numbering="true">
        <text:list-item>
          <text:p text:style-name="P257"><text:bookmark-start text:name="code7"/><text:bookmark-end text:name="code7"/>schnelle Entwicklung der Software (eine funktionierende Software)</text:p>
        </text:list-item>
        <text:list-item>
          <text:p text:style-name="P258">nur eingesetzte Funktionen werden entwickelt</text:p>
        </text:list-item>
        <text:list-item>
          <text:p text:style-name="P259">Softwareentwicklung lässt sich mit den Kunden vereinbaren, und bietet schnelle bewertbare Ergebnisse</text:p>
        </text:list-item>
        <text:list-item>
          <text:p text:style-name="P260">mehr Kommunikation im Projekt durch die kürzeren Zyklen</text:p>
        </text:list-item>
        <text:list-item>
          <text:p text:style-name="P261">Kunde wird stärker beim Entwicklungsprozess mit eingebunden, und hat dadurch ein besseres Verständnis</text:p>
        </text:list-item>
        <text:list-item>
          <text:p text:style-name="P262">Kosten bleiben bei großen Software-Projekten verhältnismäßig gering</text:p>
        </text:list-item>
        <text:list-item>
          <text:p text:style-name="P263">Höhere Qualität, Erweiterbarkeit und Nachhaltigkeit bei der Entwicklung</text:p>
        </text:list-item>
        <text:list-item>
          <text:p text:style-name="P264">XP hat eine positive Auswirkung auf dem Teamgeist und der Motivation der Entwickler so wie ein Erfolgserlebnis bei der Auslieferung einer neuen Version</text:p>
        </text:list-item>
      </text:list>
      <text:h text:style-name="Überschrift4" text:outline-level="4"><text:bookmark-start text:name="__RefHeading___Toc1221_133500371"/>2.5.4.3<text:s/><text:bookmark-start text:name="code3"/><text:bookmark-end text:name="code3"/>Nachteile<text:bookmark-end text:name="__RefHeading___Toc1221_133500371"/></text:h>
      <text:list text:style-name="LFO5" text:continue-numbering="true">
        <text:list-item>
          <text:p text:style-name="P265">schlecht bei Kleinen Softwareprojekten</text:p>
        </text:list-item>
        <text:list-item>
          <text:p text:style-name="P266">schwierig das nur bei Beginn definierte Anforderungen mit dem geringsten Aufwand umgesetzt werden können</text:p>
        </text:list-item>
        <text:list-item>
          <text:p text:style-name="P267">hohe Anforderung an die Entwickler, da die Software im jeden Zustand erweiterbar sein sollte</text:p>
        </text:list-item>
        <text:list-item>
          <text:p text:style-name="P268">Kunde hat nicht ausreichend Zeit, um sich regelmäßig mit den Entwicklern zu treffen</text:p>
        </text:list-item>
        <text:list-item>
          <text:p text:style-name="P269">die Test-Entwicklung kann schnell zum Endprodukt werden bzw. ausgelassen werden</text:p>
        </text:list-item>
        <text:list-item>
          <text:p text:style-name="P270">der Kunde muss Vertrauen in den Programmierer haben</text:p>
        </text:list-item>
      </text:list>
      <text:h text:style-name="Überschrift4" text:outline-level="4"><text:bookmark-start text:name="__RefHeading___Toc1223_133500371"/>2.5.4.4 Zusammenfassung<text:bookmark-end text:name="__RefHeading___Toc1223_133500371"/></text:h>
      <text:p text:style-name="Textbody"><text:span text:style-name="StrongEmphasis">Projektphase</text:span>:</text:p>
      <text:p text:style-name="Textbody">Das Projekt wird in kleine Teilschritte zerlegt, die einzelne Funktionsblöcke enthalten.</text:p>
      <text:p text:style-name="Textbody"><text:span text:style-name="StrongEmphasis">Projektgröße</text:span>:</text:p>
      <text:p text:style-name="Textbody">Gut geeignet für kleine bis mittelgroße Teams (&lt;10-12 Mitglieder).</text:p>
      <text:p text:style-name="Textbody"><text:span text:style-name="StrongEmphasis">Grad der Planung</text:span>:</text:p>
      <text:p text:style-name="Textbody"><text:bookmark-start text:name="code4"/><text:bookmark-end text:name="code4"/>Durch das Mitwachsen der Anforderungen verläuft die Kostenkurve gleichmäßig linear.</text:p>
      <text:p text:style-name="Textbody"><text:span text:style-name="StrongEmphasis">Änderungen während Iterationen</text:span>:</text:p>
      <text:p text:style-name="Textbody">XP ist auf schnelle Anforderungen ausgelegt weswegen Änderungen immer möglich sein müssen.</text:p>
      <text:p text:style-name="Textbody"/>
      <text:p text:style-name="Textbody"><text:span text:style-name="T271">Flexibilität:</text:span></text:p>
      <text:p text:style-name="Textbody">XP muss in einem Zug eingeführt werden, die Dauer der Iteration hängt vom Kunden ab.</text:p>
      <text:soft-page-break/>
      <text:p text:style-name="Textbody"><text:span text:style-name="StrongEmphasis">Grad der Eigenverantwortung</text:span>:</text:p>
      <text:p text:style-name="Textbody"><text:bookmark-start text:name="code5"/><text:bookmark-end text:name="code5"/>Die Eigenverantwortung liegt von der Funktionalität beim Kunden, und die Zuverlässigkeit und Umsetzung beim Entwickler.</text:p>
      <text:p text:style-name="Textbody"><text:span text:style-name="StrongEmphasis">Einarbeitungsaufwand:</text:span></text:p>
      <text:p text:style-name="Textbody"><text:span text:style-name="T272">XP erfordert Softwareentwickler mit besonderen Fähigkeiten, da alle Teammitglieder Entwickler sind.</text:span></text:p>
      <text:p text:style-name="Textbody"><text:span text:style-name="StrongEmphasis">Einprojekt- oder Mehrprojektumgebungen</text:span>:</text:p>
      <text:p text:style-name="Textbody">Der Projektmanager kann an mehreren Projekten arbeiten.</text:p>
      <text:h text:style-name="P273" text:outline-level="2"><text:bookmark-start text:name="__RefHeading___Toc3517_581654776"/><text:bookmark-start text:name="_Toc453838477"/><text:soft-page-break/>2.6 Gewichtung<text:bookmark-end text:name="__RefHeading___Toc3517_581654776"/><text:bookmark-end text:name="_Toc453838477"/></text:h>
      <text:p text:style-name="Standard">Im Folgenden werden die Projektmanagementmethodiken, die wir ausgewählt haben und gegeneinander verglichen.</text:p>
      <text:p text:style-name="Standard">Für die Kriterien Projektphase und Mehrprojektumgebung wird ein Wertebereich von 1 bis 0 gewählt, da es entweder geht oder nicht. Für uns wahren die Kriterien Eigenverantwortung und Einarbeitungsaufwand die wichtigsten Kriterien, mit einer Gewichtung von 3 und einem Wertebereich von 2 bis 4. Um zu verhindern, das ein unwichtiges Kriterium ein schlecht bewertetes Framework von den Einser-Kriterien zum besten macht, ist der Wertebereich der Einser-Kriterien höher. <text:s/>Für das Kriterium Flexibilität wird der Wertebereich von 1 bis 2 gewählt, da eine Methodik entweder flexibel sein kann oder nicht. Alle anderen Kriterien haben einen Wertebereich von 1 bis 3, jeweils ob diese das Kriterien gut, sehr gut oder ausgezeichnet erfüllen. Die Verlierer aus den ersten Kriterien-Kategorien werden bei der nächsten nicht mehr berücksichtigt.</text:p>
      <text:p text:style-name="Standard"/>
      <text:p text:style-name="Standard"><draw:frame draw:z-index="251658240" draw:id="id0" draw:style-name="a0" draw:name="Object1" text:anchor-type="paragraph" svg:x="0in" svg:y="0in" svg:width="6.47986in" svg:height="2.67778in" style:rel-width="scale" style:rel-height="scale"><draw:object xlink:href="Object 1/" xlink:type="simple" xlink:show="embed" xlink:actuate="onLoad"/><draw:image xlink:href="ObjectReplacements/Object 1" xlink:type="simple" xlink:show="embed" xlink:actuate="onLoad"/><svg:title/><svg:desc>OLE-Objekt</svg:desc></draw:frame></text:p>
      <text:p text:style-name="Standard"/>
      <text:p text:style-name="Standard">Berechnungsgrundlage:</text:p>
      <text:p text:style-name="Standard">Gesamt = Projektphase * Gewichtung + Projektgröße * Gewichtung + …</text:p>
      <text:p text:style-name="Standard"/>
      <text:p text:style-name="Standard">Beste Projektmanagementmethodik:</text:p>
      <table:table table:style-name="Table274">
        <table:table-columns>
          <table:table-column table:style-name="TableColumn275"/>
          <table:table-column table:style-name="TableColumn276"/>
        </table:table-columns>
        <table:table-row table:style-name="TableRow277">
          <table:table-cell table:style-name="TableCell278">
            <text:p text:style-name="TableContents">Platz</text:p>
          </table:table-cell>
          <table:table-cell table:style-name="TableCell279">
            <text:p text:style-name="TableContents">Framework</text:p>
          </table:table-cell>
        </table:table-row>
        <table:table-row table:style-name="TableRow280">
          <table:table-cell table:style-name="TableCell281">
            <text:p text:style-name="TableContents">1</text:p>
          </table:table-cell>
          <table:table-cell table:style-name="TableCell282">
            <text:p text:style-name="TableContents">Kanban</text:p>
          </table:table-cell>
        </table:table-row>
        <table:table-row table:style-name="TableRow283">
          <table:table-cell table:style-name="TableCell284">
            <text:p text:style-name="TableContents">2</text:p>
          </table:table-cell>
          <table:table-cell table:style-name="TableCell285">
            <text:p text:style-name="TableContents">XP</text:p>
          </table:table-cell>
        </table:table-row>
        <table:table-row table:style-name="TableRow286">
          <table:table-cell table:style-name="TableCell287">
            <text:p text:style-name="TableContents">3</text:p>
          </table:table-cell>
          <table:table-cell table:style-name="TableCell288">
            <text:p text:style-name="TableContents">Scrum</text:p>
          </table:table-cell>
        </table:table-row>
        <table:table-row table:style-name="TableRow289">
          <table:table-cell table:style-name="TableCell290">
            <text:p text:style-name="TableContents">4</text:p>
          </table:table-cell>
          <table:table-cell table:style-name="TableCell291">
            <text:p text:style-name="TableContents">FDD</text:p>
          </table:table-cell>
        </table:table-row>
      </table:table>
      <text:p text:style-name="Standard"/>
      <text:p text:style-name="Textbody">Die beste Projektmanagementmethodik nach dem gewichteten Vergleich ist Kanban gefolgt von Extreme Programming. Aufgrund der vom Kunden gestellten Anforderungen wird allerdings dennoch Scrum genommen.</text:p>
      <text:h text:style-name="P292" text:outline-level="2"><text:bookmark-start text:name="__RefHeading___Toc4116_258508911"/><text:bookmark-start text:name="_Toc453838478"/><text:soft-page-break/>2.7 Software-Spezifikation<text:bookmark-end text:name="__RefHeading___Toc4116_258508911"/><text:bookmark-end text:name="_Toc453838478"/></text:h>
      <text:p text:style-name="Textbody">Zu Beginn dieser Spezifikation werden wir uns zwei Frameworks für die Endanwendung anschauen und vergleichen, um uns für eine der beiden zu entscheiden. Anschließend erklären wir mit UML2 Diagrammen den Ablauf unseres Programms, welche Funktionen in der GUI aufgerufen werden können und welche Informationen wir verwalten.</text:p>
      <text:h text:style-name="Überschrift2" text:outline-level="2"><text:bookmark-start text:name="__RefHeading___Toc3697_756211831"/><text:bookmark-start text:name="_Toc453838479"/>2.8 Frameworks<text:bookmark-end text:name="__RefHeading___Toc3697_756211831"/><text:bookmark-end text:name="_Toc453838479"/></text:h>
      <text:h text:style-name="Überschrift3" text:outline-level="3"><text:bookmark-start text:name="__RefHeading___Toc4120_258508911"/><text:bookmark-start text:name="_Toc453838480"/>2.8.1 Bootstrap<text:bookmark-end text:name="__RefHeading___Toc4120_258508911"/><text:bookmark-end text:name="_Toc453838480"/></text:h>
      <text:h text:style-name="Überschrift4" text:outline-level="4"><text:bookmark-start text:name="__RefHeading___Toc3351_756211831"/>2.8.1.1 Einleitung<text:bookmark-end text:name="__RefHeading___Toc3351_756211831"/></text:h>
      <text:p text:style-name="Textbody">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Überschrift4" text:outline-level="4"><text:bookmark-start text:name="__RefHeading___Toc3353_756211831"/>2.8.1.2 Eigenschaften<text:bookmark-end text:name="__RefHeading___Toc3353_756211831"/></text:h>
      <text:p text:style-name="Textbody">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Überschrift4" text:outline-level="4"><text:bookmark-start text:name="__RefHeading___Toc3355_756211831"/>2.8.1.3 Vorteile<text:bookmark-end text:name="__RefHeading___Toc3355_756211831"/></text:h>
      <text:list text:style-name="LFO6" text:continue-numbering="true">
        <text:list-item>
          <text:p text:style-name="P293">Beinhaltet wiederverwendbare Komponenten wie z.B. Buttons oder Navigationselemente</text:p>
        </text:list-item>
        <text:list-item>
          <text:p text:style-name="P294">Beinhaltet jQuery-Plugins für Menüs, Tooltips, etc.</text:p>
        </text:list-item>
        <text:list-item>
          <text:p text:style-name="P295">Arbeitet mit dem 940 Grid System (12 Spalten)</text:p>
        </text:list-item>
        <text:list-item>
          <text:p text:style-name="P296">Weitreichende Kompatibilität mit Browsern</text:p>
        </text:list-item>
        <text:list-item>
          <text:p text:style-name="P297">kann mit zahlreichen Erweiterungen ausgebaut werden (z.B. für Wordpress oder Facebook Applikationen)</text:p>
        </text:list-item>
        <text:list-item>
          <text:p text:style-name="P298">verhilft sehr schnell zu gut aussehenden Ergebnissen</text:p>
        </text:list-item>
      </text:list>
      <text:h text:style-name="Überschrift4" text:outline-level="4"><text:bookmark-start text:name="__RefHeading___Toc3357_756211831"/>2.8.1.4 Nachteile<text:bookmark-end text:name="__RefHeading___Toc3357_756211831"/></text:h>
      <text:list text:style-name="LFO7" text:continue-numbering="true">
        <text:list-item>
          <text:p text:style-name="P299">Keine Klassen für mehrschichtige Menüs vorhanden</text:p>
        </text:list-item>
        <text:list-item>
          <text:p text:style-name="P300">Die oben genannten jQuery-Plugins sind sehr simpel.</text:p>
        </text:list-item>
        <text:list-item>
          <text:p text:style-name="P301">Bei zu viel Spielerei können Schönheitsfehler entstehen (z.B. Formulare verschoben)</text:p>
        </text:list-item>
        <text:list-item>
          <text:p text:style-name="P302">Das Grid System ist relativ groß was sich negativ auf die Ladezeit der Webseite auswirkt</text:p>
        </text:list-item>
      </text:list>
      <text:h text:style-name="Überschrift3" text:outline-level="3"><text:bookmark-start text:name="__RefHeading___Toc4122_258508911"/><text:bookmark-start text:name="_Toc453838481"/>2.8.2 Semantic UI<text:bookmark-end text:name="__RefHeading___Toc4122_258508911"/><text:bookmark-end text:name="_Toc453838481"/></text:h>
      <text:h text:style-name="Überschrift4" text:outline-level="4"><text:bookmark-start text:name="__RefHeading___Toc3359_756211831"/>2.8.2.1 Einleitung<text:bookmark-end text:name="__RefHeading___Toc3359_756211831"/></text:h>
      <text:p text:style-name="Textbody">Semantic UI ist ein sehr modernes Framework, und wurde im September 2013 von der Semantic Organisation veröffentlicht. Trotz seines jungen Alters ist es relativ beliebt und aktiv auf Github.</text:p>
      <text:h text:style-name="Überschrift4" text:outline-level="4"><text:bookmark-start text:name="__RefHeading___Toc3361_756211831"/>2.8.2.2 Eigenschaften<text:bookmark-end text:name="__RefHeading___Toc3361_756211831"/></text:h>
      <text:p text:style-name="Textbody">Das besondere an diesem Framework ist, das für alle Gestaltungselemente semantische CSS-Klassen verwendet werden. Als Stylesheet-Sprache wird LESS verwendet.<text:line-break/>Das Framework besitzt ein 16-spaltiges Layout-Raster, und bietet einige Gestaltungselemente wie Sterne-Bewertung, die andere Front-End-Frameworks nicht haben. HTML-Klassen werden aus einer intuitiv erfassbaren, sinnvollen Wortfolge gebildet.</text:p>
      <text:h text:style-name="Überschrift4" text:outline-level="4"><text:bookmark-start text:name="__RefHeading___Toc3363_756211831"/><text:soft-page-break/>2.8.2.3 Vorteile<text:bookmark-end text:name="__RefHeading___Toc3363_756211831"/></text:h>
      <text:list text:style-name="LFO8" text:continue-numbering="true">
        <text:list-item>
          <text:p text:style-name="P303">Layoutmuster können vom Code abgeleitet werden, gutes Design.</text:p>
        </text:list-item>
        <text:list-item>
          <text:p text:style-name="P304">Die Klassen sind leicht verständlich gehalten.</text:p>
        </text:list-item>
        <text:list-item>
          <text:p text:style-name="P305">Lesbar und Verständlich</text:p>
        </text:list-item>
        <text:list-item>
          <text:p text:style-name="P306">Keine starre Syntax, sehr flexibel erweiterbar</text:p>
        </text:list-item>
        <text:list-item>
          <text:p text:style-name="P307">800 Forks auf Github</text:p>
        </text:list-item>
        <text:list-item>
          <text:p text:style-name="P308">Sehr viele gutaussehende Default Themes</text:p>
        </text:list-item>
      </text:list>
      <text:h text:style-name="Überschrift4" text:outline-level="4"><text:bookmark-start text:name="__RefHeading___Toc3365_756211831"/>2.8.2.4 Nachteile<text:bookmark-end text:name="__RefHeading___Toc3365_756211831"/></text:h>
      <text:list text:style-name="LFO9" text:continue-numbering="true">
        <text:list-item>
          <text:p text:style-name="P309">Höherer Schreibaufwand</text:p>
        </text:list-item>
        <text:list-item>
          <text:p text:style-name="P310">Wird noch nicht so lange in der Praxis eingesetzt</text:p>
        </text:list-item>
        <text:list-item>
          <text:p text:style-name="P311">Responsive Design für mobile Geräte noch recht aufwändig</text:p>
        </text:list-item>
        <text:list-item>
          <text:p text:style-name="P312">Nicht besonders kompatibel mit alten Browsern (IE)</text:p>
        </text:list-item>
      </text:list>
      <text:h text:style-name="Überschrift3" text:outline-level="3"><text:bookmark-start text:name="__RefHeading___Toc4124_258508911"/><text:bookmark-start text:name="_Toc453838482"/>2.8.3 Vergleich<text:bookmark-end text:name="__RefHeading___Toc4124_258508911"/><text:bookmark-end text:name="_Toc453838482"/></text:h>
      <text:p text:style-name="Textbody">Relevante Kriterien für den Einsatz in diesem Projekt:</text:p>
      <text:p text:style-name="Standard">Browser-Kompatibilität:</text:p>
      <text:p text:style-name="Textbody">Bootstrap ist mit mehr Browsern kompatibel als Semantic UI. Dieses Kriterium ist sehr wichtig, da die Zielgruppe "Grundschulkinder" nicht durch Kompatibilitätsprobleme vor Hürden bei der Benutzung gestellt werden soll.</text:p>
      <text:p text:style-name="Standard">Einarbeitungsaufwand:</text:p>
      <text:p text:style-name="Textbody">Bootstrap ist für Prototyping sehr gut geeignet, da es den geringeren Einarbeitungsaufwand hat. Dieses Kriterium ist wichtig, da für die Implementierung wenig zeit verfügbar ist.</text:p>
      <text:p text:style-name="Standard">Erstellung komplexer GUIs:</text:p>
      <text:p text:style-name="Textbody">Semantic-UI kann programmatisch besser angepasst werden und verfügt über Integration für AngularJS. Dieses Kriterium ist wichtig, da die Spiele eine relativ komplexe GUI erfordern.</text:p>
      <text:p text:style-name="Standard">Community:</text:p>
      <text:p text:style-name="Textbody">Bootstrap besitzt aufgrund seiner größeren Verbreitung eine größere Community. Dieses Kriterium ist wichtig, da so auftretende Probleme mit höherer Wahrscheinlichkeit sehr schnell gelöst werden können.</text:p>
      <text:h text:style-name="P313" text:outline-level="2"><text:bookmark-start text:name="__RefHeading___Toc4126_258508911"/><text:bookmark-start text:name="_Toc453838483"/><text:soft-page-break/>2.9 Ablauf<text:bookmark-end text:name="__RefHeading___Toc4126_258508911"/><text:bookmark-end text:name="_Toc453838483"/></text:h>
      <text:h text:style-name="Überschrift4" text:outline-level="4"><text:bookmark-start text:name="__RefHeading___Toc3367_756211831"/>2.9.1 Registrierung<text:bookmark-end text:name="__RefHeading___Toc3367_756211831"/></text:h>
      <text:p text:style-name="Textbody">Die Registrierung der Nutzer (Schüler) und Eltern darf nur vom <text:s/>Leiter (Lehrer) durchgeführt werden. Der Nutzername ist eindeutig und besteht aus Vor- und Nachnamen des Nutzers und dem Schuljahr (z.B. maxmustermann16 im Schuljahr 2016).</text:p>
      <text:h text:style-name="Überschrift4" text:outline-level="4"><text:bookmark-start text:name="__RefHeading___Toc3369_756211831"/>2.9.2 Login/Anmeldung<text:bookmark-end text:name="__RefHeading___Toc3369_756211831"/></text:h>
      <text:p text:style-name="Textbody">Nachdem ein Nutzer registriert wurde, kann er sich mit seinem Benutzernamen anmelden und aus den Aufgabengruppen und -typen eine auswählen. Im Falle eines Leiters oder eines Eltern kann die <text:s/>Statistikansicht aufgerufen werden.</text:p>
      <text:h text:style-name="Überschrift4" text:outline-level="4"><text:bookmark-start text:name="__RefHeading___Toc3371_756211831"/>2.9.3 Spielübersicht<text:bookmark-end text:name="__RefHeading___Toc3371_756211831"/></text:h>
      <text:p text:style-name="Textbody">Der Nutzer sieht eine Übersicht aller vorhandenen Spiele. Hierbei werden die abgeschlossenen und angefangenen Spiele visuell hervorgehoben. Für die abgeschlossenen Spiele erhält der Spieler eine Belohnung.</text:p>
      <text:h text:style-name="Überschrift4" text:outline-level="4"><text:bookmark-start text:name="__RefHeading___Toc3373_756211831"/>2.9.4 Aufgabeansicht<text:bookmark-end text:name="__RefHeading___Toc3373_756211831"/></text:h>
      <text:p text:style-name="Textbody">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Überschrift4" text:outline-level="4"><text:bookmark-start text:name="__RefHeading___Toc3375_756211831"/>2.9.5 Statistikübersicht<text:bookmark-end text:name="__RefHeading___Toc3375_756211831"/></text:h>
      <text:p text:style-name="Textbody">Der Leiter hat Zugriff auf eine Statistikübersicht. Dort sieht er spaltenweise für jeden Schüler dessen Fortschritt pro Spiel. Beim Klick auf die Spalte kommt man zu der detaillierten Übersicht des angewählten Nutzers.</text:p>
      <text:h text:style-name="Überschrift4" text:outline-level="4"><text:bookmark-start text:name="__RefHeading___Toc3377_756211831"/>2.9.6 Benutzerdefinierte Statistikansicht<text:bookmark-end text:name="__RefHeading___Toc3377_756211831"/></text:h>
      <text:p text:style-name="Textbody">In dieser wird pro Aufgabe die benötigte Zeit und Anzahl der Versuche angezeigt. Von hier kann man die entsprechenden Aufgaben hervorholen.</text:p>
      <text:h text:style-name="Überschrift4" text:outline-level="4"><text:bookmark-start text:name="__RefHeading___Toc3379_756211831"/>2.9.7 Aktivitätsdiagramme<text:bookmark-end text:name="__RefHeading___Toc3379_756211831"/></text:h>
      <text:p text:style-name="Textbody"/>
      <text:p text:style-name="Textbody"/>
      <text:p text:style-name="Textbody">Das Anlegen von Nutzern ist einfach. Der Leiter gibt Daten ein und betätigt den Button zum Speichern. Daraufhin werden die Daten z.B. in eine Datenbank gesichert.</text:p>
      <text:p text:style-name="Textbody"/>
      <text:p text:style-name="Textbody">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314" text:outline-level="2"><text:bookmark-start text:name="__RefHeading___Toc4128_258508911"/><text:bookmark-start text:name="_Toc453838484"/><text:soft-page-break/>2.10 Programm<text:bookmark-end text:name="__RefHeading___Toc4128_258508911"/><text:bookmark-end text:name="_Toc453838484"/></text:h>
      <text:h text:style-name="Überschrift3" text:outline-level="3"><text:bookmark-start text:name="__RefHeading___Toc4130_258508911"/><text:bookmark-start text:name="_Toc453838485"/>2.10.1 Hauptmenü<text:bookmark-end text:name="__RefHeading___Toc4130_258508911"/><text:bookmark-end text:name="_Toc453838485"/></text:h>
      <text:p text:style-name="Textbody"/>
      <text:p text:style-name="Textbody">Nachdem man sich angemeldet hat, kann man sich je nach Berechtigung folgende Aktionen tätigen:</text:p>
      <text:list text:style-name="LFO10" text:continue-numbering="true">
        <text:list-item>
          <text:p text:style-name="P315">Spielübersicht anzeigen und spielen</text:p>
        </text:list-item>
        <text:list-item>
          <text:p text:style-name="P316">Statistikübersicht und /oder einzelne Statistikansichten anzeigen</text:p>
        </text:list-item>
        <text:list-item>
          <text:p text:style-name="P317">Nutzerverwaltung aufrufen</text:p>
        </text:list-item>
      </text:list>
      <text:p text:style-name="Standard"/>
      <text:h text:style-name="Überschrift3" text:outline-level="3"><text:bookmark-start text:name="__RefHeading___Toc4132_258508911"/><text:bookmark-start text:name="_Toc453838486"/>2.10.2 Nutzer<text:bookmark-end text:name="__RefHeading___Toc4132_258508911"/><text:bookmark-end text:name="_Toc453838486"/></text:h>
      <text:p text:style-name="Textbody">Die Nutzerverwaltung besitzt die Möglichkeit die Nutzerliste einzusehen und zu bearbeiten.</text:p>
      <text:p text:style-name="Textbody"/>
      <text:h text:style-name="Überschrift4" text:outline-level="4"><text:bookmark-start text:name="__RefHeading___Toc3381_756211831"/>2.10.2.1 Zu pflegende Eigenschaften<text:bookmark-end text:name="__RefHeading___Toc3381_756211831"/></text:h>
      <text:p text:style-name="Textbody">Bei der Erstellung der Nutzer gibt es folgende Eigenschaften:</text:p>
      <text:list text:style-name="LFO11" text:continue-numbering="true">
        <text:list-item>
          <text:p text:style-name="P318">Name</text:p>
        </text:list-item>
        <text:list-item>
          <text:p text:style-name="P319">Passwort für Elternzugriff</text:p>
        </text:list-item>
        <text:list-item>
          <text:p text:style-name="P320">Generierte Aufgaben</text:p>
        </text:list-item>
        <text:list-item>
          <text:p text:style-name="P321">Statistik</text:p>
        </text:list-item>
      </text:list>
      <text:h text:style-name="Überschrift3" text:outline-level="3"><text:bookmark-start text:name="__RefHeading___Toc4134_258508911"/><text:bookmark-start text:name="_Toc453838487"/>2.10.3 Statistik<text:bookmark-end text:name="__RefHeading___Toc4134_258508911"/><text:bookmark-end text:name="_Toc453838487"/></text:h>
      <text:p text:style-name="Textbody">Bei der Benutzung der Spiele werden folgende Eigenschaften festgehalten:</text:p>
      <text:list text:style-name="LFO11" text:continue-numbering="true">
        <text:list-item>
          <text:p text:style-name="P322">Zeit bis zur Eingabe der richtigen Lösung</text:p>
        </text:list-item>
        <text:list-item>
          <text:p text:style-name="P323">Anzahl Fehlversuche</text:p>
        </text:list-item>
        <text:list-item>
          <text:p text:style-name="P324">Anzahl gelöster Aufgaben pro Spiel</text:p>
        </text:list-item>
        <text:list-item>
          <text:p text:style-name="P325">Nutzer</text:p>
        </text:list-item>
      </text:list>
      <text:h text:style-name="P326" text:outline-level="2"><text:bookmark-start text:name="docs-internal-guid-e76ffdf9-1138-748d-39"/><text:bookmark-start text:name="__RefHeading___Toc4152_258508911"/><text:bookmark-start text:name="_Toc453838488"/><text:bookmark-end text:name="docs-internal-guid-e76ffdf9-1138-748d-39"/><text:soft-page-break/>2.11 Testspezifikation<text:bookmark-end text:name="__RefHeading___Toc4152_258508911"/><text:bookmark-end text:name="_Toc453838488"/></text:h>
      <table:table table:style-name="Table327">
        <table:table-columns>
          <table:table-column table:style-name="TableColumn328"/>
          <table:table-column table:style-name="TableColumn329"/>
        </table:table-columns>
        <table:table-row table:style-name="TableRow330">
          <table:table-cell table:style-name="TableCell331">
            <text:p text:style-name="Standard">Projektname:</text:p>
          </table:table-cell>
          <table:table-cell table:style-name="TableCell332">
            <text:p text:style-name="Standard">WebKidz</text:p>
          </table:table-cell>
        </table:table-row>
        <table:table-row table:style-name="TableRow333">
          <table:table-cell table:style-name="TableCell334">
            <text:p text:style-name="Standard">Projektversion:</text:p>
          </table:table-cell>
          <table:table-cell table:style-name="TableCell335">
            <text:p text:style-name="Standard">Wer das liest ist doof</text:p>
          </table:table-cell>
        </table:table-row>
        <table:table-row table:style-name="TableRow336">
          <table:table-cell table:style-name="TableCell337">
            <text:p text:style-name="Standard">erstellt am:</text:p>
          </table:table-cell>
          <table:table-cell table:style-name="TableCell338">
            <text:p text:style-name="TableContents"/>
          </table:table-cell>
        </table:table-row>
        <table:table-row table:style-name="TableRow339">
          <table:table-cell table:style-name="TableCell340">
            <text:p text:style-name="Standard">Testname:</text:p>
          </table:table-cell>
          <table:table-cell table:style-name="TableCell341">
            <text:p text:style-name="Standard">Akzeptanztest01</text:p>
          </table:table-cell>
        </table:table-row>
        <table:table-row table:style-name="TableRow342">
          <table:table-cell table:style-name="TableCell343">
            <text:p text:style-name="Standard">Testebene:</text:p>
          </table:table-cell>
          <table:table-cell table:style-name="TableCell344">
            <text:p text:style-name="TableContents"/>
          </table:table-cell>
        </table:table-row>
        <table:table-row table:style-name="TableRow345">
          <table:table-cell table:style-name="TableCell346">
            <text:p text:style-name="Standard">Testergebnis freigegeben am:</text:p>
          </table:table-cell>
          <table:table-cell table:style-name="TableCell347">
            <text:p text:style-name="TableContents"/>
          </table:table-cell>
        </table:table-row>
      </table:table>
      <text:p text:style-name="Textbody"/>
      <text:p text:style-name="Standard">Bearbeitungshinweis:</text:p>
      <text:p text:style-name="Standard">In der Testspezifikation werden alle Testfälle mit Ergebnissen beschrieben. Das Testprotokoll befindet sich am Ende.</text:p>
      <text:p text:style-name="Textbody"/>
      <text:p text:style-name="Standard">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a></text:p>
      <text:h text:style-name="Überschrift3" text:outline-level="3"><text:bookmark-start text:name="__RefHeading___Toc4154_258508911"/><text:bookmark-start text:name="_Toc453838489"/>2.11.1 Testfälle<text:bookmark-end text:name="__RefHeading___Toc4154_258508911"/><text:bookmark-end text:name="_Toc453838489"/></text:h>
      <text:h text:style-name="Überschrift4" text:outline-level="4"><text:bookmark-start text:name="__RefHeading___Toc3385_756211831"/>2.11.1.1 Login<text:bookmark-end text:name="__RefHeading___Toc3385_756211831"/></text:h>
      <text:h text:style-name="Überschrift5" text:outline-level="5">2.11.1.1.1 Kind-Login</text:h>
      <text:p text:style-name="Standard">Was: Kind-Login (kindgerecht, intuitiv, visuell ansprechend)</text:p>
      <text:p text:style-name="Standard">Wer: Schüler-User</text:p>
      <text:p text:style-name="Standard">Wann: Nach Implementierung des Login</text:p>
      <text:p text:style-name="Standard">Voraussetzungen: Kind-Testaccount ist erstellt</text:p>
      <text:p text:style-name="Standard">Wie: Tester versucht sich einzuloggen (Tester entspricht Kind; Accountname: Child0)</text:p>
      <text:p text:style-name="Standard">Wie oft: Ein Mal</text:p>
      <text:p text:style-name="Textbody"/>
      <text:h text:style-name="Überschrift5" text:outline-level="5">2.11.1.1.2 Eltern-Login</text:h>
      <text:p text:style-name="Standard">Was: Eltern-Login (intuitiv, visuell ansprechend)</text:p>
      <text:p text:style-name="Standard">Wer: Eltern-User</text:p>
      <text:p text:style-name="Standard">Wann: Nach Implementierung des Login</text:p>
      <text:p text:style-name="Standard">Voraussetzungen: Kind-Testaccount ist erstellt -&gt; Elternpasswort ist vergeben</text:p>
      <text:p text:style-name="Standard">Wie: Tester versucht sich einzuloggen (Tester entspricht Eltern; Accountname: Child0, Password: Parent0)</text:p>
      <text:p text:style-name="Standard">Wie oft: Ein Mal</text:p>
      <text:p text:style-name="Standard"/>
      <text:h text:style-name="Überschrift5" text:outline-level="5">2.11.1.1.3 Lehrer-Login</text:h>
      <text:p text:style-name="Standard">Was: Lehrer-Login (intuitiv, visuell ansprechend)</text:p>
      <text:p text:style-name="Standard">Wer: Lehrer-User</text:p>
      <text:p text:style-name="Standard">Wann: Nach Implementierung des Login</text:p>
      <text:soft-page-break/>
      <text:p text:style-name="Standard">Voraussetzung: Lehreraccount ist erstellt</text:p>
      <text:p text:style-name="Standard">Wie: Tester versucht sich einzuloggen (Tester entspricht Lehrer; Accountname: Teacher0, Password: root)</text:p>
      <text:p text:style-name="Standard">Wie oft: Ein Mal</text:p>
      <text:h text:style-name="Überschrift4" text:outline-level="4"><text:bookmark-start text:name="__RefHeading___Toc3387_756211831"/>2.11.1.2 Navigation<text:bookmark-end text:name="__RefHeading___Toc3387_756211831"/></text:h>
      <text:h text:style-name="Überschrift5" text:outline-level="5">2.11.1.2.1 Navigation zur Aufgabe</text:h>
      <text:p text:style-name="Standard">Was: Navigation zu Aufgabe (kindgerecht, intuitiv, visuell ansprechend)</text:p>
      <text:p text:style-name="Standard">Wer: Schüler-User</text:p>
      <text:p text:style-name="Standard">Wann: Nach Implementierung der Übersicht</text:p>
      <text:p text:style-name="Standard">Voraussetzung: Testaccount ist erstellt -&gt; Login ist erfolgt (Accountname: Child0)</text:p>
      <text:p text:style-name="Standard">Wie: Tester versucht zu einer bestimmten Aufgabe zu gelangen</text:p>
      <text:p text:style-name="Standard">Wie oft: Drei Mal</text:p>
      <text:h text:style-name="Überschrift5" text:outline-level="5"/>
      <text:h text:style-name="Überschrift5" text:outline-level="5">2.11.1.2.2 Navigation in Aufgabe</text:h>
      <text:p text:style-name="Standard">Was: Navigation in Aufgabe (Zurück/Hilfe) (kindgerecht, intuitiv, konsistent, visuell ansprechend)</text:p>
      <text:p text:style-name="Standard">Wer: Schüler-User</text:p>
      <text:p text:style-name="Standard">Wann: Nach Implementierung aller Aufgaben</text:p>
      <text:p text:style-name="Standard">Voraussetzung: Testaccount ist erstellt -&gt; Login ist erfolgt (Accountname: Child0) -&gt; Tester ist in Aufgabe angelangt</text:p>
      <text:p text:style-name="Standard">Wie: Tester versucht innerhalb einer Aufgabe zu navigieren, Tester versucht zurück in die Übersicht gelangen, Tester öffnet/schließt Hilfe</text:p>
      <text:p text:style-name="Textbody">Wie oft: Ein Mal pro Aufgabentyp</text:p>
      <text:h text:style-name="Überschrift5" text:outline-level="5">2.11.1.2.3 Navigation allgemein</text:h>
      <text:p text:style-name="Standard">Was: Navigation allgemein (konsistent, verständlich, Aufgaben differenzierbar)</text:p>
      <text:p text:style-name="Standard">Wer: Schüler-User</text:p>
      <text:p text:style-name="Standard">Wann: Nach Implementierung der Übersicht</text:p>
      <text:p text:style-name="Standard">Voraussetzung: Testaccount ist erstellt -&gt; Login ist erfolgt (Accountname: Child0)</text:p>
      <text:p text:style-name="Standard">Wie:</text:p>
      <text:list text:style-name="LFO12" text:continue-numbering="true">
        <text:list-item>
          <text:p text:style-name="P348">Tester öffnet alle Aufgaben einmal (inkl. Hilfe) und versucht, sich einen Überblick zu verschaffen.</text:p>
        </text:list-item>
        <text:list-item>
          <text:p text:style-name="P349">Anschließend versucht der Tester nur anhand der Übersicht aufzuzählen, welche Aufgabentypen er sich gemerkt hat und welcher Eintrag in der Navigation zu welcher Aufgabe gehört.</text:p>
        </text:list-item>
      </text:list>
      <text:p text:style-name="Standard">Wie oft: Ein Mal</text:p>
      <text:h text:style-name="Überschrift3" text:outline-level="3"/>
      <text:h text:style-name="P350" text:outline-level="3"><text:bookmark-start text:name="__RefHeading___Toc3389_756211831"/><text:bookmark-start text:name="_Toc453838490"/><text:soft-page-break/>2.11.1.3 Aufgaben<text:bookmark-end text:name="__RefHeading___Toc3389_756211831"/><text:bookmark-end text:name="_Toc453838490"/></text:h>
      <text:h text:style-name="Überschrift5" text:outline-level="5">2.11.1.3.1 Aufgabe lösen</text:h>
      <text:p text:style-name="Standard">Was: Aufgabe lösen (kindgerecht, intuitiv, konsistent, verständlich, visuell ansprechend)</text:p>
      <text:p text:style-name="Standard">Wer: Schüler-User</text:p>
      <text:p text:style-name="Standard">Wann: Nach Implementierung aller Aufgaben</text:p>
      <text:p text:style-name="Standard">Voraussetzung: Testaccount ist erstellt -&gt; Login ist erfolgt (Accountname: Child0) -&gt; Tester ist in Aufgabe gelangt</text:p>
      <text:p text:style-name="Standard">Wie: Tester versucht die Aufgabe zu lösen, Fehlversuche werden getestet, erfolgreiche Aufgabe wird getestet, Hilfe wird getestet</text:p>
      <text:p text:style-name="Standard">Wie oft: Ein Mal pro Aufgabentyp: Ein Mal erfolgreich, mindestens vier Mal mit Fehlversuchen</text:p>
      <text:h text:style-name="Überschrift4" text:outline-level="4"><text:bookmark-start text:name="__RefHeading___Toc3391_756211831"/>2.11.1.4 Statistik<text:bookmark-end text:name="__RefHeading___Toc3391_756211831"/></text:h>
      <text:h text:style-name="Überschrift5" text:outline-level="5">2.11.1.4.1 Lehrer: Navigation in Statistik</text:h>
      <text:p text:style-name="Standard">Was: Navigation in der Statistik (für Lehrer intuitiv, konsistent, verständlich)</text:p>
      <text:p text:style-name="Standard">Wer: Lehrer-User</text:p>
      <text:p text:style-name="Standard">Wann: Nach Implementierung der Statistik und aller Aufgaben</text:p>
      <text:p text:style-name="Standard">Voraussetzung: Lehreraccount wurde erstellt, mehrere Schüleraccounts sind vorhanden, Testdaten sind vorhanden (Accountname Schüler: Child0, Child1, Child2; Accountname Lehrer: Teacher0, Password: root)</text:p>
      <text:p text:style-name="Standard">Wie: Tester navigiert durch die Übersicht, Tester wählt einzelne Schüler und deren Statistik aus, Tester springt in eine Aufgabe</text:p>
      <text:p text:style-name="Textbody">Wie oft: Ein Mal</text:p>
      <text:h text:style-name="Überschrift5" text:outline-level="5">2.11.1.4.2 Eltern: Navigation in Statistik</text:h>
      <text:p text:style-name="Standard">Was: Navigation in der Statistik (für Eltern, intuitiv, konsistent, verständlich, visuell ansprechend)</text:p>
      <text:p text:style-name="Standard">Wer: Eltern-User</text:p>
      <text:p text:style-name="Standard">Wann: Nach Implementierung der Statistik und aller Aufgaben</text:p>
      <text:p text:style-name="Standard">Voraussetzung: Elternaccount wurde erstellt, entsprechender Schüleraccount ist vorhanden, Testdaten sind vorhanden (Accountname Schüler: Child0, Child1; Accountname Eltern: Child0, Child1, Password: Parent0, Parent1)</text:p>
      <text:p text:style-name="Standard">Wie: Tester navigiert durch die Statistik  des Schülers, Tester springt in Aufgabe</text:p>
      <text:p text:style-name="Standard">Wie oft: Ein Mal für Child0, ein Mal für Child1</text:p>
      <text:h text:style-name="Überschrift4" text:outline-level="4"><text:bookmark-start text:name="__RefHeading___Toc3393_756211831"/>2.11.1.5 Verwaltung<text:bookmark-end text:name="__RefHeading___Toc3393_756211831"/></text:h>
      <text:h text:style-name="Überschrift5" text:outline-level="5">2.11.1.5.1 Navigation in Benutzerverwaltung</text:h>
      <text:p text:style-name="Standard">Was. Navigation in der Benutzerverwaltung (für Lehrer, intuitiv, konsistent)</text:p>
      <text:p text:style-name="Standard">Wer: Lehrer-User</text:p>
      <text:p text:style-name="Standard">Wann: Nach Implementierung der Benutzerverwaltung</text:p>
      <text:p text:style-name="Standard">Voraussetzung: Mindestens ein Account pro Accounttyp ist vorhanden (Eltern, Lehrer, Schüler; Accountname Lehrer: Teacher0, Password: root; Accountname Eltern: Child0, Password: Parent0; Accountname Schüler: Child0)</text:p>
      <text:p text:style-name="Standard">Wie: Tester navigiert durch die Benutzerverwaltung, Tester springt aus der Benutzerverwaltung in die Statistik eines Benutzers</text:p>
      <text:p text:style-name="Standard">Wie oft: Ein Mal</text:p>
      <text:h text:style-name="Überschrift5" text:outline-level="5"/>
      <text:soft-page-break/>
      <text:h text:style-name="P351" text:outline-level="5">2.11.1.5.2 Nutzerverwaltung</text:h>
      <text:p text:style-name="Standard">Was: Nutzerverwaltung (für Lehrer, intuitiv, konsistent)</text:p>
      <text:p text:style-name="Standard">Wer: Lehrer-User</text:p>
      <text:p text:style-name="Standard">Wann: Nach Implementierung der Benutzerverwaltung</text:p>
      <text:p text:style-name="Standard">Voraussetzung: Lehreraccount vorhanden (Accountname: Teacher0, Password: root)</text:p>
      <text:p text:style-name="Standard">Wie: Tester legt jeweils einen Account eines Accounttyps an, Tester sieht sich die Accounts an, Tester bearbeitet die Accounts, Tester löscht die Accounts</text:p>
      <text:p text:style-name="Standard">Wie oft: Ein Mal</text:p>
      <text:h text:style-name="Überschrift3" text:outline-level="3"><text:bookmark-start text:name="__RefHeading___Toc4156_258508911"/><text:bookmark-start text:name="_Toc453838491"/>2.11.2 Testfälle und deren Ergebnisse<text:bookmark-end text:name="__RefHeading___Toc4156_258508911"/><text:bookmark-end text:name="_Toc453838491"/></text:h>
      <text:p text:style-name="Textbody"/>
      <table:table table:style-name="Table352">
        <table:table-columns>
          <table:table-column table:style-name="TableColumn353"/>
          <table:table-column table:style-name="TableColumn354"/>
          <table:table-column table:style-name="TableColumn355"/>
          <table:table-column table:style-name="TableColumn356"/>
          <table:table-column table:style-name="TableColumn357"/>
        </table:table-columns>
        <table:table-row table:style-name="TableRow358">
          <table:table-cell table:style-name="TableCell359">
            <text:p text:style-name="Standard">Nr.</text:p>
          </table:table-cell>
          <table:table-cell table:style-name="TableCell360">
            <text:p text:style-name="Standard">Testfall</text:p>
          </table:table-cell>
          <table:table-cell table:style-name="TableCell361">
            <text:p text:style-name="Standard">Eingabe</text:p>
            <text:p text:style-name="Standard">/Parameter</text:p>
          </table:table-cell>
          <table:table-cell table:style-name="TableCell362">
            <text:p text:style-name="Standard">Erwartung</text:p>
          </table:table-cell>
          <table:table-cell table:style-name="TableCell363">
            <text:p text:style-name="Standard">Ergebnis</text:p>
          </table:table-cell>
        </table:table-row>
        <table:table-row table:style-name="TableRow364">
          <table:table-cell table:style-name="TableCell365">
            <text:p text:style-name="Standard">1</text:p>
          </table:table-cell>
          <table:table-cell table:style-name="TableCell366">
            <text:p text:style-name="Standard">Nutzerverwaltung</text:p>
          </table:table-cell>
          <table:table-cell table:style-name="TableCell367">
            <text:p text:style-name="P368">Schüleraccount: Child0, Elternaccount: Child0, Parent0, Lehreraccount: Teacher0, root, Jeweils leere Accountnamen und Passwörter</text:p>
          </table:table-cell>
          <table:table-cell table:style-name="TableCell369">
            <text:p text:style-name="Standard">Accounts können angezeigt werden, Löschen funktioniert; Auf leere Felder wird hingewiesen</text:p>
          </table:table-cell>
          <table:table-cell table:style-name="TableCell370">
            <text:p text:style-name="TableContents"/>
          </table:table-cell>
        </table:table-row>
        <table:table-row table:style-name="TableRow371">
          <table:table-cell table:style-name="TableCell372">
            <text:p text:style-name="Standard">2</text:p>
          </table:table-cell>
          <table:table-cell table:style-name="TableCell373">
            <text:p text:style-name="Standard">Navigation in der Benutzerverwaltung</text:p>
          </table:table-cell>
          <table:table-cell table:style-name="TableCell374">
            <text:p text:style-name="Standard">Anklicken der Links</text:p>
          </table:table-cell>
          <table:table-cell table:style-name="TableCell375">
            <text:p text:style-name="Standard">Keine fehlerhaften Verlinkungen</text:p>
          </table:table-cell>
          <table:table-cell table:style-name="TableCell376">
            <text:p text:style-name="TableContents"/>
          </table:table-cell>
        </table:table-row>
        <table:table-row table:style-name="TableRow377">
          <table:table-cell table:style-name="TableCell378">
            <text:p text:style-name="Standard">3</text:p>
          </table:table-cell>
          <table:table-cell table:style-name="TableCell379">
            <text:p text:style-name="Standard">Kind-Login</text:p>
          </table:table-cell>
          <table:table-cell table:style-name="TableCell380">
            <text:p text:style-name="P381">Accountname: Child0;</text:p>
            <text:p text:style-name="P382">Leerer Accountname, Nicht vorhandener Accountname</text:p>
          </table:table-cell>
          <table:table-cell table:style-name="TableCell383">
            <text:p text:style-name="Standard">Weiterleitung auf Übersicht; Benachrichtigung dass Account nicht vorhanden; Auf leere Eingabe wird hingewiesen</text:p>
          </table:table-cell>
          <table:table-cell table:style-name="TableCell384">
            <text:p text:style-name="TableContents"/>
          </table:table-cell>
        </table:table-row>
        <table:table-row table:style-name="TableRow385">
          <table:table-cell table:style-name="TableCell386">
            <text:p text:style-name="Standard">4</text:p>
          </table:table-cell>
          <table:table-cell table:style-name="TableCell387">
            <text:p text:style-name="Standard">Eltern-Login</text:p>
          </table:table-cell>
          <table:table-cell table:style-name="TableCell388">
            <text:p text:style-name="P389">Accountname: Child0, Password: Parent0;</text:p>
            <text:p text:style-name="P390">Leerer Accountname, Nicht vorhandener Accountname</text:p>
          </table:table-cell>
          <table:table-cell table:style-name="TableCell391">
            <text:p text:style-name="Standard">Weiterleitung auf Statistik; Benachrichtigung dass Account nicht vorhanden; Auf leere Eingabe wird hingewiesen</text:p>
          </table:table-cell>
          <table:table-cell table:style-name="TableCell392">
            <text:p text:style-name="TableContents"/>
          </table:table-cell>
        </table:table-row>
        <table:table-row table:style-name="TableRow393">
          <table:table-cell table:style-name="TableCell394">
            <text:p text:style-name="Standard">5</text:p>
          </table:table-cell>
          <table:table-cell table:style-name="TableCell395">
            <text:p text:style-name="Standard">Lehrer-Login</text:p>
          </table:table-cell>
          <table:table-cell table:style-name="TableCell396">
            <text:p text:style-name="Standard">Accountname: Teacher0, Password: root;</text:p>
            <text:p text:style-name="Standard">Leerer Accountname, Nicht vorhandener Accountname</text:p>
          </table:table-cell>
          <table:table-cell table:style-name="TableCell397">
            <text:p text:style-name="Standard">Weiterleitung auf Statistikübersicht; Benachrichtigung dass Account nicht vorhanden; Auf leere Eingabe wird hingewiesen</text:p>
          </table:table-cell>
          <table:table-cell table:style-name="TableCell398">
            <text:p text:style-name="TableContents"/>
          </table:table-cell>
        </table:table-row>
        <table:table-row table:style-name="TableRow399">
          <table:table-cell table:style-name="TableCell400">
            <text:p text:style-name="Standard">6</text:p>
          </table:table-cell>
          <table:table-cell table:style-name="TableCell401">
            <text:p text:style-name="Standard">Navigation zur Aufgabe</text:p>
          </table:table-cell>
          <table:table-cell table:style-name="TableCell402">
            <text:p text:style-name="Standard">Anklicken von Links</text:p>
          </table:table-cell>
          <table:table-cell table:style-name="TableCell403">
            <text:p text:style-name="Standard">Keine fehlerhaften Verlinkungen</text:p>
          </table:table-cell>
          <table:table-cell table:style-name="TableCell404">
            <text:p text:style-name="TableContents"/>
          </table:table-cell>
        </table:table-row>
        <text:soft-page-break/>
        <table:table-row table:style-name="TableRow405">
          <table:table-cell table:style-name="TableCell406">
            <text:p text:style-name="Standard">7</text:p>
          </table:table-cell>
          <table:table-cell table:style-name="TableCell407">
            <text:p text:style-name="Standard">Navigation in Aufgabe</text:p>
          </table:table-cell>
          <table:table-cell table:style-name="TableCell408">
            <text:p text:style-name="Standard">Anklicken von Links</text:p>
          </table:table-cell>
          <table:table-cell table:style-name="TableCell409">
            <text:p text:style-name="Standard">Keine fehlerhaften Verlinkungen</text:p>
          </table:table-cell>
          <table:table-cell table:style-name="TableCell410">
            <text:p text:style-name="TableContents"/>
          </table:table-cell>
        </table:table-row>
        <table:table-row table:style-name="TableRow411">
          <table:table-cell table:style-name="TableCell412">
            <text:p text:style-name="Standard">8</text:p>
          </table:table-cell>
          <table:table-cell table:style-name="TableCell413">
            <text:p text:style-name="Standard">Navigation allgemein</text:p>
          </table:table-cell>
          <table:table-cell table:style-name="TableCell414">
            <text:p text:style-name="Standard">Anklicken von Links</text:p>
          </table:table-cell>
          <table:table-cell table:style-name="TableCell415">
            <text:p text:style-name="Standard">Keine fehlerhaften Verlinkungen</text:p>
          </table:table-cell>
          <table:table-cell table:style-name="TableCell416">
            <text:p text:style-name="TableContents"/>
          </table:table-cell>
        </table:table-row>
        <table:table-row table:style-name="TableRow417">
          <table:table-cell table:style-name="TableCell418">
            <text:p text:style-name="Standard">9</text:p>
          </table:table-cell>
          <table:table-cell table:style-name="TableCell419">
            <text:p text:style-name="Standard">Aufgabe lösen</text:p>
          </table:table-cell>
          <table:table-cell table:style-name="TableCell420">
            <text:p text:style-name="Standard">Anklicken von Buttons, Eingabe von Zahlen</text:p>
          </table:table-cell>
          <table:table-cell table:style-name="TableCell421">
            <text:p text:style-name="Standard">Überprüfung erfolgreich, Berechnung korrekt, Ergebnis wird angezeigt (erfolgreich/erfolglos)</text:p>
          </table:table-cell>
          <table:table-cell table:style-name="TableCell422">
            <text:p text:style-name="TableContents"/>
          </table:table-cell>
        </table:table-row>
        <table:table-row table:style-name="TableRow423">
          <table:table-cell table:style-name="TableCell424">
            <text:p text:style-name="Standard">10</text:p>
          </table:table-cell>
          <table:table-cell table:style-name="TableCell425">
            <text:p text:style-name="Standard">Eltern: Navigation in der Statistik</text:p>
          </table:table-cell>
          <table:table-cell table:style-name="TableCell426">
            <text:p text:style-name="Standard">Anklicken von Links</text:p>
          </table:table-cell>
          <table:table-cell table:style-name="TableCell427">
            <text:p text:style-name="Standard">Keine fehlerhaften Verlinkungen</text:p>
          </table:table-cell>
          <table:table-cell table:style-name="TableCell428">
            <text:p text:style-name="TableContents"/>
          </table:table-cell>
        </table:table-row>
        <table:table-row table:style-name="TableRow429">
          <table:table-cell table:style-name="TableCell430">
            <text:p text:style-name="Standard">11</text:p>
          </table:table-cell>
          <table:table-cell table:style-name="TableCell431">
            <text:p text:style-name="Standard">Lehrer: Navigation in der Statistik</text:p>
          </table:table-cell>
          <table:table-cell table:style-name="TableCell432">
            <text:p text:style-name="Standard">Anklicken von Links</text:p>
          </table:table-cell>
          <table:table-cell table:style-name="TableCell433">
            <text:p text:style-name="Standard">Keine fehlerhaften Verlinkungen</text:p>
          </table:table-cell>
          <table:table-cell table:style-name="TableCell434">
            <text:p text:style-name="TableContents"/>
          </table:table-cell>
        </table:table-row>
      </table:table>
      <text:h text:style-name="Überschrift2" text:outline-level="2"/>
      <text:h text:style-name="P435" text:outline-level="1"><text:bookmark-start text:name="__RefHeading___Toc2865_31017909"/><text:bookmark-start text:name="_Toc453838492"/><text:soft-page-break/>3 Testprotokolle<text:bookmark-end text:name="__RefHeading___Toc2865_31017909"/><text:bookmark-end text:name="_Toc453838492"/></text:h>
      <text:h text:style-name="P436" text:outline-level="1"><text:bookmark-start text:name="__RefHeading___Toc2867_31017909"/><text:bookmark-start text:name="_Toc453838493"/><text:soft-page-break/>4 Adminhandbuch<text:bookmark-end text:name="__RefHeading___Toc2867_31017909"/><text:bookmark-end text:name="_Toc453838493"/></text:h>
      <text:h text:style-name="P437" text:outline-level="1"><text:bookmark-start text:name="__RefHeading___Toc2869_31017909"/><text:bookmark-start text:name="_Toc453838494"/><text:soft-page-break/>5 Benutzerhandbuch<text:bookmark-end text:name="__RefHeading___Toc2869_31017909"/><text:bookmark-end text:name="_Toc453838494"/></text:h>
      <text:h text:style-name="P438" text:outline-level="1"><text:bookmark-start text:name="__RefHeading___Toc4136_258508911"/><text:bookmark-start text:name="_Toc453838495"/><text:soft-page-break/>6 Quellen<text:bookmark-end text:name="__RefHeading___Toc4136_258508911"/><text:bookmark-end text:name="_Toc453838495"/></text:h>
      <text:p text:style-name="P439">Kanban</text:p>
      <text:p text:style-name="Standard"><text:a xlink:href="http://www.heise.de/developer/artikel/Kriterien-fuer-eine-Entscheidung-fuer-Scrum-oder-Kanban-1071172.html" office:target-frame-name="_top" xlink:show="replace">http://www.heise.de/developer/artikel/Kriterien-fuer-eine-Entscheidung-fuer-Scrum-oder-Kanban-1071172.html</text:a></text:p>
      <text:p text:style-name="Standard"><text:a xlink:href="https://de.wikipedia.org/wiki/Kanban-Tafel" office:target-frame-name="_top" xlink:show="replace">https://de.wikipedia.org/wiki/Kanban-Tafel</text:a></text:p>
      <text:p text:style-name="Standard"><text:a xlink:href="http://de.wikipedia.org/wiki/Kanban_%28Softwareentwicklung%29" office:target-frame-name="_top" xlink:show="replace">http://de.wikipedia.org/wiki/Kanban_%28Softwareentwicklung%29</text:a></text:p>
      <text:p text:style-name="Standard"><text:a xlink:href="https://www.it-agile.de/fileadmin/docs/veroeffentlichungen/Artikel_OS_02.10_Interview.pdf" office:target-frame-name="_top" xlink:show="replace">https://www.it-agile.de/fileadmin/docs/veroeffentlichungen/Artikel_OS_02.10_Interview.pdf</text:a></text:p>
      <text:p text:style-name="Standard"><text:a xlink:href="https://www.it-agile.de/wissen/methoden/kanban/fragen-zu-kanban/" office:target-frame-name="_top" xlink:show="replace">https://www.it-agile.de/wissen/methoden/kanban/fragen-zu-kanban/</text:a></text:p>
      <text:p text:style-name="Standard"/>
      <text:p text:style-name="P440">Scrum</text:p>
      <text:p text:style-name="Textbody"><text:a xlink:href="http://de.wikipedia.org/wiki/Scrum" office:target-frame-name="_top" xlink:show="replace">http://de.wikipedia.org/wiki/Scrum</text:a></text:p>
      <text:p text:style-name="Standard"><text:a xlink:href="http://scrum-master.de/Was_ist_Scrum/Scrum_auf_einer_Seite_erklaert" office:target-frame-name="_top" xlink:show="replace">http://scrum-master.de/Was_ist_Scrum/Scrum_auf_einer_Seite_erklaert</text:a></text:p>
      <text:p text:style-name="Standard"><text:a xlink:href="https://www.crisp.se/file-uploads/Kanban-vs-Scrum.pdf" office:target-frame-name="_top" xlink:show="replace">https://www.crisp.se/file-uploads/Kanban-vs-Scrum.pdf</text:a></text:p>
      <text:p text:style-name="Standard"><text:a xlink:href="http://www.heise.de/developer/artikel/Kriterien-fuer-eine-Entscheidung-fuer-Scrum-oder-Kanban-1071172.html" office:target-frame-name="_top" xlink:show="replace">http://www.heise.de/developer/artikel/Kriterien-fuer-eine-Entscheidung-fuer-Scrum-oder-Kanban-1071172.html</text:a></text:p>
      <text:p text:style-name="Standard"><text:a xlink:href="https://www.scrumalliance.org/community/articles/2014/july/scrum-vs-kanban" office:target-frame-name="_top" xlink:show="replace">https://www.scrumalliance.org/community/articles/2014/july/scrum-vs-kanban</text:a></text:p>
      <text:p text:style-name="Standard"/>
      <text:p text:style-name="P441"><text:bookmark-start text:name="__RefHeading___Toc3525_581654776"/>FDD<text:bookmark-end text:name="__RefHeading___Toc3525_581654776"/></text:p>
      <text:p text:style-name="Textbody"><text:span text:style-name="T442">Feature Driven Development (FDD): Scrum v.s. FDD:</text:span><text:span text:style-name="T443"><text:line-break/></text:span><text:a xlink:href="https://www.youtube.com/playlist?list=PLS7DQ8YkIVTpXyiWb2zl5F5rtpHhhPfsJ" office:target-frame-name="_top" xlink:show="replace"><text:span text:style-name="T444">https://www.youtube.com/playlist?list=PLS7DQ8YkIVTpXyiWb2zl5F5rtpHhhPfsJ</text:span></text:a></text:p>
      <text:p text:style-name="Textbody"><text:a xlink:href="https://en.wikipedia.org/wiki/Feature-driven_development" office:target-frame-name="_top" xlink:show="replace"><text:span text:style-name="T445">https://en.wikipedia.org/wiki/Feature-driven_development</text:span></text:a></text:p>
      <text:p text:style-name="Textbody"><text:a xlink:href="https://dzone.com/articles/introduction-feature-driven" office:target-frame-name="_top" xlink:show="replace"><text:span text:style-name="T446">https://dzone.com/articles/introduction-feature-driven</text:span></text:a><text:span text:style-name="T447"><text:line-break/></text:span></text:p>
      <text:p text:style-name="P448"><text:bookmark-start text:name="__RefHeading___Toc3527_581654776"/>XP<text:bookmark-end text:name="__RefHeading___Toc3527_581654776"/></text:p>
      <text:p text:style-name="Textbody"><text:bookmark-start text:name="code"/><text:bookmark-end text:name="code"/><text:a xlink:href="https://blog.seibert-media.net/blog/2005/05/01/extreme-programming-vorgehensmodell-zur-software-entwicklung-bei-seibertmedia/" office:target-frame-name="_top" xlink:show="replace"><text:span text:style-name="T449">https://blog.seibert-media.net/blog/2005/05/01/extreme-programming-vorgehensmodell-zur-software-entwicklung-bei-seibertmedia/</text:span></text:a></text:p>
      <text:p text:style-name="Textbody"><text:a xlink:href="https://www.it-agile.de/wissen/methoden/extreme-programming/" office:target-frame-name="_top" xlink:show="replace"><text:span text:style-name="T450">https://www.it-agile.de/wissen/methoden/extreme-programming/</text:span></text:a></text:p>
      <text:p text:style-name="Textbody"><text:a xlink:href="http://www.computerwoche.de/a/extreme-programming,2352505,2" office:target-frame-name="_top" xlink:show="replace"><text:span text:style-name="T451">http://www.computerwoche.de/a/extreme-programming,2352505,2</text:span></text:a></text:p>
      <text:p text:style-name="Textbody"><text:a xlink:href="http://www.computerwoche.de/a/extreme-programming,2352505,3" office:target-frame-name="_top" xlink:show="replace"><text:span text:style-name="T452">http://www.computerwoche.de/a/extreme-programming,2352505,3</text:span></text:a></text:p>
      <text:p text:style-name="Textbody"><text:a xlink:href="https://de.wikipedia.org/wiki/Extreme_Programming#Flexibilit.C3.A4tsgrad_vs._Steifheit" office:target-frame-name="_top" xlink:show="replace"><text:span text:style-name="T453">https://de.wikipedia.org/wiki/Extreme_Programming#Flexibilit.C3.A4tsgrad_vs._Steifheit</text:span></text:a></text:p>
      <text:p text:style-name="Textbody"><text:a xlink:href="https://www.st.cs.uni-saarland.de/edu/lehrer/xp.pdf" office:target-frame-name="_top" xlink:show="replace"><text:span text:style-name="T454">https://www.st.cs.uni-saarland.de/edu/lehrer/xp.pdf</text:span></text:a></text:p>
      <text:p text:style-name="P455"><text:bookmark-start text:name="__RefHeading___Toc4138_258508911"/>Bootstrap<text:bookmark-end text:name="__RefHeading___Toc4138_258508911"/></text:p>
      <text:p text:style-name="Textbody"><text:a xlink:href="http://getbootstrap.com/" office:target-frame-name="_top" xlink:show="replace"><text:span text:style-name="T456">http://getbootstrap.com/</text:span></text:a></text:p>
      <text:p text:style-name="Textbody"><text:a xlink:href="http://tutorialbox.de/2013/01/bootstrap-10-gute-gruende-fuer-das-open-source-framework-von-twitter/" office:target-frame-name="_top" xlink:show="replace"><text:span text:style-name="T457">http://tutorialbox.de/2013/01/bootstrap-10-gute-gruende-fuer-das-open-source-framework-von-twitter/</text:span></text:a></text:p>
      <text:p text:style-name="Textbody"><text:a xlink:href="https://de.wikipedia.org/wiki/Bootstrap_%28Framework%29" office:target-frame-name="_top" xlink:show="replace"><text:span text:style-name="T458">https://de.wikipedia.org/wiki/Bootstrap_%28Framework%29</text:span></text:a></text:p>
      <text:p text:style-name="Textbody"><text:a xlink:href="https://www.feenders.de/ratgeber/experten/646-reagierendes-design-webseiten-zukunftssicher-erstellen.html" office:target-frame-name="_top" xlink:show="replace"><text:span text:style-name="T459">https://www.feenders.de/ratgeber/experten/646-reagierendes-design-webseiten-zukunftssicher-erstellen.html</text:span></text:a></text:p>
      <text:p text:style-name="Textbody"><text:a xlink:href="http://webresourcesdepot.com/20-beautiful-resources-that-complement-twitter-bootstrap/" office:target-frame-name="_top" xlink:show="replace"><text:span text:style-name="T460">http://webresourcesdepot.com/20-beautiful-resources-that-complement-twitter-bootstrap/</text:span></text:a></text:p>
      <text:p text:style-name="P461"><text:bookmark-start text:name="__RefHeading___Toc4140_258508911"/>Semantic UI<text:bookmark-end text:name="__RefHeading___Toc4140_258508911"/></text:p>
      <text:p text:style-name="Textbody"><text:a xlink:href="http://semantic-ui.com/" office:target-frame-name="_top" xlink:show="replace"><text:span text:style-name="T462">http://</text:span></text:a><text:a xlink:href="http://semantic-ui.com/" office:target-frame-name="_top" xlink:show="replace"><text:span text:style-name="T463">semantic-ui</text:span></text:a><text:a xlink:href="http://semantic-ui.com/" office:target-frame-name="_top" xlink:show="replace"><text:span text:style-name="T464">.com/</text:span></text:a></text:p>
      <text:p text:style-name="Textbody"><text:a xlink:href="http://nodecode.de/open-source-css-frameworks" office:target-frame-name="_top" xlink:show="replace"><text:span text:style-name="T465">http://nodecode.de/open-source-css-frameworks</text:span></text:a></text:p>
      <text:p text:style-name="Standard"><text:a xlink:href="https://blog.concept2go.de/semantic-ui/" office:target-frame-name="_top" xlink:show="replace"><text:span text:style-name="T466">https://blog.concept2go.de/semantic-ui/</text:span></text:a></text:p>
      <text:p text:style-name="Standard"><text:a xlink:href="https://www.quora.com/Do-you-prefer-Semantic-UI-or-Bootstrap" office:target-frame-name="_top" xlink:show="replace"><text:span text:style-name="T467">https://www.quora.com/Do-you-prefer-Semantic-UI-or-Bootstrap</text:span></text:a></text:p>
      <text:p text:style-name="Standard"><text:a xlink:href="http://www.slant.co/topics/150/compare/~foundation_vs_bootstrap_vs_semantic-ui" office:target-frame-name="_top" xlink:show="replace"><text:span text:style-name="T468">http://www.slant.co/topics/150/compare/~foundation_vs_bootstrap_vs_semantic-ui</text:span></text:a></text:p>
      <text:p text:style-name="Textbody"><text:a xlink:href="http://stackshare.io/stackups/bootstrap-vs-foundation-vs-semantic-ui" office:target-frame-name="_top" xlink:show="replace"><text:span text:style-name="T469">http://stackshare.io/stackups/bootstrap-vs-foundation-vs-semantic-ui</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Calibri" style:font-name-asian="Calibri" style:font-name-complex="Calibri" fo:font-size="10.5pt" style:font-size-asian="10.5pt" fo:hyphenate="false"/>
    </style:style>
    <style:style style:name="Liste" style:display-name="Liste" style:family="paragraph" style:parent-style-name="Textbody">
      <style:text-properties style:font-name-complex="Mang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Calibri" style:font-name-asian="Calibri" style:font-name-complex="Calibri" fo:font-size="10.5pt" style:font-size-asian="10.5pt"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name="Calibri"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name="Calibri"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name="Calibri" style:font-size-complex="10.5pt"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ilipp</dc:creator>
    <meta:creation-date>2016-06-02T13:36:00Z</meta:creation-date>
    <dc:date>2016-06-16T09:09:00Z</dc:date>
    <meta:template xlink:href="Normal" xlink:type="simple"/>
    <meta:editing-cycles>18</meta:editing-cycles>
    <meta:editing-duration>PT10680S</meta:editing-duration>
    <meta:document-statistic meta:page-count="31" meta:paragraph-count="110" meta:word-count="8228" meta:character-count="55021" meta:row-count="390" meta:non-whitespace-character-count="469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8cm"/>
    </style:style>
    <style:style style:name="co2" style:family="table-column">
      <style:table-column-properties fo:break-before="auto" style:column-width="0.774cm"/>
    </style:style>
    <style:style style:name="co3" style:family="table-column">
      <style:table-column-properties fo:break-before="auto" style:column-width="2.258cm"/>
    </style:style>
    <style:style style:name="co4" style:family="table-column">
      <style:table-column-properties fo:break-before="auto" style:column-width="2.667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33" style:family="table-cell" style:parent-style-name="Default">
      <style:table-cell-properties fo:background-color="#99ccff"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0.74pt solid #000080"/>
      <style:text-properties style:text-position=""/>
    </style:style>
    <style:style style:name="ce3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74pt solid #000080" fo:border-left="0.74pt solid #000080" fo:border-right="0.51pt solid #cccccc" fo:border-top="0.74pt solid #000080"/>
      <style:text-properties style:text-position=""/>
    </style:style>
    <style:style style:name="ce4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80" fo:background-color="#ffffff" fo:border-left="0.51pt solid #cccccc" fo:border-right="0.74pt solid #000080" fo:border-top="0.74pt solid #000080"/>
      <style:text-properties style:text-position=""/>
    </style:style>
    <style:style style:name="ce4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74pt solid #000080" fo:border-left="0.51pt solid #cccccc" fo:border-right="0.51pt solid #cccccc" fo:border-top="0.74pt solid #000080"/>
      <style:text-properties style:text-position=""/>
    </style:style>
    <style:style style:name="ce4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74pt solid #000080" fo:border-left="0.51pt solid #cccccc" fo:border-right="0.74pt solid #000080" fo:border-top="0.74pt solid #000080"/>
      <style:text-properties style:text-position=""/>
    </style:style>
    <style:style style:name="ce4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0.74pt solid #000080"/>
      <style:paragraph-properties fo:text-align="center" fo:margin-left="0cm"/>
      <style:text-properties style:text-position=""/>
    </style:style>
    <style:style style:name="ce52" style:family="table-cell" style:parent-style-name="Default">
      <style:table-cell-properties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4"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5" style:family="table-cell" style:parent-style-name="Default">
      <style:table-cell-properties fo:background-color="#99ccff"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0.74pt solid #000080"/>
    </style:style>
    <style:style style:name="ce27"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9"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0"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74pt solid #000080" fo:border-left="0.74pt solid #000080" fo:border-right="0.51pt solid #cccccc" fo:border-top="0.74pt solid #000080"/>
    </style:style>
    <style:style style:name="ce54"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6"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74pt solid #000080" fo:background-color="#ffffff" fo:border-left="0.51pt solid #cccccc" fo:border-right="0.74pt solid #000080" fo:border-top="0.74pt solid #000080"/>
    </style:style>
    <style:style style:name="ce58"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74pt solid #000080" fo:border-left="0.51pt solid #cccccc" fo:border-right="0.51pt solid #cccccc" fo:border-top="0.74pt solid #000080"/>
    </style:style>
    <style:style style:name="ce61"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74pt solid #000080" fo:border-left="0.51pt solid #cccccc" fo:border-right="0.74pt solid #000080" fo:border-top="0.74pt solid #000080"/>
    </style:style>
    <style:style style:name="ce63"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border="0.74pt solid #000080"/>
      <style:paragraph-properties fo:text-align="center" fo:margin-left="0cm"/>
    </style:style>
    <style:style style:name="ce66" style:family="table-cell" style:parent-style-name="Default">
      <style:table-cell-properties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5"/>
        <table:table-column table:style-name="co2" table:default-cell-style-name="ce30"/>
        <table:table-column table:style-name="co2" table:default-cell-style-name="ce56"/>
        <table:table-column table:style-name="co2" table:default-cell-style-name="ce59"/>
        <table:table-column table:style-name="co2" table:default-cell-style-name="ce56"/>
        <table:table-column table:style-name="co2" table:default-cell-style-name="ce59"/>
        <table:table-column table:style-name="co2" table:default-cell-style-name="ce56"/>
        <table:table-column table:style-name="co2" table:default-cell-style-name="ce60"/>
        <table:table-column table:style-name="co2" table:default-cell-style-name="ce62"/>
        <table:table-column table:style-name="co3" table:default-cell-style-name="ce64"/>
        <table:table-column table:style-name="co4" table:default-cell-style-name="ce66"/>
        <table:table-row table:style-name="ro1">
          <table:table-cell table:style-name="ce23"/>
          <table:table-cell table:style-name="ce28" office:value-type="string" calcext:value-type="string">
            <text:p>Kanban</text:p>
          </table:table-cell>
          <table:table-cell table:style-name="ce23"/>
          <table:table-cell table:style-name="ce28" office:value-type="string" calcext:value-type="string">
            <text:p>XP</text:p>
          </table:table-cell>
          <table:table-cell table:style-name="ce23"/>
          <table:table-cell table:style-name="ce28" office:value-type="string" calcext:value-type="string">
            <text:p>Scrum</text:p>
          </table:table-cell>
          <table:table-cell table:style-name="ce23"/>
          <table:table-cell table:style-name="ce28" office:value-type="string" calcext:value-type="string">
            <text:p>FDD</text:p>
          </table:table-cell>
          <table:table-cell table:style-name="ce23"/>
          <table:table-cell table:style-name="ce28" office:value-type="string" calcext:value-type="string">
            <text:p>Gewichtung</text:p>
          </table:table-cell>
          <table:table-cell table:style-name="ce28" office:value-type="string" calcext:value-type="string">
            <text:p>Wertebereich</text:p>
          </table:table-cell>
        </table:table-row>
        <table:table-row table:style-name="ro2">
          <table:table-cell table:style-name="ce24" office:value-type="string" calcext:value-type="string">
            <text:p>Ungewichtet=UG / Gewichtet=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table:number-columns-repeated="2"/>
        </table:table-row>
        <table:table-row table:style-name="ro1">
          <table:table-cell office:value-type="string" calcext:value-type="string">
            <text:p>Grad Eigenverantwortung</text:p>
          </table:table-cell>
          <table:table-cell office:value-type="float" office:value="4" calcext:value-type="float">
            <text:p>4</text:p>
          </table:table-cell>
          <table:table-cell table:formula="of:=[.B3]*[.J3]" office:value-type="float" office:value="12" calcext:value-type="float">
            <text:p/>
          </table:table-cell>
          <table:table-cell office:value-type="float" office:value="4" calcext:value-type="float">
            <text:p>4</text:p>
          </table:table-cell>
          <table:table-cell table:formula="of:=[.D3]*[.J3]" office:value-type="float" office:value="12" calcext:value-type="float">
            <text:p/>
          </table:table-cell>
          <table:table-cell office:value-type="float" office:value="3" calcext:value-type="float">
            <text:p>3</text:p>
          </table:table-cell>
          <table:table-cell table:formula="of:=[.F3]*[.J3]" office:value-type="float" office:value="9" calcext:value-type="float">
            <text:p/>
          </table:table-cell>
          <table:table-cell table:style-name="ce59" office:value-type="float" office:value="2" calcext:value-type="float">
            <text:p>2</text:p>
          </table:table-cell>
          <table:table-cell table:style-name="ce56" table:formula="of:=[.H3]*[.J3]"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office:value-type="string" calcext:value-type="string">
            <text:p>Einarbeitungsaufwand</text:p>
          </table:table-cell>
          <table:table-cell office:value-type="float" office:value="3" calcext:value-type="float">
            <text:p>3</text:p>
          </table:table-cell>
          <table:table-cell table:formula="of:=[.B4]*[.J4]" office:value-type="float" office:value="9" calcext:value-type="float">
            <text:p/>
          </table:table-cell>
          <table:table-cell office:value-type="float" office:value="4" calcext:value-type="float">
            <text:p>4</text:p>
          </table:table-cell>
          <table:table-cell table:formula="of:=[.D4]*[.J4]" office:value-type="float" office:value="12" calcext:value-type="float">
            <text:p/>
          </table:table-cell>
          <table:table-cell office:value-type="float" office:value="3" calcext:value-type="float">
            <text:p>3</text:p>
          </table:table-cell>
          <table:table-cell table:formula="of:=[.F4]*[.J4]" office:value-type="float" office:value="9" calcext:value-type="float">
            <text:p/>
          </table:table-cell>
          <table:table-cell table:style-name="ce59" office:value-type="float" office:value="2" calcext:value-type="float">
            <text:p>2</text:p>
          </table:table-cell>
          <table:table-cell table:style-name="ce56" table:formula="of:=[.H4]*[.J4]"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table:style-name="ce26" office:value-type="string" calcext:value-type="string">
            <text:p>Zwischensumme I</text:p>
          </table:table-cell>
          <table:table-cell table:style-name="ce53"/>
          <table:table-cell table:style-name="ce57" table:formula="of:=SUM([.C3:.C4])" office:value-type="float" office:value="21" calcext:value-type="float">
            <text:p/>
          </table:table-cell>
          <table:table-cell table:style-name="ce60"/>
          <table:table-cell table:style-name="ce62" table:formula="of:=SUM([.E3:.E4])" office:value-type="float" office:value="24" calcext:value-type="float">
            <text:p/>
          </table:table-cell>
          <table:table-cell table:style-name="ce60"/>
          <table:table-cell table:style-name="ce62" table:formula="of:=SUM([.G3:.G4])" office:value-type="float" office:value="18" calcext:value-type="float">
            <text:p/>
          </table:table-cell>
          <table:table-cell/>
          <table:table-cell table:formula="of:=SUM([.I3:.I4])" office:value-type="float" office:value="12" calcext:value-type="float">
            <text:p/>
          </table:table-cell>
          <table:table-cell table:number-columns-repeated="2"/>
        </table:table-row>
        <table:table-row table:style-name="ro1">
          <table:table-cell office:value-type="string" calcext:value-type="string">
            <text:p>Grad der Planung</text:p>
          </table:table-cell>
          <table:table-cell office:value-type="float" office:value="2" calcext:value-type="float">
            <text:p>2</text:p>
          </table:table-cell>
          <table:table-cell table:formula="of:=[.B6]*[.J6]" office:value-type="float" office:value="4" calcext:value-type="float">
            <text:p/>
          </table:table-cell>
          <table:table-cell office:value-type="float" office:value="2" calcext:value-type="float">
            <text:p>2</text:p>
          </table:table-cell>
          <table:table-cell table:formula="of:=[.D6]*[.J6]" office:value-type="float" office:value="4" calcext:value-type="float">
            <text:p/>
          </table:table-cell>
          <table:table-cell office:value-type="float" office:value="3" calcext:value-type="float">
            <text:p>3</text:p>
          </table:table-cell>
          <table:table-cell table:formula="of:=[.F6]*[.J6]" office:value-type="float" office:value="6" calcext:value-type="float">
            <text:p/>
          </table:table-cell>
          <table:table-cell table:number-columns-repeated="2"/>
          <table:table-cell office:value-type="float" office:value="2" calcext:value-type="float">
            <text:p>2</text:p>
          </table:table-cell>
          <table:table-cell office:value-type="string" calcext:value-type="string">
            <text:p>1 - 3</text:p>
          </table:table-cell>
        </table:table-row>
        <table:table-row table:style-name="ro1">
          <table:table-cell office:value-type="string" calcext:value-type="string">
            <text:p>Änderung während Iteration</text:p>
          </table:table-cell>
          <table:table-cell office:value-type="float" office:value="1" calcext:value-type="float">
            <text:p>1</text:p>
          </table:table-cell>
          <table:table-cell table:formula="of:=[.B7]*[.J7]" office:value-type="float" office:value="2" calcext:value-type="float">
            <text:p/>
          </table:table-cell>
          <table:table-cell office:value-type="float" office:value="1" calcext:value-type="float">
            <text:p>1</text:p>
          </table:table-cell>
          <table:table-cell table:formula="of:=[.D7]*[.J7]" office:value-type="float" office:value="2" calcext:value-type="float">
            <text:p/>
          </table:table-cell>
          <table:table-cell office:value-type="float" office:value="0" calcext:value-type="float">
            <text:p>0</text:p>
          </table:table-cell>
          <table:table-cell table:formula="of:=[.F7]*[.J7]" office:value-type="float" office:value="0"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office:value-type="string" calcext:value-type="string">
            <text:p>Flexibilität</text:p>
          </table:table-cell>
          <table:table-cell office:value-type="float" office:value="2" calcext:value-type="float">
            <text:p>2</text:p>
          </table:table-cell>
          <table:table-cell table:formula="of:=[.B8]*[.J8]" office:value-type="float" office:value="4" calcext:value-type="float">
            <text:p/>
          </table:table-cell>
          <table:table-cell office:value-type="float" office:value="1" calcext:value-type="float">
            <text:p>1</text:p>
          </table:table-cell>
          <table:table-cell table:formula="of:=[.D8]*[.J8]" office:value-type="float" office:value="2" calcext:value-type="float">
            <text:p/>
          </table:table-cell>
          <table:table-cell office:value-type="float" office:value="1" calcext:value-type="float">
            <text:p>1</text:p>
          </table:table-cell>
          <table:table-cell table:formula="of:=[.F8]*[.J8]"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1 - 2</text:p>
          </table:table-cell>
        </table:table-row>
        <table:table-row table:style-name="ro1">
          <table:table-cell office:value-type="string" calcext:value-type="string">
            <text:p>Projektphase</text:p>
          </table:table-cell>
          <table:table-cell office:value-type="float" office:value="1" calcext:value-type="float">
            <text:p>1</text:p>
          </table:table-cell>
          <table:table-cell table:formula="of:=[.B9]*[.J9]" office:value-type="float" office:value="2" calcext:value-type="float">
            <text:p/>
          </table:table-cell>
          <table:table-cell office:value-type="float" office:value="0" calcext:value-type="float">
            <text:p>0</text:p>
          </table:table-cell>
          <table:table-cell table:formula="of:=[.D9]*[.J9]" office:value-type="float" office:value="0" calcext:value-type="float">
            <text:p/>
          </table:table-cell>
          <table:table-cell office:value-type="float" office:value="1" calcext:value-type="float">
            <text:p>1</text:p>
          </table:table-cell>
          <table:table-cell table:formula="of:=[.F9]*[.J9]"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table:style-name="ce26" office:value-type="string" calcext:value-type="string">
            <text:p>Zwischensumme II</text:p>
          </table:table-cell>
          <table:table-cell table:style-name="ce53"/>
          <table:table-cell table:style-name="ce57" table:formula="of:=SUM([.C5:.C9])" office:value-type="float" office:value="33" calcext:value-type="float">
            <text:p/>
          </table:table-cell>
          <table:table-cell table:style-name="ce60"/>
          <table:table-cell table:style-name="ce62" table:formula="of:=SUM([.E5:.E9])" office:value-type="float" office:value="32" calcext:value-type="float">
            <text:p/>
          </table:table-cell>
          <table:table-cell table:style-name="ce60"/>
          <table:table-cell table:style-name="ce62" table:formula="of:=SUM([.G5:.G9])" office:value-type="float" office:value="28" calcext:value-type="float">
            <text:p/>
          </table:table-cell>
          <table:table-cell table:number-columns-repeated="2"/>
          <table:table-cell table:style-name="ce65"/>
          <table:table-cell/>
        </table:table-row>
        <table:table-row table:style-name="ro1">
          <table:table-cell office:value-type="string" calcext:value-type="string">
            <text:p>Mehrprojektumgebung</text:p>
          </table:table-cell>
          <table:table-cell office:value-type="float" office:value="1" calcext:value-type="float">
            <text:p>1</text:p>
          </table:table-cell>
          <table:table-cell table:formula="of:=[.B11]*[.J11]" office:value-type="float" office:value="1" calcext:value-type="float">
            <text:p/>
          </table:table-cell>
          <table:table-cell office:value-type="float" office:value="0" calcext:value-type="float">
            <text:p>0</text:p>
          </table:table-cell>
          <table:table-cell table:formula="of:=[.D11]*[.J11]" office:value-type="float" office:value="0"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0 - 1</text:p>
          </table:table-cell>
        </table:table-row>
        <table:table-row table:style-name="ro1">
          <table:table-cell office:value-type="string" calcext:value-type="string">
            <text:p>Projektgröße</text:p>
          </table:table-cell>
          <table:table-cell office:value-type="float" office:value="3" calcext:value-type="float">
            <text:p>3</text:p>
          </table:table-cell>
          <table:table-cell table:formula="of:=[.B12]*[.J12]" office:value-type="float" office:value="3" calcext:value-type="float">
            <text:p/>
          </table:table-cell>
          <table:table-cell office:value-type="float" office:value="1" calcext:value-type="float">
            <text:p>1</text:p>
          </table:table-cell>
          <table:table-cell table:formula="of:=[.D12]*[.J12]" office:value-type="float" office:value="1"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1 - 3</text:p>
          </table:table-cell>
        </table:table-row>
        <table:table-row table:style-name="ro1">
          <table:table-cell table:style-name="ce27" office:value-type="string" calcext:value-type="string">
            <text:p>Gesamt</text:p>
          </table:table-cell>
          <table:table-cell table:style-name="ce54"/>
          <table:table-cell table:style-name="ce58" table:formula="of:=SUM([.C10:.C12])" office:value-type="float" office:value="37" calcext:value-type="float">
            <text:p/>
          </table:table-cell>
          <table:table-cell table:style-name="ce61"/>
          <table:table-cell table:style-name="ce63" table:formula="of:=SUM([.E10:.E12])" office:value-type="float" office:value="33" calcext:value-type="float">
            <text:p/>
          </table:table-cell>
          <table:table-cell table:style-name="ce61"/>
          <table:table-cell table:style-name="ce63"/>
          <table:table-cell table:style-name="ce61"/>
          <table:table-cell table:style-name="ce63"/>
          <table:table-cell table:style-name="ce27"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16:02:29.49269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